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19/" manifest:media-type="application/vnd.oasis.opendocument.chart"/>
  <manifest:file-entry manifest:full-path="Object 22/" manifest:media-type="application/vnd.oasis.opendocument.chart"/>
  <manifest:file-entry manifest:full-path="Object 3/" manifest:media-type="application/vnd.oasis.opendocument.chart"/>
  <manifest:file-entry manifest:full-path="Object 16/"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18/" manifest:media-type="application/vnd.oasis.opendocument.chart"/>
  <manifest:file-entry manifest:full-path="Object 21/"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23/" manifest:media-type="application/vnd.oasis.opendocument.chart"/>
  <manifest:file-entry manifest:full-path="Object 4/" manifest:media-type="application/vnd.oasis.opendocument.chart"/>
  <manifest:file-entry manifest:full-path="Object 17/" manifest:media-type="application/vnd.oasis.opendocument.chart"/>
  <manifest:file-entry manifest:full-path="Object 20/"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office:font-face-decls>
  <office:automatic-styles>
    <style:style style:name="ce1" style:family="table-cell" style:parent-style-name="Default" style:data-style-name="N0"/>
    <style:style style:name="ce2" style:family="table-cell" style:parent-style-name="_54364__51456__32_2_32_2" style:data-style-name="N0">
      <style:table-cell-properties style:vertical-align="middle" fo:background-color="transparent"/>
    </style:style>
    <style:style style:name="ce3" style:family="table-cell" style:parent-style-name="_54364__51456__32_2_32_2" style:data-style-name="N52">
      <style:table-cell-properties style:vertical-align="middle" fo:wrap-option="wrap" fo:background-color="transparent"/>
      <style:text-properties fo:font-weight="bold" style:font-weight-asian="bold" style:font-weight-complex="bold"/>
    </style:style>
    <style:style style:name="ce4"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_54364__51456__32_2_32_2" style:data-style-name="N51">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_54364__51456__32_2_32_2" style:data-style-name="N48">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_54364__51456__32_2_32_2" style:data-style-name="N52">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_54364__51456__32_3" style:data-style-name="N0">
      <style:table-cell-properties style:vertical-align="middle" fo:background-color="transparent"/>
    </style:style>
    <style:style style:name="ce10" style:family="table-cell" style:parent-style-name="_54364__51456__32_2_32_2" style:data-style-name="N0">
      <style:table-cell-properties style:vertical-align="automatic" fo:background-color="transparent"/>
    </style:style>
    <style:style style:name="ce11" style:family="table-cell" style:parent-style-name="_54364__51456__32_2_32_2" style:data-style-name="N52">
      <style:table-cell-properties style:vertical-align="automatic" fo:background-color="transparent"/>
    </style:style>
    <style:style style:name="ce12"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3" style:family="table-cell" style:parent-style-name="_54364__51456__32_2_32_2" style:data-style-name="N51">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4" style:family="table-cell" style:parent-style-name="_54364__51456__32_2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5"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6" style:family="table-cell" style:parent-style-name="_54364__51456__32_2_32_2" style:data-style-name="N52">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7" style:family="table-cell" style:parent-style-name="_54364__51456__32_2_32_2" style:data-style-name="N0">
      <style:table-cell-properties fo:border="thin solid #000000" style:vertical-align="middle" fo:background-color="transparent"/>
      <style:text-properties fo:font-size="10pt" style:font-size-asian="10pt" style:font-size-complex="10pt"/>
    </style:style>
    <style:style style:name="ce18" style:family="table-cell" style:parent-style-name="_54364__51456__32_2" style:data-style-name="N0">
      <style:table-cell-properties style:vertical-align="middle" fo:background-color="transparent"/>
    </style:style>
    <style:style style:name="ce19" style:family="table-cell" style:parent-style-name="_54364__51456__32_2" style:data-style-name="N0">
      <style:table-cell-properties style:vertical-align="automatic" fo:background-color="transparent"/>
    </style:style>
    <style:style style:name="ce20" style:family="table-cell" style:parent-style-name="_54364__51456_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1" style:family="table-cell" style:parent-style-name="_54364__51456__32_2" style:data-style-name="N51">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2" style:family="table-cell" style:parent-style-name="_54364__51456_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3" style:family="table-cell" style:parent-style-name="_54364__51456_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4" style:family="table-cell" style:parent-style-name="_54364__51456__32_2" style:data-style-name="N0">
      <style:table-cell-properties fo:border="thin solid #000000" style:vertical-align="middle" fo:background-color="transparent"/>
      <style:text-properties fo:font-size="10pt" style:font-size-asian="10pt" style:font-size-complex="10pt"/>
    </style:style>
    <style:style style:name="ce25" style:family="table-cell" style:parent-style-name="_54364__51456__32_2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26" style:family="table-cell" style:parent-style-name="_54364__51456__32_2_32_2" style:data-style-name="N51">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7" style:family="table-cell" style:parent-style-name="_54364__51456__32_2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8"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29"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30" style:family="table-cell" style:parent-style-name="_54364__51456__32_2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31" style:family="table-cell" style:parent-style-name="_54364__51456__32_2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2" style:family="table-cell" style:parent-style-name="_54364__51456__32_2_32_2" style:data-style-name="N0">
      <style:table-cell-properties style:vertical-align="middle" fo:background-color="#FFC000"/>
    </style:style>
    <style:style style:name="ce33" style:family="table-cell" style:parent-style-name="_54364__51456__32_2_32_2" style:data-style-name="N0">
      <style:table-cell-properties style:vertical-align="automatic" fo:background-color="#FFC000"/>
    </style:style>
    <style:style style:name="ce34" style:family="table-cell" style:parent-style-name="_54364__51456__32_2_32_2" style:data-style-name="N5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5" style:family="table-cell" style:parent-style-name="_54364__51456__32_2_32_2" style:data-style-name="N51">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6" style:family="table-cell" style:parent-style-name="_54364__51456__32_2_32_2" style:data-style-name="N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7" style:family="table-cell" style:parent-style-name="_54364__51456__32_2_32_2" style:data-style-name="N48">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8" style:family="table-cell" style:parent-style-name="_54364__51456__32_2_32_2" style:data-style-name="N52">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9" style:family="table-cell" style:parent-style-name="_54364__51456__32_2_32_2" style:data-style-name="N0">
      <style:table-cell-properties fo:border="thin solid #000000" style:vertical-align="middle" fo:background-color="#FFC000"/>
      <style:text-properties fo:font-size="10pt" style:font-size-asian="10pt" style:font-size-complex="10pt"/>
    </style:style>
    <style:style style:name="ce40" style:family="table-cell" style:parent-style-name="_54364__51456_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41" style:family="table-cell" style:parent-style-name="_54364__51456_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2" style:family="table-cell" style:parent-style-name="_54364__51456__32_2" style:data-style-name="N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43"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44" style:family="table-cell" style:parent-style-name="_54364__51456_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45" style:family="table-cell" style:parent-style-name="_54364__51456_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46"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47" style:family="table-cell" style:parent-style-name="_54364__51456__32_2_32_2" style:data-style-name="N0">
      <style:table-cell-properties fo:border="thin solid #000000" style:vertical-align="middle" fo:wrap-option="wrap" fo:background-color="transparent"/>
      <style:text-properties fo:font-size="10pt" style:font-size-asian="10pt" style:font-size-complex="10pt"/>
    </style:style>
    <style:style style:name="ce48" style:family="table-cell" style:parent-style-name="_54364__51456__32_2" style:data-style-name="N51">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9" style:family="table-cell" style:parent-style-name="_54364__51456__32_2" style:data-style-name="N48">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50" style:family="table-cell" style:parent-style-name="_54364__51456__32_2_32_2" style:data-style-name="N51">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1" style:family="table-cell" style:parent-style-name="_54364__51456__32_2" style:data-style-name="N0">
      <style:table-cell-properties fo:border-top="thin solid #000000" fo:border-bottom="thin solid #000000" fo:border-left="thin solid #000000" fo:border-right="2pt solid #000000" style:vertical-align="middle" fo:wrap-option="wrap" fo:background-color="transparent"/>
      <style:text-properties fo:font-size="10pt" style:font-size-asian="10pt" style:font-size-complex="10pt"/>
    </style:style>
    <style:style style:name="ce52" style:family="table-cell" style:parent-style-name="_54364__51456_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53" style:family="table-cell" style:parent-style-name="_54364__51456_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54" style:family="table-cell" style:parent-style-name="_54364__51456__32_2" style:data-style-name="N0">
      <style:table-cell-properties fo:border="thin solid #000000" style:vertical-align="middle" fo:wrap-option="wrap" fo:background-color="transparent"/>
      <style:text-properties fo:font-size="10pt" style:font-size-asian="10pt" style:font-size-complex="10pt"/>
    </style:style>
    <style:style style:name="ce55" style:family="table-cell" style:parent-style-name="_54364__51456__32_2" style:data-style-name="N0">
      <style:table-cell-properties style:vertical-align="middle" fo:background-color="transparent"/>
      <style:text-properties fo:font-size="10pt" style:font-size-asian="10pt" style:font-size-complex="10pt"/>
    </style:style>
    <style:style style:name="ce56" style:family="table-cell" style:parent-style-name="_54364__51456__32_2" style:data-style-name="N0">
      <style:table-cell-properties style:vertical-align="middle" fo:background-color="#F2F2F2"/>
    </style:style>
    <style:style style:name="ce57" style:family="table-cell" style:parent-style-name="_54364__51456__32_2" style:data-style-name="N0">
      <style:table-cell-properties style:vertical-align="automatic" fo:background-color="#F2F2F2"/>
    </style:style>
    <style:style style:name="ce58" style:family="table-cell" style:parent-style-name="_54364__51456__32_2" style:data-style-name="N5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59" style:family="table-cell" style:parent-style-name="_54364__51456__32_2" style:data-style-name="N51">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0" style:family="table-cell" style:parent-style-name="_54364__51456__32_2" style:data-style-name="N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1" style:family="table-cell" style:parent-style-name="_54364__51456__32_2" style:data-style-name="N48">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2" style:family="table-cell" style:parent-style-name="_54364__51456__32_2_32_2" style:data-style-name="N52">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3" style:family="table-cell" style:parent-style-name="_54364__51456__32_2" style:data-style-name="N0">
      <style:table-cell-properties fo:border="thin solid #000000" style:vertical-align="middle" fo:background-color="#F2F2F2"/>
      <style:text-properties fo:font-size="10pt" style:font-size-asian="10pt" style:font-size-complex="10pt"/>
    </style:style>
    <style:style style:name="ce64" style:family="table-cell" style:parent-style-name="_54364__51456__32_3" style:data-style-name="N0">
      <style:table-cell-properties style:vertical-align="middle" fo:background-color="#F2F2F2"/>
    </style:style>
    <style:style style:name="ce65" style:family="table-cell" style:parent-style-name="_54364__51456__32_2_32_2"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66" style:family="table-cell" style:parent-style-name="_54364__51456__32_2_32_2" style:data-style-name="N0">
      <style:table-cell-properties style:vertical-align="middle" fo:background-color="transparent"/>
      <style:text-properties fo:font-size="10pt" style:font-size-asian="10pt" style:font-size-complex="10pt"/>
    </style:style>
    <style:style style:name="ce67"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68" style:family="table-cell" style:parent-style-name="_54364__51456__32_2_32_2" style:data-style-name="N0">
      <style:table-cell-properties style:vertical-align="middle" fo:wrap-option="wrap" fo:background-color="transparent"/>
      <style:text-properties fo:font-size="10pt" style:font-size-asian="10pt" style:font-size-complex="10pt"/>
    </style:style>
    <style:style style:name="ce69"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color="#222222" fo:font-size="10pt" style:font-size-asian="10pt" style:font-size-complex="10pt"/>
    </style:style>
    <style:style style:name="ce70" style:family="table-cell" style:parent-style-name="_54364__51456__32_2_32_2" style:data-style-name="N50">
      <style:table-cell-properties fo:border-top="thin solid #000000" fo:border-bottom="thin solid #000000" fo:border-left="2pt solid #000000" fo:border-right="thin solid #000000" style:vertical-align="middle" fo:background-color="#FFC000" style:repeat-content="false"/>
      <style:paragraph-properties fo:text-align="center"/>
      <style:text-properties fo:font-size="10pt" style:font-size-asian="10pt" style:font-size-complex="10pt"/>
    </style:style>
    <style:style style:name="ce71" style:family="table-cell" style:parent-style-name="_54364__51456__32_2_32_2" style:data-style-name="N51">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2" style:family="table-cell" style:parent-style-name="_54364__51456__32_2_32_2" style:data-style-name="N0">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3" style:family="table-cell" style:parent-style-name="_54364__51456__32_2_32_2" style:data-style-name="N0">
      <style:table-cell-properties fo:border-top="thin solid #000000" fo:border-bottom="thin solid #000000" fo:border-left="thin solid #000000" fo:border-right="none" style:vertical-align="middle" fo:background-color="#FFC000"/>
      <style:text-properties fo:font-size="10pt" style:font-size-asian="10pt" style:font-size-complex="10pt"/>
    </style:style>
    <style:style style:name="ce74" style:family="table-cell" style:parent-style-name="_54364__51456__32_2_32_2" style:data-style-name="N0">
      <style:table-cell-properties fo:border-top="thin solid #000000" fo:border-bottom="thin solid #000000" fo:border-left="thin solid #000000" fo:border-right="none" style:vertical-align="middle" fo:background-color="#FFC000" style:repeat-content="false"/>
      <style:paragraph-properties fo:text-align="center"/>
      <style:text-properties fo:font-size="10pt" style:font-size-asian="10pt" style:font-size-complex="10pt"/>
    </style:style>
    <style:style style:name="ce75" style:family="table-cell" style:parent-style-name="_54364__51456__32_2_32_2" style:data-style-name="N0">
      <style:table-cell-properties fo:border-top="thin solid #000000" fo:border-bottom="thin solid #000000" fo:border-left="thin solid #000000" fo:border-right="2pt solid #000000" style:vertical-align="middle" fo:background-color="#FFC000"/>
      <style:text-properties fo:font-size="10pt" style:font-size-asian="10pt" style:font-size-complex="10pt"/>
    </style:style>
    <style:style style:name="ce76" style:family="table-cell" style:parent-style-name="Default" style:data-style-name="N0">
      <style:table-cell-properties fo:background-color="#FFC000"/>
    </style:style>
    <style:style style:name="ce77" style:family="table-cell" style:parent-style-name="_54364__51456_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78"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color="#FF0000" fo:font-size="10pt" style:font-size-asian="10pt" style:font-size-complex="10pt"/>
    </style:style>
    <style:style style:name="ce79" style:family="table-cell" style:parent-style-name="_54364__51456__32_2_32_2" style:data-style-name="N0">
      <style:table-cell-properties style:vertical-align="top" fo:background-color="transparent"/>
    </style:style>
    <style:style style:name="ce80" style:family="table-cell" style:parent-style-name="_54364__51456__32_2_32_2" style:data-style-name="N0">
      <style:table-cell-properties fo:border="thin solid #000000" style:vertical-align="middle" fo:background-color="transparent"/>
      <style:text-properties fo:font-size="12pt" style:font-size-asian="12pt" style:font-size-complex="12pt"/>
    </style:style>
    <style:style style:name="ce81"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2pt" style:font-size-asian="12pt" style:font-size-complex="12pt"/>
    </style:style>
    <style:style style:name="ce82" style:family="table-cell" style:parent-style-name="Default" style:data-style-name="N50">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83" style:family="table-cell" style:parent-style-name="Default" style:data-style-name="N51">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5"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86"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87" style:family="table-cell" style:parent-style-name="Default" style:data-style-name="N0">
      <style:table-cell-properties fo:border="thin solid #000000"/>
      <style:text-properties fo:font-size="10pt" style:font-size-asian="10pt" style:font-size-complex="10pt"/>
    </style:style>
    <style:style style:name="ce88"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8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90"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91" style:family="table-cell" style:parent-style-name="_54364__51456__32_3" style:data-style-name="N0">
      <style:table-cell-properties style:vertical-align="middle" fo:background-color="#FFC000"/>
    </style:style>
    <style:style style:name="ce92" style:family="table-cell" style:parent-style-name="Default" style:data-style-name="N0">
      <style:text-properties fo:font-size="10pt" style:font-size-asian="10pt" style:font-size-complex="10pt"/>
    </style:style>
    <style:style style:name="ce93" style:family="table-cell" style:parent-style-name="_54364__51456_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94" style:family="table-cell" style:parent-style-name="_54364__51456_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95" style:family="table-cell" style:parent-style-name="_54364__51456__32_2_32_2" style:data-style-name="N0">
      <style:table-cell-properties fo:border="thin solid #000000" style:vertical-align="middle" fo:background-color="transparent"/>
    </style:style>
    <style:style style:name="ce96"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97" style:family="table-cell" style:parent-style-name="Default" style:data-style-name="N51">
      <style:table-cell-properties fo:border="thin solid #000000" style:vertical-align="middle" style:repeat-content="false"/>
      <style:paragraph-properties fo:text-align="center"/>
      <style:text-properties fo:font-size="10pt" style:font-size-asian="10pt" style:font-size-complex="10pt"/>
    </style:style>
    <style:style style:name="ce98" style:family="table-cell" style:parent-style-name="Default" style:data-style-name="N5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99" style:family="table-cell" style:parent-style-name="Default" style:data-style-name="N51">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0"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1" style:family="table-cell" style:parent-style-name="Default" style:data-style-name="N48">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2" style:family="table-cell" style:parent-style-name="Default" style:data-style-name="N49">
      <style:table-cell-properties fo:border="thin solid #000000" fo:background-color="#FFFFFF"/>
      <style:text-properties fo:font-size="10pt" style:font-size-asian="10pt" style:font-size-complex="10pt"/>
    </style:style>
    <style:style style:name="ce103" style:family="table-cell" style:parent-style-name="Default" style:data-style-name="N0">
      <style:table-cell-properties fo:border="thin solid #000000" style:vertical-align="middle" fo:wrap-option="wrap" fo:background-color="#FFFFFF"/>
      <style:text-properties fo:font-size="10pt" style:font-size-asian="10pt" style:font-size-complex="10pt"/>
    </style:style>
    <style:style style:name="ce104" style:family="table-cell" style:parent-style-name="Default" style:data-style-name="N0">
      <style:table-cell-properties fo:border="thin solid #000000" fo:background-color="#FFFFFF"/>
      <style:text-properties fo:font-size="10pt" style:font-size-asian="10pt" style:font-size-complex="10pt"/>
    </style:style>
    <style:style style:name="ce105" style:family="table-cell" style:parent-style-name="Default" style:data-style-name="N50">
      <style:table-cell-properties fo:border-top="none"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106" style:family="table-cell" style:parent-style-name="Default" style:data-style-name="N51">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07"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0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109"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style:style>
    <style:style style:name="ce110" style:family="table-cell" style:parent-style-name="Default" style:data-style-name="N0">
      <style:table-cell-properties fo:border-top="none" fo:border-bottom="thin solid #000000" fo:border-left="thin solid #000000" fo:border-right="none"/>
      <style:text-properties fo:font-size="10pt" style:font-size-asian="10pt" style:font-size-complex="10pt"/>
    </style:style>
    <style:style style:name="ce111"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112"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11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style:style>
    <style:style style:name="ce114"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style:style>
    <style:style style:name="ce115" style:family="table-cell" style:parent-style-name="_54364__51456__32_2" style:data-style-name="N0">
      <style:table-cell-properties fo:border-top="thin solid #000000" fo:border-bottom="none"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116"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117" style:family="table-cell" style:parent-style-name="Default" style:data-style-name="N50">
      <style:table-cell-properties fo:border-top="thin solid #000000" fo:border-bottom="thin solid #000000" fo:border-left="2pt solid #000000" fo:border-right="thin solid #000000" style:vertical-align="middle" fo:background-color="#FFFFFF" style:repeat-content="false"/>
      <style:paragraph-properties fo:text-align="center"/>
      <style:text-properties fo:font-size="10pt" style:font-size-asian="10pt" style:font-size-complex="10pt"/>
    </style:style>
    <style:style style:name="ce118" style:family="table-cell" style:parent-style-name="Default" style:data-style-name="N51">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19"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10pt" style:font-size-asian="10pt" style:font-size-complex="10pt"/>
    </style:style>
    <style:style style:name="ce121" style:family="table-cell" style:parent-style-name="Default" style:data-style-name="N0">
      <style:table-cell-properties fo:border-top="thin solid #000000" fo:border-bottom="thin solid #000000" fo:border-left="thin solid #000000" fo:border-right="none" fo:background-color="#FFFFFF"/>
      <style:text-properties fo:font-size="10pt" style:font-size-asian="10pt" style:font-size-complex="10pt"/>
    </style:style>
    <style:style style:name="ce122"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0pt" style:font-size-asian="10pt" style:font-size-complex="10pt"/>
    </style:style>
    <style:style style:name="ce123" style:family="table-cell" style:parent-style-name="Default" style:data-style-name="N0">
      <style:table-cell-properties fo:border-top="thin solid #000000" fo:border-bottom="thin solid #000000" fo:border-left="thin solid #000000" fo:border-right="2pt solid #000000" fo:background-color="#FFFFFF"/>
      <style:text-properties fo:font-size="10pt" style:font-size-asian="10pt" style:font-size-complex="10pt"/>
    </style:style>
    <style:style style:name="ce124" style:family="table-cell" style:parent-style-name="_54364__51456__32_2_32_2" style:data-style-name="N0">
      <style:table-cell-properties fo:border="thin solid #000000" style:vertical-align="middle" fo:background-color="transparent"/>
      <style:text-properties fo:color="#222222" fo:font-size="10pt" style:font-size-asian="10pt" style:font-size-complex="10pt"/>
    </style:style>
    <style:style style:name="ce125"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color="#222222"/>
    </style:style>
    <style:style style:name="ce126" style:family="table-cell" style:parent-style-name="_54364__51456__32_2" style:data-style-name="N0">
      <style:table-cell-properties style:vertical-align="automatic" fo:background-color="#FFC000"/>
    </style:style>
    <style:style style:name="ce127"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FFC000"/>
      <style:text-properties fo:font-size="10pt" style:font-size-asian="10pt" style:font-size-complex="10pt"/>
    </style:style>
    <style:style style:name="ce128" style:family="table-cell" style:parent-style-name="_54616__51060__54140__47553__53356_" style:data-style-name="N0">
      <style:table-cell-properties fo:border-top="thin solid #000000" fo:border-bottom="thin solid #000000" fo:border-left="thin solid #000000" fo:border-right="none" fo:background-color="#FFC000"/>
      <style:text-properties fo:color="#000000" style:text-underline-style="solid" style:text-underline-type="single"/>
    </style:style>
    <style:style style:name="ce129" style:family="table-cell" style:parent-style-name="_54364__51456__32_2_32_2" style:data-style-name="N48">
      <style:table-cell-properties style:vertical-align="automatic" fo:background-color="transparent"/>
    </style:style>
    <style:style style:name="ce130" style:family="table-cell" style:parent-style-name="_54364__51456__32_2_32_2" style:data-style-name="N52">
      <style:table-cell-properties style:vertical-align="automatic" fo:background-color="#FFC000"/>
    </style:style>
    <style:style style:name="ce131" style:family="table-cell" style:parent-style-name="_54364__51456__32_2_32_2" style:data-style-name="N52">
      <style:table-cell-properties style:vertical-align="automatic" fo:background-color="#F2F2F2"/>
    </style:style>
    <style:style style:name="ce132" style:family="table-cell" style:parent-style-name="Default" style:data-style-name="N0">
      <style:table-cell-properties fo:border="thin solid #999999"/>
    </style:style>
    <style:style style:name="ce133" style:family="table-cell" style:parent-style-name="Default" style:data-style-name="N0">
      <style:table-cell-properties fo:border-top="thin solid #999999" fo:border-bottom="none" fo:border-left="thin solid #999999" fo:border-right="none"/>
    </style:style>
    <style:style style:name="ce134" style:family="table-cell" style:parent-style-name="Default" style:data-style-name="N0">
      <style:table-cell-properties fo:border-top="thin solid #999999" fo:border-bottom="none" fo:border-left="thin solid #999999" fo:border-right="thin solid #999999"/>
    </style:style>
    <style:style style:name="ce135" style:family="table-cell" style:parent-style-name="Default" style:data-style-name="N0">
      <style:table-cell-properties fo:border-top="thin solid #FFFFFF" fo:border-bottom="none" fo:border-left="thin solid #999999" fo:border-right="none"/>
    </style:style>
    <style:style style:name="ce136" style:family="table-cell" style:parent-style-name="Default" style:data-style-name="N0">
      <style:table-cell-properties fo:border-top="thin solid #FFFFFF" fo:border-bottom="none" fo:border-left="thin solid #999999" fo:border-right="thin solid #999999"/>
    </style:style>
    <style:style style:name="ce137" style:family="table-cell" style:parent-style-name="Default" style:data-style-name="N0">
      <style:table-cell-properties fo:border-top="thin solid #999999" fo:border-bottom="thin solid #999999" fo:border-left="thin solid #999999" fo:border-right="none"/>
    </style:style>
    <style:style style:name="ce138" style:family="table-cell" style:parent-style-name="Default" style:data-style-name="N0">
      <style:table-cell-properties fo:border-top="thin solid #999999" fo:border-bottom="none" fo:border-left="thin solid #FFFFFF" fo:border-right="none"/>
    </style:style>
    <style:style style:name="ce139" style:family="table-cell" style:parent-style-name="Default" style:data-style-name="N0">
      <style:table-cell-properties fo:border-top="thin solid #999999" fo:border-bottom="none" fo:border-left="thin solid #FFFFFF" fo:border-right="thin solid #999999"/>
    </style:style>
    <style:style style:name="ce140" style:family="table-cell" style:parent-style-name="Default" style:data-style-name="N0">
      <style:table-cell-properties fo:border-top="thin solid #999999" fo:border-bottom="none" fo:border-left="none" fo:border-right="none"/>
    </style:style>
    <style:style style:name="ce141" style:family="table-cell" style:parent-style-name="Default" style:data-style-name="N0">
      <style:table-cell-properties fo:border-top="thin solid #FFFFFF" fo:border-bottom="none" fo:border-left="none" fo:border-right="none"/>
    </style:style>
    <style:style style:name="ce142" style:family="table-cell" style:parent-style-name="Default" style:data-style-name="N0">
      <style:table-cell-properties fo:border-top="thin solid #999999" fo:border-bottom="thin solid #999999" fo:border-left="none" fo:border-right="none"/>
    </style:style>
    <style:style style:name="ce143" style:family="table-cell" style:parent-style-name="Default" style:data-style-name="N0">
      <style:table-cell-properties fo:border="thin solid #000000"/>
    </style:style>
    <style:style style:name="ce144" style:family="table-cell" style:parent-style-name="Default" style:data-style-name="N0">
      <style:table-cell-properties fo:border="thin solid #000000" style:vertical-align="middle" style:repeat-content="false"/>
      <style:paragraph-properties fo:text-align="center"/>
    </style:style>
    <style:style style:name="ce145" style:family="table-cell" style:parent-style-name="Default" style:data-style-name="N53">
      <style:table-cell-properties fo:border="thin solid #000000"/>
    </style:style>
    <style:style style:name="ce146" style:family="table-cell" style:parent-style-name="Default" style:data-style-name="N0">
      <style:table-cell-properties fo:border="thin solid #999999" style:vertical-align="middle" style:repeat-content="false"/>
      <style:paragraph-properties fo:text-align="start" fo:margin-left="0cm"/>
    </style:style>
    <style:style style:name="ce147" style:family="table-cell" style:parent-style-name="Default" style:data-style-name="N0">
      <style:table-cell-properties fo:border-top="thin solid #FFFFFF" fo:border-bottom="none" fo:border-left="thin solid #FFFFFF" fo:border-right="none"/>
    </style:style>
    <style:style style:name="ce148" style:family="table-cell" style:parent-style-name="Default" style:data-style-name="N0">
      <style:table-cell-properties fo:border-top="thin solid #999999" fo:border-bottom="thin solid #999999" fo:border-left="thin solid #FFFFFF" fo:border-right="non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05cm"/>
    </style:style>
    <style:style style:name="co2" style:family="table-column">
      <style:table-column-properties fo:break-before="auto" style:column-width="2.77283333333333cm"/>
    </style:style>
    <style:style style:name="co3" style:family="table-column">
      <style:table-column-properties fo:break-before="auto" style:column-width="1.94733333333333cm"/>
    </style:style>
    <style:style style:name="co4" style:family="table-column">
      <style:table-column-properties fo:break-before="auto" style:column-width="2.30716666666667cm"/>
    </style:style>
    <style:style style:name="co5" style:family="table-column">
      <style:table-column-properties fo:break-before="auto" style:column-width="7.02733333333333cm"/>
    </style:style>
    <style:style style:name="co6" style:family="table-column">
      <style:table-column-properties fo:break-before="auto" style:column-width="5.6515cm"/>
    </style:style>
    <style:style style:name="co7" style:family="table-column">
      <style:table-column-properties fo:break-before="auto" style:column-width="4.46616666666667cm"/>
    </style:style>
    <style:style style:name="co8" style:family="table-column">
      <style:table-column-properties fo:break-before="auto" style:column-width="3.83116666666667cm"/>
    </style:style>
    <style:style style:name="co9" style:family="table-column">
      <style:table-column-properties fo:break-before="auto" style:column-width="23.4103333333333cm" style:use-optimal-column-width="true"/>
    </style:style>
    <style:style style:name="co10" style:family="table-column">
      <style:table-column-properties fo:break-before="auto" style:column-width="21.9921666666667cm" style:use-optimal-column-width="true"/>
    </style:style>
    <style:style style:name="co11" style:family="table-column">
      <style:table-column-properties fo:break-before="auto" style:column-width="3.19616666666667cm" style:use-optimal-column-width="true"/>
    </style:style>
    <style:style style:name="co12" style:family="table-column">
      <style:table-column-properties fo:break-before="auto" style:column-width="2.68816666666667cm"/>
    </style:style>
    <style:style style:name="co13" style:family="table-column">
      <style:table-column-properties fo:break-before="auto" style:column-width="3.21733333333333cm"/>
    </style:style>
    <style:style style:name="co14" style:family="table-column">
      <style:table-column-properties fo:break-before="auto" style:column-width="36.3855cm" style:use-optimal-column-width="true"/>
    </style:style>
    <style:style style:name="co15" style:family="table-column">
      <style:table-column-properties fo:break-before="auto" style:column-width="19.7273333333333cm"/>
    </style:style>
    <style:style style:name="co16" style:family="table-column">
      <style:table-column-properties fo:break-before="auto" style:column-width="0.5715cm" style:use-optimal-column-width="true"/>
    </style:style>
    <style:style style:name="co17" style:family="table-column">
      <style:table-column-properties fo:break-before="auto" style:column-width="3.15383333333333cm"/>
    </style:style>
    <style:style style:name="co18" style:family="table-column">
      <style:table-column-properties fo:break-before="auto" style:column-width="2.45533333333333cm"/>
    </style:style>
    <style:style style:name="co19" style:family="table-column">
      <style:table-column-properties fo:break-before="auto" style:column-width="1.50283333333333cm"/>
    </style:style>
    <style:style style:name="co20" style:family="table-column">
      <style:table-column-properties fo:break-before="auto" style:column-width="7.53533333333333cm"/>
    </style:style>
    <style:style style:name="co21" style:family="table-column">
      <style:table-column-properties fo:break-before="auto" style:column-width="8.5725cm"/>
    </style:style>
    <style:style style:name="co22" style:family="table-column">
      <style:table-column-properties fo:break-before="auto" style:column-width="4.16983333333333cm"/>
    </style:style>
    <style:style style:name="co23" style:family="table-column">
      <style:table-column-properties fo:break-before="auto" style:column-width="0.8255cm"/>
    </style:style>
    <style:style style:name="co24" style:family="table-column">
      <style:table-column-properties fo:break-before="auto" style:column-width="3.15383333333333cm" style:use-optimal-column-width="true"/>
    </style:style>
    <style:style style:name="co25" style:family="table-column">
      <style:table-column-properties fo:break-before="auto" style:column-width="7.53533333333333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4.16983333333333cm" style:use-optimal-column-width="true"/>
    </style:style>
    <style:style style:name="co28" style:family="table-column">
      <style:table-column-properties fo:break-before="auto" style:column-width="1.524cm" style:use-optimal-column-width="true"/>
    </style:style>
    <style:style style:name="co29" style:family="table-column">
      <style:table-column-properties fo:break-before="auto" style:column-width="1.24883333333333cm"/>
    </style:style>
    <style:style style:name="co30" style:family="table-column">
      <style:table-column-properties fo:break-before="auto" style:column-width="2.96333333333333cm" style:use-optimal-column-width="true"/>
    </style:style>
    <style:style style:name="co31" style:family="table-column">
      <style:table-column-properties fo:break-before="auto" style:column-width="3.21733333333333cm" style:use-optimal-column-width="true"/>
    </style:style>
    <style:style style:name="co32" style:family="table-column">
      <style:table-column-properties fo:break-before="auto" style:column-width="1.92616666666667cm"/>
    </style:style>
    <style:style style:name="co33" style:family="table-column">
      <style:table-column-properties fo:break-before="auto" style:column-width="1.29116666666667cm"/>
    </style:style>
    <style:style style:name="co34" style:family="table-column">
      <style:table-column-properties fo:break-before="auto" style:column-width="0.931333333333333cm"/>
    </style:style>
    <style:style style:name="co35" style:family="table-column">
      <style:table-column-properties fo:break-before="auto" style:column-width="2.45533333333333cm" style:use-optimal-column-width="true"/>
    </style:style>
    <style:style style:name="co36" style:family="table-column">
      <style:table-column-properties fo:break-before="auto" style:column-width="1.143cm"/>
    </style:style>
    <style:style style:name="co37" style:family="table-column">
      <style:table-column-properties fo:break-before="auto" style:column-width="1.31233333333333cm"/>
    </style:style>
    <style:style style:name="co38" style:family="table-column">
      <style:table-column-properties fo:break-before="auto" style:column-width="1.8415cm"/>
    </style:style>
    <style:style style:name="co39" style:family="table-column">
      <style:table-column-properties fo:break-before="auto" style:column-width="1.27cm"/>
    </style:style>
    <style:style style:name="co40" style:family="table-column">
      <style:table-column-properties fo:break-before="auto" style:column-width="1.94733333333333cm" style:use-optimal-column-width="true"/>
    </style:style>
    <style:style style:name="co41" style:family="table-column">
      <style:table-column-properties fo:break-before="auto" style:column-width="1.56633333333333cm" style:use-optimal-column-width="true"/>
    </style:style>
    <style:style style:name="co42" style:family="table-column">
      <style:table-column-properties fo:break-before="auto" style:column-width="2.30716666666667cm" style:use-optimal-column-width="true"/>
    </style:style>
    <style:style style:name="co43" style:family="table-column">
      <style:table-column-properties fo:break-before="auto" style:column-width="3.57716666666667cm" style:use-optimal-column-width="true"/>
    </style:style>
    <style:style style:name="co44" style:family="table-column">
      <style:table-column-properties fo:break-before="auto" style:column-width="12.4248333333333cm" style:use-optimal-column-width="true"/>
    </style:style>
    <style:style style:name="co45" style:family="table-column">
      <style:table-column-properties fo:break-before="auto" style:column-width="2.4765cm" style:use-optimal-column-width="true"/>
    </style:style>
    <style:style style:name="co46" style:family="table-column">
      <style:table-column-properties fo:break-before="auto" style:column-width="2.68816666666667cm" style:use-optimal-column-width="true"/>
    </style:style>
    <style:style style:name="co47" style:family="table-column">
      <style:table-column-properties fo:break-before="auto" style:column-width="1.82033333333333cm" style:use-optimal-column-width="true"/>
    </style:style>
    <style:style style:name="co48" style:family="table-column">
      <style:table-column-properties fo:break-before="auto" style:column-width="3.95816666666667cm" style:use-optimal-column-width="true"/>
    </style:style>
    <style:style style:name="co49" style:family="table-column">
      <style:table-column-properties fo:break-before="auto" style:column-width="5.79966666666667cm" style:use-optimal-column-width="true"/>
    </style:style>
    <style:style style:name="co50" style:family="table-column">
      <style:table-column-properties fo:break-before="auto" style:column-width="25.1036666666667cm" style:use-optimal-column-width="true"/>
    </style:style>
    <style:style style:name="co51" style:family="table-column">
      <style:table-column-properties fo:break-before="auto" style:column-width="6.07483333333333cm" style:use-optimal-column-width="true"/>
    </style:style>
    <style:style style:name="co52" style:family="table-column">
      <style:table-column-properties fo:break-before="auto" style:column-width="2.56116666666667cm" style:use-optimal-column-width="true"/>
    </style:style>
    <style:style style:name="co53" style:family="table-column">
      <style:table-column-properties fo:break-before="auto" style:column-width="3.72533333333333cm" style:use-optimal-column-width="true"/>
    </style:style>
    <style:style style:name="co54" style:family="table-column">
      <style:table-column-properties fo:break-before="auto" style:column-width="4.2545cm" style:use-optimal-column-width="true"/>
    </style:style>
    <style:style style:name="co55" style:family="table-column">
      <style:table-column-properties fo:break-before="auto" style:column-width="4.46616666666667cm" style:use-optimal-column-width="true"/>
    </style:style>
    <style:style style:name="co56" style:family="table-column">
      <style:table-column-properties fo:break-before="auto" style:column-width="21.2936666666667cm" style:use-optimal-column-width="true"/>
    </style:style>
    <style:style style:name="co57" style:family="table-column">
      <style:table-column-properties fo:break-before="auto" style:column-width="36.957cm" style:use-optimal-column-width="true"/>
    </style:style>
    <style:style style:name="co58" style:family="table-column">
      <style:table-column-properties fo:break-before="auto" style:column-width="3.09033333333333cm" style:use-optimal-column-width="true"/>
    </style:style>
    <style:style style:name="co59" style:family="table-column">
      <style:table-column-properties fo:break-before="auto" style:column-width="11.9591666666667cm" style:use-optimal-column-width="true"/>
    </style:style>
    <style:style style:name="ro1" style:family="table-row">
      <style:table-row-properties style:row-height="31.2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17.4pt" style:use-optimal-row-height="true" fo:break-before="auto"/>
    </style:style>
    <style:style style:name="ro8" style:family="table-row">
      <style:table-row-properties style:row-height="5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ta4" style:family="table" style:master-page-name="">
      <style:table-properties table:display="fals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29">
      <style:graphic-properties draw:stroke="solid" svg:stroke-color="#000000" draw:auto-grow-width="false" draw:auto-grow-height="fals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acacacacac)" table:base-cell-address="6월집계.I5">
          <table:help-message table:display="true"/>
          <table:error-message table:display="true"/>
        </table:content-validation>
        <table:content-validation table:name="val2" table:condition="of:cell-content-is-in-list($$당직자)" table:base-cell-address="6월집계.I2">
          <table:help-message table:display="true"/>
          <table:error-message table:display="true"/>
        </table:content-validation>
        <table:content-validation table:name="val3" table:condition="of:cell-content-is-in-list($$컨택여부)" table:base-cell-address="6월집계.T2">
          <table:help-message table:display="true"/>
          <table:error-message table:display="true"/>
        </table:content-validation>
        <table:content-validation table:name="val4" table:condition="of:cell-content-is-in-list($$acacacacac)" table:base-cell-address="incidenthandling.I6">
          <table:help-message table:display="true"/>
          <table:error-message table:display="true"/>
        </table:content-validation>
        <table:content-validation table:name="val5" table:condition="of:cell-content-is-in-list($$당직자)" table:base-cell-address="incidenthandling.I3">
          <table:help-message table:display="true"/>
          <table:error-message table:display="true"/>
        </table:content-validation>
        <table:content-validation table:name="val6" table:condition="of:cell-content-is-in-list($$컨택여부)" table:base-cell-address="incidenthandling.T3">
          <table:help-message table:display="true"/>
          <table:error-message table:display="true"/>
        </table:content-validation>
        <table:content-validation table:name="val7" table:condition="of:cell-content-is-in-list($$컨택여부)" table:base-cell-address="2022년_5월.T3">
          <table:help-message table:display="true"/>
          <table:error-message table:display="true"/>
        </table:content-validation>
        <table:content-validation table:name="val8" table:condition="of:cell-content-is-in-list($$당직자)" table:base-cell-address="2022년_5월.I3">
          <table:help-message table:display="true"/>
          <table:error-message table:display="true"/>
        </table:content-validation>
        <table:content-validation table:name="val9" table:condition="of:cell-content-is-in-list($$acacacacac)" table:base-cell-address="2022년_5월.I6">
          <table:help-message table:display="true"/>
          <table:error-message table:display="true"/>
        </table:content-validation>
        <table:content-validation table:name="val10" table:condition="of:cell-content-is-in-list($$컨택여부)" table:base-cell-address="2022년_6월.T3">
          <table:help-message table:display="true"/>
          <table:error-message table:display="true"/>
        </table:content-validation>
        <table:content-validation table:name="val11" table:condition="of:cell-content-is-in-list($$당직자)" table:base-cell-address="2022년_6월.I3">
          <table:help-message table:display="true"/>
          <table:error-message table:display="true"/>
        </table:content-validation>
        <table:content-validation table:name="val12" table:condition="of:cell-content-is-in-list($$acacacacac)" table:base-cell-address="2022년_6월.I62">
          <table:help-message table:display="true"/>
          <table:error-message table:display="true"/>
        </table:content-validation>
      </table:content-validations>
      <table:table table:name="6월집계"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29"/>
        <table:table-column table:style-name="co7" table:default-cell-style-name="ce11" table:visibility="collapse"/>
        <table:table-column table:style-name="co8" table:default-cell-style-name="ce10" table:visibility="collapse"/>
        <table:table-column table:style-name="co7" table:default-cell-style-name="ce129" table:visibility="collapse"/>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 table:number-columns-repeated="16362" table:default-cell-style-name="ce10"/>
        <table:table-row table:style-name="ro1">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시간</text:p>
          </table:table-cell>
          <table:table-cell office:value-type="string" table:style-name="ce4">
            <text:p>날짜</text:p>
          </table:table-cell>
          <table:table-cell office:value-type="string" table:style-name="ce5">
            <text:p>KST</text:p>
          </table:table-cell>
          <table:table-cell office:value-type="string" table:style-name="ce6">
            <office:annotation office:display="true" draw:style-name="a0" svg:x="7.375in" svg:y="0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able:table-cell>
          <table:table-cell office:value-type="string" table:style-name="ce6">
            <office:annotation office:display="true" draw:style-name="a1" svg:x="10.125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_L1</text:p>
          </table:table-cell>
          <table:table-cell office:value-type="string" table:style-name="ce6">
            <office:annotation office:display="true" draw:style-name="a2" svg:x="12.375in" svg:y="0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_L2</text:p>
          </table:table-cell>
          <table:table-cell office:value-type="string" table:style-name="ce7">
            <text:p>발생인지시간</text:p>
          </table:table-cell>
          <table:table-cell office:value-type="string" table:style-name="ce7">
            <text:p>장애전파시간</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이벤트</text:p>
          </table:table-cell>
          <table:table-cell office:value-type="string" table:style-name="ce6">
            <text:p>조치내용</text:p>
          </table:table-cell>
          <table:table-cell office:value-type="string" table:style-name="ce6">
            <text:p>JIRA_Ticket_No</text:p>
          </table:table-cell>
          <table:table-cell office:value-type="string" table:style-name="ce6">
            <text:p>해결여부</text:p>
          </table:table-cell>
          <table:table-cell office:value-type="string" table:style-name="ce6">
            <text:p>3선컨택여부</text:p>
          </table:table-cell>
          <table:table-cell office:value-type="string" table:style-name="ce6">
            <text:p>기타</text:p>
          </table:table-cell>
          <table:table-cell office:value-type="string" table:style-name="ce9">
            <text:p>주간</text:p>
          </table:table-cell>
          <table:table-cell office:value-type="string" table:style-name="ce9">
            <text:p>월간</text:p>
          </table:table-cell>
          <table:table-cell office:value-type="string" table:style-name="ce9">
            <text:p>연간</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quot;진행중&quot;;&quot;완료&quot;)" table:style-name="ce10">
            <text:p>완료</text:p>
          </table:table-cell>
          <table:table-cell office:value-type="time" office:time-value="PT0H5M0S"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2]-[.L2]"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M0S"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3]-[.L3]"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3" table:style-name="ce14">
            <text:p>O</text:p>
          </table:table-cell>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4]);&quot;진행중&quot;;&quot;완료&quot;)" table:style-name="ce19">
            <text:p>완료</text:p>
          </table:table-cell>
          <table:table-cell office:value-type="time" office:time-value="PT0H7M0S" table:style-name="ce11">
            <text:p>0:07:00</text:p>
          </table:table-cell>
          <table:table-cell office:value-type="string" table:style-name="ce20">
            <text:p>2022.05.17</text:p>
          </table:table-cell>
          <table:table-cell office:value-type="string" table:style-name="ce21">
            <text:p>08~15</text:p>
          </table:table-cell>
          <table:table-cell office:value-type="string" table:content-validation-name="val2" table:style-name="ce22">
            <text:p>이후승</text:p>
          </table:table-cell>
          <table:table-cell table:content-validation-name="val2"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4]-[.L4]"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3" table:style-name="ce22">
            <text:p>O</text:p>
          </table:table-cell>
          <table:table-cell office:value-type="string" table:content-validation-name="val3"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1M0S" table:style-name="ce11">
            <text:p>0:01:00</text:p>
          </table:table-cell>
          <table:table-cell office:value-type="string" table:style-name="ce20">
            <text:p>2022.05.17</text:p>
          </table:table-cell>
          <table:table-cell office:value-type="string" table:style-name="ce21">
            <text:p>08~15</text:p>
          </table:table-cell>
          <table:table-cell office:value-type="string" table:content-validation-name="val1"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5]-[.L5]"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3" table:style-name="ce22">
            <text:p>O</text:p>
          </table:table-cell>
          <table:table-cell office:value-type="string" table:content-validation-name="val3"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1H55M0S"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6]-[.L6]"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6M0S"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2"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7]-[.L7]"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8]-[.L8]"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7M0S"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0]-[.L10]"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3" table:style-name="ce29"/>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25H9M0S"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1]-[.L11]"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3" table:style-name="ce14">
            <text:p>O</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style-name="ce11">
            <text:p>2:26:00</text:p>
          </table:table-cell>
          <table:table-cell office:value-type="string" table:style-name="ce34">
            <text:p>2022.05.13</text:p>
          </table:table-cell>
          <table:table-cell office:value-type="string" table:style-name="ce35">
            <text:p>21~9</text:p>
          </table:table-cell>
          <table:table-cell office:value-type="string" table:content-validation-name="val2"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2]-[.L12]"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3" table:style-name="ce36">
            <text:p>X</text:p>
          </table:table-cell>
          <table:table-cell office:value-type="string" table:content-validation-name="val3" table:style-name="ce36">
            <text:p>X</text:p>
          </table:table-cell>
          <table:table-cell table:style-name="ce39"/>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quot;진행중&quot;;&quot;완료&quot;)" table:style-name="ce19">
            <text:p>완료</text:p>
          </table:table-cell>
          <table:table-cell office:value-type="time" office:time-value="PT0H18M0S"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2"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3]-[.L13]"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3" table:style-name="ce22"/>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4]);&quot;진행중&quot;;&quot;완료&quot;)" table:style-name="ce19">
            <text:p>완료</text:p>
          </table:table-cell>
          <table:table-cell office:value-type="time" office:time-value="PT0H3M0S"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4]-[.L14]"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3" table:style-name="ce22">
            <text:p>O</text:p>
          </table:table-cell>
          <table:table-cell office:value-type="string" table:content-validation-name="val3"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style-name="ce11">
            <text:p>2:00:00</text:p>
          </table:table-cell>
          <table:table-cell office:value-type="string" table:style-name="ce34">
            <text:p>2022.05.19</text:p>
          </table:table-cell>
          <table:table-cell office:value-type="string" table:style-name="ce35">
            <text:p>21~09</text:p>
          </table:table-cell>
          <table:table-cell office:value-type="string" table:content-validation-name="val2"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5]-[.L15]"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3" table:style-name="ce36">
            <text:p>X</text:p>
          </table:table-cell>
          <table:table-cell table:content-validation-name="val3" table:style-name="ce36"/>
          <table:table-cell table:style-name="ce39"/>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6]);&quot;진행중&quot;;&quot;완료&quot;)" table:style-name="ce19">
            <text:p>완료</text:p>
          </table:table-cell>
          <table:table-cell office:value-type="time" office:time-value="PT0H5M0S"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6]-[.L16]"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1H3M0S"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0]-[.L20]"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46M0S"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1]-[.L21]"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3" table:style-name="ce29">
            <text:p>x</text:p>
          </table:table-cell>
          <table:table-cell table:content-validation-name="val3" table:style-name="ce29"/>
          <table:table-cell office:value-type="string" table:style-name="ce30">
            <text:p>인프라(FW,A10)문제는 아니며 AWS 및 어플리케이션 문제로 확인</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2]-[.L22]"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3" table:style-name="ce29">
            <text:p>X</text:p>
          </table:table-cell>
          <table:table-cell office:value-type="string" table:content-validation-name="val3"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3]-[.L23]"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4]);&quot;진행중&quot;;&quot;완료&quot;)"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4]-[.L24]"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5]-[.L25]"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28"/>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style-name="ce11">
            <text:p>0:27:00</text:p>
          </table:table-cell>
          <table:table-cell office:value-type="string" table:style-name="ce40">
            <text:p>2022.05.17</text:p>
          </table:table-cell>
          <table:table-cell office:value-type="string" table:style-name="ce48">
            <text:p>08~15</text:p>
          </table:table-cell>
          <table:table-cell office:value-type="string" table:content-validation-name="val2"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6]-[.L26]"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3" table:style-name="ce44">
            <text:p>X</text:p>
          </table:table-cell>
          <table:table-cell office:value-type="string" table:content-validation-name="val3" table:style-name="ce44">
            <text:p>O</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7]);&quot;진행중&quot;;&quot;완료&quot;)" table:style-name="ce10">
            <text:p>완료</text:p>
          </table:table-cell>
          <table:table-cell office:value-type="time" office:time-value="PT0H11M0S"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content-validation-name="val2"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7]-[.L27]"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3" table:style-name="ce14">
            <text:p>O</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8M0S" table:style-name="ce11">
            <text:p>0:08:00</text:p>
          </table:table-cell>
          <table:table-cell office:value-type="string" table:style-name="ce40">
            <text:p>2022.05.17</text:p>
          </table:table-cell>
          <table:table-cell office:value-type="string" table:style-name="ce13">
            <text:p>08~15</text:p>
          </table:table-cell>
          <table:table-cell office:value-type="string" table:content-validation-name="val2"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8]-[.L28]"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3" table:style-name="ce14">
            <text:p>O</text:p>
          </table:table-cell>
          <table:table-cell office:value-type="string" table:content-validation-name="val3" table:style-name="ce14">
            <text:p>O</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1H35M0S"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2"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29]-[.L29]"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3" table:style-name="ce14">
            <text:p>O</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3M0S"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2"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0]-[.L30]"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3" table:style-name="ce14">
            <text:p>X</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1M0S"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1]-[.L31]"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3" table:style-name="ce14">
            <text:p>O</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25M0S"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content-validation-name="val2"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2]-[.L32]"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3" table:style-name="ce14">
            <text:p>O</text:p>
          </table:table-cell>
          <table:table-cell office:value-type="string" table:content-validation-name="val3"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3]-[.L33]"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2"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7]);&quot;진행중&quot;;&quot;완료&quot;)" table:style-name="ce19">
            <text:p>완료</text:p>
          </table:table-cell>
          <table:table-cell office:value-type="time" office:time-value="PT0H8M0S"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2"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7]-[.L37]"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3" table:style-name="ce44">
            <text:p>X</text:p>
          </table:table-cell>
          <table:table-cell office:value-type="string" table:content-validation-name="val3"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8]-[.L38]"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9]);&quot;진행중&quot;;&quot;완료&quot;)" table:style-name="ce10">
            <text:p>완료</text:p>
          </table:table-cell>
          <table:table-cell office:value-type="time" office:time-value="PT0H0M0S"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39]-[.L39]"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10M0S"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0]-[.L40]"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1]-[.L41]"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2]-[.L42]"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3" table:style-name="ce29">
            <text:p>O</text:p>
          </table:table-cell>
          <table:table-cell table:content-validation-name="val3" table:style-name="ce29"/>
          <table:table-cell office:value-type="string" table:style-name="ce30">
            <text:p>There were 17 containers, all are up and running</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3]);&quot;진행중&quot;;&quot;완료&quot;)" table:style-name="ce19">
            <text:p>완료</text:p>
          </table:table-cell>
          <table:table-cell office:value-type="time" office:time-value="PT0H2M0S" table:style-name="ce11">
            <text:p>0:02:00</text:p>
          </table:table-cell>
          <table:table-cell office:value-type="string" table:style-name="ce40">
            <text:p>2022.05.16</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3]-[.L43]"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4]);&quot;진행중&quot;;&quot;완료&quot;)" table:style-name="ce19">
            <text:p>완료</text:p>
          </table:table-cell>
          <table:table-cell office:value-type="time" office:time-value="PT0H1M0S" table:style-name="ce11">
            <text:p>0:01:00</text:p>
          </table:table-cell>
          <table:table-cell office:value-type="string" table:style-name="ce40">
            <text:p>2022.05.17</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4]-[.L44]"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3" table:style-name="ce44">
            <text:p>X</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2"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5]-[.L45]"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3" table:style-name="ce44">
            <text:p>X</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6]);&quot;진행중&quot;;&quot;완료&quot;)" table:style-name="ce19">
            <text:p>완료</text:p>
          </table:table-cell>
          <table:table-cell office:value-type="time" office:time-value="PT0H9M0S"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2"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6]-[.L46]"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3" table:style-name="ce22">
            <text:p>O</text:p>
          </table:table-cell>
          <table:table-cell office:value-type="string" table:content-validation-name="val3"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1M0S"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2"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7]-[.L47]"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8M0S"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8]-[.L48]"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9]);&quot;진행중&quot;;&quot;완료&quot;)" table:style-name="ce19">
            <text:p>완료</text:p>
          </table:table-cell>
          <table:table-cell office:value-type="time" office:time-value="PT0H3M0S"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2"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49]-[.L49]"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2"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0]-[.L50]"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2"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1]-[.L51]"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3" table:style-name="ce22">
            <text:p>O</text:p>
          </table:table-cell>
          <table:table-cell office:value-type="string" table:content-validation-name="val3"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3]-[.L53]"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4]);&quot;진행중&quot;;&quot;완료&quot;)" table:style-name="ce19">
            <text:p>완료</text:p>
          </table:table-cell>
          <table:table-cell office:value-type="time" office:time-value="PT0H10M0S"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4]-[.L54]"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5]);&quot;진행중&quot;;&quot;완료&quot;)" table:style-name="ce10">
            <text:p>완료</text:p>
          </table:table-cell>
          <table:table-cell office:value-type="time" office:time-value="PT0H1M0S"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2"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5]-[.L55]"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3" table:style-name="ce14">
            <text:p>O</text:p>
          </table:table-cell>
          <table:table-cell office:value-type="string" table:content-validation-name="val3" table:style-name="ce14">
            <text:p>O</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6]);&quot;진행중&quot;;&quot;완료&quot;)" table:style-name="ce19">
            <text:p>완료</text:p>
          </table:table-cell>
          <table:table-cell office:value-type="time" office:time-value="PT24H37M0S"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2"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6]-[.L56]"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3" table:style-name="ce22">
            <text:p>O</text:p>
          </table:table-cell>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4M0S"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1"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7]-[.L57]"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3" table:style-name="ce22">
            <text:p>O</text:p>
          </table:table-cell>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0H1M0S"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8]-[.L58]"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3" table:style-name="ce22">
            <text:p>O</text:p>
          </table:table-cell>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3"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5M0S"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59]-[.L59]"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3" table:style-name="ce22">
            <text:p>O</text:p>
          </table:table-cell>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0]);&quot;진행중&quot;;&quot;완료&quot;)" table:style-name="ce57">
            <text:p>완료</text:p>
          </table:table-cell>
          <table:table-cell office:value-type="time" office:time-value="PT24H8M0S" table:style-name="ce11">
            <text:p>0:08:00</text:p>
          </table:table-cell>
          <table:table-cell office:value-type="string" table:style-name="ce58">
            <text:p>2022.05.24</text:p>
          </table:table-cell>
          <table:table-cell office:value-type="string" table:style-name="ce59">
            <text:p>21~09</text:p>
          </table:table-cell>
          <table:table-cell office:value-type="string" table:content-validation-name="val2"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0]-[.L60]"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3" table:style-name="ce60">
            <text:p>O</text:p>
          </table:table-cell>
          <table:table-cell table:content-validation-name="val3" table:style-name="ce60"/>
          <table:table-cell table:style-name="ce63"/>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64"/>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1]);&quot;진행중&quot;;&quot;완료&quot;)" table:style-name="ce19">
            <text:p>완료</text:p>
          </table:table-cell>
          <table:table-cell office:value-type="time" office:time-value="PT0H3M0S"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2"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1]-[.L61]"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3" table:style-name="ce22"/>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2"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2]-[.L62]"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2"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3" table:style-name="ce22"/>
          <table:table-cell table:content-validation-name="val3"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2"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4]-[.L64]"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3" table:style-name="ce29">
            <text:p>X</text:p>
          </table:table-cell>
          <table:table-cell office:value-type="string" table:content-validation-name="val3"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5]);&quot;진행중&quot;;&quot;완료&quot;)" table:style-name="ce10">
            <text:p>완료</text:p>
          </table:table-cell>
          <table:table-cell office:value-type="time" office:time-value="PT0H2M0S"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5]-[.L65]"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4M0S"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6]-[.L66]"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1M0S"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7]-[.L67]"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8]);&quot;진행중&quot;;&quot;완료&quot;)" table:style-name="ce19">
            <text:p>완료</text:p>
          </table:table-cell>
          <table:table-cell office:value-type="time" office:time-value="PT0H0M0S"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8]-[.L68]"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69]-[.L69]"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3" table:style-name="ce29"/>
          <table:table-cell table:content-validation-name="val3" table:style-name="ce29"/>
          <table:table-cell office:value-type="string" table:style-name="ce30">
            <text:p>Issue is there with Zabbix inventory not with servers.</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0]);&quot;진행중&quot;;&quot;완료&quot;)" table:style-name="ce19">
            <text:p>완료</text:p>
          </table:table-cell>
          <table:table-cell office:value-type="time" office:time-value="PT0H0M0S"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0]-[.L70]"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1]);&quot;진행중&quot;;&quot;완료&quot;)" table:style-name="ce10">
            <text:p>완료</text:p>
          </table:table-cell>
          <table:table-cell office:value-type="time" office:time-value="PT0H2M0S"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1]-[.L71]"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3" table:style-name="ce29">
            <text:p>O</text:p>
          </table:table-cell>
          <table:table-cell table:content-validation-name="val3"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2"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2]-[.L72]"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3]-[.L73]"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3" table:style-name="ce29">
            <text:p>O</text:p>
          </table:table-cell>
          <table:table-cell table:content-validation-name="val3" table:style-name="ce29"/>
          <table:table-cell office:value-type="string" table:style-name="ce30">
            <text:p>Its fluctuating and as observed on the graph <text:s/>from yesterday its consuming more memory</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4"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4]);&quot;진행중&quot;;&quot;완료&quot;)" table:style-name="ce19">
            <text:p>완료</text:p>
          </table:table-cell>
          <table:table-cell office:value-type="time" office:time-value="PT0H3M0S"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4]-[.L74]"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3" table:style-name="ce44">
            <text:p>X</text:p>
          </table:table-cell>
          <table:table-cell office:value-type="string" table:content-validation-name="val3" table:style-name="ce44">
            <text:p>O</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5]);&quot;진행중&quot;;&quot;완료&quot;)" table:style-name="ce10">
            <text:p>완료</text:p>
          </table:table-cell>
          <table:table-cell office:value-type="time" office:time-value="PT0H6M0S"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5]-[.L75]"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6]-[.L76]"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3" table:style-name="ce29">
            <text:p>X</text:p>
          </table:table-cell>
          <table:table-cell office:value-type="string" table:content-validation-name="val3"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7]);&quot;진행중&quot;;&quot;완료&quot;)" table:style-name="ce10">
            <text:p>완료</text:p>
          </table:table-cell>
          <table:table-cell office:value-type="time" office:time-value="PT0H1M0S" table:style-name="ce11">
            <text:p>0:01:00</text:p>
          </table:table-cell>
          <table:table-cell office:value-type="string" table:style-name="ce40">
            <text:p>2022.05.16</text:p>
          </table:table-cell>
          <table:table-cell office:value-type="string" table:style-name="ce26">
            <text:p>15~22</text:p>
          </table:table-cell>
          <table:table-cell office:value-type="string" table:content-validation-name="val2"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7]-[.L77]"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9">
            <text:p>완료</text:p>
          </table:table-cell>
          <table:table-cell office:value-type="time" office:time-value="PT0H6M0S" table:style-name="ce11">
            <text:p>0:06:00</text:p>
          </table:table-cell>
          <table:table-cell office:value-type="string" table:style-name="ce40">
            <text:p>2022.05.17</text:p>
          </table:table-cell>
          <table:table-cell office:value-type="string" table:style-name="ce48">
            <text:p>21~09</text:p>
          </table:table-cell>
          <table:table-cell office:value-type="string" table:content-validation-name="val2"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8]-[.L78]"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3" table:style-name="ce44">
            <text:p>X</text:p>
          </table:table-cell>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0">
            <text:p>완료</text:p>
          </table:table-cell>
          <table:table-cell office:value-type="time" office:time-value="PT0H7M0S"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2"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79]-[.L79]"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2"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0]-[.L80]"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1]);&quot;진행중&quot;;&quot;완료&quot;)" table:style-name="ce10">
            <text:p>완료</text:p>
          </table:table-cell>
          <table:table-cell office:value-type="time" office:time-value="PT0H3M0S"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1]-[.L81]"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1M0S"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2]-[.L82]"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style-name="ce11">
            <text:p>1:03:00</text:p>
          </table:table-cell>
          <table:table-cell office:value-type="string" table:style-name="ce70">
            <text:p>2022.05.11</text:p>
          </table:table-cell>
          <table:table-cell office:value-type="string" table:style-name="ce71">
            <text:p>21~09</text:p>
          </table:table-cell>
          <table:table-cell office:value-type="string" table:content-validation-name="val2"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3]-[.L83]"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3" table:style-name="ce74">
            <text:p>O</text:p>
          </table:table-cell>
          <table:table-cell office:value-type="string" table:content-validation-name="val3" table:style-name="ce74">
            <text:p>X</text:p>
          </table:table-cell>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4]);&quot;진행중&quot;;&quot;완료&quot;)" table:style-name="ce10">
            <text:p>완료</text:p>
          </table:table-cell>
          <table:table-cell office:value-type="time" office:time-value="PT3H45M0S"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4]-[.L84]"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2H10M0S"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5]-[.L85]"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0H1M0S"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6]-[.L86]"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2"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7]-[.L87]"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3" table:style-name="ce29"/>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8]);&quot;진행중&quot;;&quot;완료&quot;)" table:style-name="ce10">
            <text:p>완료</text:p>
          </table:table-cell>
          <table:table-cell office:value-type="time" office:time-value="PT0H3M0S"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8]-[.L88]"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3" table:style-name="ce29">
            <text:p>O</text:p>
          </table:table-cell>
          <table:table-cell office:value-type="string" table:content-validation-name="val3" table:style-name="ce29">
            <text:p>X</text:p>
          </table:table-cell>
          <table:table-cell office:value-type="string" table:style-name="ce30">
            <text:p>NACLOUD-1419</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89]);&quot;진행중&quot;;&quot;완료&quot;)" table:style-name="ce10">
            <text:p>완료</text:p>
          </table:table-cell>
          <table:table-cell office:value-type="time" office:time-value="PT0H3M0S"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0]);&quot;진행중&quot;;&quot;완료&quot;)" table:style-name="ce10">
            <text:p>완료</text:p>
          </table:table-cell>
          <table:table-cell office:value-type="time" office:time-value="PT0H2M0S"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0]-[.L90]"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2"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2]-[.L92]"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3]);&quot;진행중&quot;;&quot;완료&quot;)"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3]-[.L93]"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9M0S"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4]-[.L94]"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30M0S"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5]-[.L95]"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0M0S"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6]-[.L96]"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7]-[.L97]"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7M0S"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99]-[.L99]"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0]-[.L100]"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1]-[.L101]"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17M0S"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2]-[.L102]"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2"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03]-[.L103]"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3" table:style-name="ce89"/>
          <table:table-cell office:value-type="string" table:content-validation-name="val3" table:style-name="ce89">
            <text:p>X</text:p>
          </table:table-cell>
          <table:table-cell office:value-type="string" table:style-name="ce90">
            <text:p>As DBA said, he will inform the senior DBA to check on the same.</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04]-[.L104]"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2"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05]-[.L105]"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6]);&quot;진행중&quot;;&quot;완료&quot;)" table:style-name="ce19">
            <text:p>완료</text:p>
          </table:table-cell>
          <table:table-cell office:value-type="time" office:time-value="PT48H1M0S"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2"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6]-[.L106]"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7]);&quot;진행중&quot;;&quot;완료&quot;)" table:style-name="ce10">
            <text:p>완료</text:p>
          </table:table-cell>
          <table:table-cell office:value-type="time" office:time-value="PT0H0M0S"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7]-[.L107]"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1M0S"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09]-[.L109]"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0]);&quot;진행중&quot;;&quot;완료&quot;)" table:style-name="ce10">
            <text:p>완료</text:p>
          </table:table-cell>
          <table:table-cell office:value-type="time" office:time-value="PT0H1M0S"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1]-[.L111]"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2]-[.L112]"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3]-[.L113]"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4]-[.L114]"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5]);&quot;진행중&quot;;&quot;완료&quot;)" table:style-name="ce33">
            <text:p>완료</text:p>
          </table:table-cell>
          <table:table-cell office:value-type="time" office:time-value="PT3H31M0S" table:style-name="ce11">
            <text:p>3:31:00</text:p>
          </table:table-cell>
          <table:table-cell office:value-type="string" table:style-name="ce70">
            <text:p>2022.06.09</text:p>
          </table:table-cell>
          <table:table-cell office:value-type="string" table:style-name="ce71">
            <text:p>22~08</text:p>
          </table:table-cell>
          <table:table-cell office:value-type="string" table:content-validation-name="val2"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115]-[.L115]"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3" table:style-name="ce74"/>
          <table:table-cell table:content-validation-name="val3" table:style-name="ce74"/>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6]);&quot;진행중&quot;;&quot;완료&quot;)" table:style-name="ce10">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6]-[.L116]"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7]-[.L117]"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8]-[.L118]"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19]-[.L119]"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0]-[.L120]"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1]-[.L121]"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1"/>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2]-[.L122]"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2"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4]-[.L124]"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1S"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5]-[.L125]"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6]-[.L126]"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7]-[.L127]"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128]-[.L128]"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129]-[.L129]"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130]-[.L130]"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131]-[.L131]"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2"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2]-[.L132]"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3]-[.L133]"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27M0S"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4]-[.L13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2"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7]-[.L137]"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8]);&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38]-[.L138]"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39]-[.L139]"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2"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0]-[.L140]"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1]-[.L141]"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2]);&quot;진행중&quot;;&quot;완료&quot;)" table:style-name="ce10">
            <text:p>완료</text:p>
          </table:table-cell>
          <table:table-cell office:value-type="time" office:time-value="PT0H0M0S"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2]-[.L142]"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3]-[.L143]"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4]-[.L144]"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5]-[.L145]"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6]);&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6]-[.L146]"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7]);&quot;진행중&quot;;&quot;완료&quot;)" table:style-name="ce10">
            <text:p>완료</text:p>
          </table:table-cell>
          <table:table-cell office:value-type="time" office:time-value="PT0H1M0S"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7]-[.L147]"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2M0S"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48]-[.L148]"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6M0S"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49]-[.L149]"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0]-[.L150]"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2" table:style-name="ce22">
            <text:p>채한길</text:p>
          </table:table-cell>
          <table:table-cell table:content-validation-name="val2"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1]-[.L151]"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3" table:style-name="ce22"/>
          <table:table-cell office:value-type="string" table:content-validation-name="val3" table:style-name="ce22">
            <text:p>O</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1"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2]-[.L152]"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1"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3]-[.L153]"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3" table:style-name="ce14"/>
          <table:table-cell table:content-validation-name="val3"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2"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154]-[.L154]"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2"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155]-[.L155]"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2"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156]-[.L156]"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2"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157]-[.L157]"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158]-[.L158]"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2"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59]-[.L159]"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3" table:style-name="ce100"/>
          <table:table-cell table:content-validation-name="val3" table:style-name="ce100"/>
          <table:table-cell table:style-name="ce10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0]-[.L160]"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1]-[.L161]"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3" table:style-name="ce86"/>
          <table:table-cell table:content-validation-name="val3"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2"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162]-[.L162]"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3" table:style-name="ce111"/>
          <table:table-cell table:content-validation-name="val3" table:style-name="ce111"/>
          <table:table-cell table:style-name="ce112"/>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2"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163]-[.L163]"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3" table:style-name="ce89">
            <text:p>O</text:p>
          </table:table-cell>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4]-[.L164]"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5]-[.L165]"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6]-[.L166]"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7]-[.L167]"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2"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168]-[.L168]"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2"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69]-[.L169]"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3" table:style-name="ce29">
            <text:p>X</text:p>
          </table:table-cell>
          <table:table-cell office:value-type="string" table:content-validation-name="val3"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0]);&quot;진행중&quot;;&quot;완료&quot;)" table:style-name="ce10">
            <text:p>완료</text:p>
          </table:table-cell>
          <table:table-cell office:value-type="time" office:time-value="PT0H2M0S"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0]-[.L170]"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1]);&quot;진행중&quot;;&quot;완료&quot;)" table:style-name="ce19">
            <text:p>완료</text:p>
          </table:table-cell>
          <table:table-cell office:value-type="time" office:time-value="PT0H1M0S"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1]-[.L171]"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2"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2]-[.L172]"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2"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3]-[.L173]"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3" table:style-name="ce22"/>
          <table:table-cell office:value-type="string" table:content-validation-name="val3" table:style-name="ce22">
            <text:p>O</text:p>
          </table:table-cell>
          <table:table-cell office:value-type="string" table:style-name="ce24">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2"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4]-[.L174]"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3" table:style-name="ce44"/>
          <table:table-cell office:value-type="string" table:content-validation-name="val3" table:style-name="ce44">
            <text:p>O</text:p>
          </table:table-cell>
          <table:table-cell office:value-type="string" table:style-name="ce45">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5]);&quot;진행중&quot;;&quot;완료&quot;)" table:style-name="ce19">
            <text:p>완료</text:p>
          </table:table-cell>
          <table:table-cell office:value-type="time" office:time-value="PT0H3M0S"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2"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5]-[.L175]"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3" table:style-name="ce44">
            <text:p>O</text:p>
          </table:table-cell>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2"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6]-[.L176]"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7]);&quot;진행중&quot;;&quot;완료&quot;)" table:style-name="ce10">
            <text:p>완료</text:p>
          </table:table-cell>
          <table:table-cell office:value-type="time" office:time-value="PT0H1M1S"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7]-[.L177]"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78]-[.L178]"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79]-[.L179]"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3" table:style-name="ce29"/>
          <table:table-cell office:value-type="string" table:content-validation-name="val3" table:style-name="ce29">
            <text:p>O</text:p>
          </table:table-cell>
          <table:table-cell office:value-type="string" table:style-name="ce30">
            <text:p>RMA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2"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0]-[.L180]"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2"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1]-[.L181]"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2"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2]-[.L182]"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2"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3]-[.L183]"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3" table:style-name="ce44"/>
          <table:table-cell office:value-type="string" table:content-validation-name="val3" table:style-name="ce44">
            <text:p>O</text:p>
          </table:table-cell>
          <table:table-cell office:value-type="string" table:style-name="ce45">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2"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4]-[.L184]"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5]-[.L185]"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2"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186]-[.L186]"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2"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187]-[.L187]"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188]-[.L188]"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189]-[.L189]"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0]);&quot;진행중&quot;;&quot;완료&quot;)" table:style-name="ce19">
            <text:p>완료</text:p>
          </table:table-cell>
          <table:table-cell office:value-type="time" office:time-value="PT0H1M0S"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90]-[.L190]"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1]);&quot;진행중&quot;;&quot;완료&quot;)" table:style-name="ce19">
            <text:p>완료</text:p>
          </table:table-cell>
          <table:table-cell office:value-type="time" office:time-value="PT0H1M0S"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91]-[.L191]"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0M0S"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92]-[.L192]"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0M0S"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93]-[.L193]"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94]-[.L194]"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1M0S"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95]-[.L195]"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5M0S"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2"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96]-[.L196]"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3" table:style-name="ce122"/>
          <table:table-cell table:content-validation-name="val3" table:style-name="ce122"/>
          <table:table-cell table:style-name="ce123"/>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2M0S"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2"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97]-[.L197]"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98]);&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98]-[.L198]"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199]);&quot;진행중&quot;;&quot;완료&quot;)" table:style-name="ce19">
            <text:p>완료</text:p>
          </table:table-cell>
          <table:table-cell office:value-type="time" office:time-value="PT0H1M0S"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2"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199]-[.L199]"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0]);&quot;진행중&quot;;&quot;완료&quot;)" table:style-name="ce10">
            <text:p>완료</text:p>
          </table:table-cell>
          <table:table-cell office:value-type="time" office:time-value="PT0H1M0S"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0]-[.L200]"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2"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201]-[.L201]"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2]);&quot;진행중&quot;;&quot;완료&quot;)" table:style-name="ce10">
            <text:p>완료</text:p>
          </table:table-cell>
          <table:table-cell office:value-type="time" office:time-value="PT0H1M0S"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2]-[.L202]"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3]);&quot;진행중&quot;;&quot;완료&quot;)" table:style-name="ce19">
            <text:p>완료</text:p>
          </table:table-cell>
          <table:table-cell office:value-type="time" office:time-value="PT0H1M0S"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3]-[.L203]"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4]-[.L204]"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5]-[.L205]"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2"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6]-[.L206]"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7]);&quot;진행중&quot;;&quot;완료&quot;)" table:style-name="ce10">
            <text:p>완료</text:p>
          </table:table-cell>
          <table:table-cell office:value-type="time" office:time-value="PT0H1M0S"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7]-[.L207]"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8]);&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08]-[.L208]"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09]-[.L209]"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2M0S"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0]-[.L210]"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3M0S"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1]-[.L211]"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2]-[.L212]"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3]-[.L213]"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3" table:style-name="ce29">
            <text:p>X</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4]);&quot;진행중&quot;;&quot;완료&quot;)" table:style-name="ce10">
            <text:p>완료</text:p>
          </table:table-cell>
          <table:table-cell office:value-type="time" office:time-value="PT0H2M0S"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4]-[.L214]"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5]-[.L215]"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3" table:style-name="ce29">
            <text:p>X</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6]);&quot;진행중&quot;;&quot;완료&quot;)" table:style-name="ce10">
            <text:p>완료</text:p>
          </table:table-cell>
          <table:table-cell office:value-type="time" office:time-value="PT0H1M0S"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6]-[.L216]"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7]-[.L217]"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18]-[.L218]"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3" table:style-name="ce44"/>
          <table:table-cell table:content-validation-name="val3"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19]-[.L219]"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0]);&quot;진행중&quot;;&quot;완료&quot;)" table:style-name="ce10">
            <text:p>완료</text:p>
          </table:table-cell>
          <table:table-cell office:value-type="time" office:time-value="PT0H28M0S"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0]-[.L220]"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1]);&quot;진행중&quot;;&quot;완료&quot;)" table:style-name="ce10">
            <text:p>완료</text:p>
          </table:table-cell>
          <table:table-cell office:value-type="time" office:time-value="PT0H1M0S"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1]-[.L221]"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2]-[.L222]"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3]);&quot;진행중&quot;;&quot;완료&quot;)" table:style-name="ce10">
            <text:p>완료</text:p>
          </table:table-cell>
          <table:table-cell office:value-type="time" office:time-value="PT0H1M0S"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3]-[.L223]"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4]-[.L224]"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2"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225]-[.L225]"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2"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226]-[.L226]"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3" table:style-name="ce89">
            <text:p>O</text:p>
          </table:table-cell>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2"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227]-[.L227]"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3" table:style-name="ce89"/>
          <table:table-cell table:content-validation-name="val3"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style-name="ce11">
            <text:p>2:23:00</text:p>
          </table:table-cell>
          <table:table-cell office:value-type="string" table:style-name="ce70">
            <text:p>2022.06.06</text:p>
          </table:table-cell>
          <table:table-cell office:value-type="string" table:style-name="ce71">
            <text:p>21~09</text:p>
          </table:table-cell>
          <table:table-cell office:value-type="string" table:content-validation-name="val2"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228]-[.L228]"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3" table:style-name="ce74">
            <text:p>X</text:p>
          </table:table-cell>
          <table:table-cell table:content-validation-name="val3" table:style-name="ce74"/>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9]);&quot;진행중&quot;;&quot;완료&quot;)" table:style-name="ce10">
            <text:p>완료</text:p>
          </table:table-cell>
          <table:table-cell office:value-type="time" office:time-value="PT0H1M0S"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29]-[.L229]"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0]);&quot;진행중&quot;;&quot;완료&quot;)" table:style-name="ce10">
            <text:p>완료</text:p>
          </table:table-cell>
          <table:table-cell office:value-type="time" office:time-value="PT0H1M0S"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2"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0]-[.L230]"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3" table:style-name="ce29">
            <text:p>O</text:p>
          </table:table-cell>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1]-[.L231]"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3" table:style-name="ce29"/>
          <table:table-cell table:content-validation-name="val3"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2]);&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2]-[.L232]"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3" table:style-name="ce29">
            <text:p>O</text:p>
          </table:table-cell>
          <table:table-cell office:value-type="string" table:content-validation-name="val3"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3]);&quot;진행중&quot;;&quot;완료&quot;)" table:style-name="ce19">
            <text:p>완료</text:p>
          </table:table-cell>
          <table:table-cell office:value-type="time" office:time-value="PT0H1M0S"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2"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3]-[.L233]"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3" table:style-name="ce44">
            <text:p>O</text:p>
          </table:table-cell>
          <table:table-cell office:value-type="string" table:content-validation-name="val3"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number-rows-repeated="5" table:style-name="ro2">
          <table:table-cell table:number-columns-repeated="5" table:style-name="ce10"/>
          <table:table-cell table:style-name="ce11"/>
          <table:table-cell table:style-name="ce82"/>
          <table:table-cell table:style-name="ce83"/>
          <table:table-cell table:content-validation-name="val2" table:style-name="ce84"/>
          <table:table-cell table:number-columns-repeated="2" table:style-name="ce84"/>
          <table:table-cell table:number-columns-repeated="2" table:style-name="ce85"/>
          <table:table-cell table:style-name="ce16"/>
          <table:table-cell table:style-name="ce86"/>
          <table:table-cell table:style-name="ce85"/>
          <table:table-cell table:style-name="ce87"/>
          <table:table-cell table:number-columns-repeated="2" table:style-name="ce88"/>
          <table:table-cell table:content-validation-name="val3" table:style-name="ce89"/>
          <table:table-cell table:content-validation-name="val3" table:style-name="ce89"/>
          <table:table-cell table:style-name="ce90"/>
          <table:table-cell table:number-columns-repeated="3" table:style-name="ce10"/>
          <table:table-cell table:number-columns-repeated="16359" table:style-name="ce1"/>
        </table:table-row>
        <table:table-row table:style-name="ro2">
          <table:table-cell table:number-columns-repeated="5" table:style-name="ce10"/>
          <table:table-cell table:style-name="ce11"/>
          <table:table-cell table:style-name="ce82"/>
          <table:table-cell table:style-name="ce83"/>
          <table:table-cell table:content-validation-name="val2" table:style-name="ce84"/>
          <table:table-cell table:style-name="ce84"/>
          <table:table-cell table:style-name="ce113"/>
          <table:table-cell table:number-columns-repeated="2" table:style-name="ce85"/>
          <table:table-cell table:style-name="ce16"/>
          <table:table-cell table:style-name="ce86"/>
          <table:table-cell table:style-name="ce85"/>
          <table:table-cell table:style-name="ce87"/>
          <table:table-cell table:style-name="ce114"/>
          <table:table-cell table:style-name="ce88"/>
          <table:table-cell table:content-validation-name="val3" table:style-name="ce89"/>
          <table:table-cell table:content-validation-name="val3" table:style-name="ce89"/>
          <table:table-cell table:style-name="ce90"/>
          <table:table-cell table:number-columns-repeated="3" table:style-name="ce10"/>
          <table:table-cell table:number-columns-repeated="16359" table:style-name="ce1"/>
        </table:table-row>
        <table:table-row table:number-rows-repeated="2" table:style-name="ro2">
          <table:table-cell table:number-columns-repeated="5" table:style-name="ce10"/>
          <table:table-cell table:number-columns-repeated="2" table:style-name="ce11"/>
          <table:table-cell table:number-columns-repeated="4" table:style-name="ce10"/>
          <table:table-cell table:number-columns-repeated="2" table:style-name="ce129"/>
          <table:table-cell table:number-columns-repeated="2" table:style-name="ce11"/>
          <table:table-cell table:style-name="ce129"/>
          <table:table-cell table:number-columns-repeated="9" table:style-name="ce10"/>
          <table:table-cell table:number-columns-repeated="16359" table:style-name="ce1"/>
        </table:table-row>
        <table:table-row table:style-name="ro2">
          <table:table-cell table:number-columns-repeated="5" table:style-name="ce10"/>
          <table:table-cell table:number-columns-repeated="2" table:style-name="ce11"/>
          <table:table-cell table:number-columns-repeated="4"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2" table:style-name="ro2">
          <table:table-cell table:number-columns-repeated="16384"/>
        </table:table-row>
        <table:table-row table:number-rows-repeated="3"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5"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2"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7" table:style-name="ce10"/>
          <table:table-cell table:number-columns-repeated="16361" table:style-name="ce11"/>
        </table:table-row>
        <table:table-row table:number-rows-repeated="4"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7" table:style-name="ce10"/>
          <table:table-cell table:number-columns-repeated="16361" table:style-name="ce11"/>
        </table:table-row>
        <table:table-row table:number-rows-repeated="1048316" table:style-name="ro2">
          <table:table-cell table:number-columns-repeated="16384"/>
        </table:table-row>
      </table:table>
      <table:table table:name="취합_시나리오_또는_기준" table:style-name="ta2">
        <table:table-column table:style-name="co1" table:default-cell-style-name="ce1"/>
        <table:table-column table:style-name="co7" table:default-cell-style-name="ce1"/>
        <table:table-column table:style-name="co15" table:default-cell-style-name="ce1"/>
        <table:table-column table:style-name="co1" table:number-columns-repeated="16381" table:default-cell-style-name="ce1"/>
        <table:table-row table:number-rows-repeated="2" table:style-name="ro6">
          <table:table-cell table:number-columns-repeated="16384"/>
        </table:table-row>
        <table:table-row table:style-name="ro7">
          <table:table-cell/>
          <table:table-cell office:value-type="string" table:style-name="ce1">
            <text:p>요약 전체</text:p>
          </table:table-cell>
          <table:table-cell office:value-type="string" table:style-name="ce1">
            <text:p>리전 별 총합의 개수로 리전 별 장애 보고 개수를 비교함</text:p>
          </table:table-cell>
          <table:table-cell table:number-columns-repeated="16381"/>
        </table:table-row>
        <table:table-row table:style-name="ro7">
          <table:table-cell/>
          <table:table-cell office:value-type="string" table:style-name="ce1">
            <text:p>월별 요약</text:p>
          </table:table-cell>
          <table:table-cell office:value-type="string" table:style-name="ce1">
            <text:p>리전 별 총합의 개수로 리전 별 장애 보고 개수를 비교함 그리고 전월대비 증감량을 표현하고자 함</text:p>
          </table:table-cell>
          <table:table-cell table:number-columns-repeated="16381"/>
        </table:table-row>
        <table:table-row table:style-name="ro7">
          <table:table-cell/>
          <table:table-cell office:value-type="string" table:style-name="ce1">
            <text:p>리전벌 요약</text:p>
          </table:table-cell>
          <table:table-cell office:value-type="string" table:style-name="ce1">
            <text:p>월별 비교 및 테넌트 별 비교를 중점으로 보고자함.</text:p>
          </table:table-cell>
          <table:table-cell table:number-columns-repeated="16381"/>
        </table:table-row>
        <table:table-row table:style-name="ro6">
          <table:table-cell table:number-columns-repeated="16384"/>
        </table:table-row>
        <table:table-row table:style-name="ro7">
          <table:table-cell/>
          <table:table-cell office:value-type="string" table:style-name="ce1">
            <text:p>로우데이터 취합기준</text:p>
          </table:table-cell>
          <table:table-cell office:value-type="string" table:style-name="ce1">
            <text:p>1. SSH 관련 알람은 배제</text:p>
          </table:table-cell>
          <table:table-cell table:number-columns-repeated="16381"/>
        </table:table-row>
        <table:table-row table:style-name="ro7">
          <table:table-cell/>
          <table:table-cell table:style-name="ce1"/>
          <table:table-cell office:value-type="string" table:style-name="ce1">
            <text:p>2. Disk Alarm의 경우 90퍼 이상 점유 알람만 취합</text:p>
          </table:table-cell>
          <table:table-cell table:number-columns-repeated="16381"/>
        </table:table-row>
        <table:table-row table:style-name="ro7">
          <table:table-cell/>
          <table:table-cell table:style-name="ce1"/>
          <table:table-cell office:value-type="string" table:style-name="ce1">
            <text:p>3. Cpu 알람은 배제</text:p>
          </table:table-cell>
          <table:table-cell table:number-columns-repeated="16381"/>
        </table:table-row>
        <table:table-row table:style-name="ro7">
          <table:table-cell/>
          <table:table-cell table:style-name="ce1"/>
          <table:table-cell office:value-type="string" table:style-name="ce1">
            <text:p>4, KR Big 알람도 배제<text:s/></text:p>
          </table:table-cell>
          <table:table-cell table:number-columns-repeated="16381"/>
        </table:table-row>
        <table:table-row table:style-name="ro7">
          <table:table-cell/>
          <table:table-cell table:style-name="ce1"/>
          <table:table-cell office:value-type="string" table:style-name="ce1">
            <text:p>5. 긴급 작업으로 인한 메인터넌스 미 설정으로 인한 알람도 배제</text:p>
          </table:table-cell>
          <table:table-cell table:number-columns-repeated="16381"/>
        </table:table-row>
        <table:table-row table:number-rows-repeated="1048565" table:style-name="ro6">
          <table:table-cell table:number-columns-repeated="16384"/>
        </table:table-row>
      </table:table>
      <table:table table:name="incidenthandling"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29"/>
        <table:table-column table:style-name="co7" table:default-cell-style-name="ce11" table:visibility="collapse"/>
        <table:table-column table:style-name="co8" table:default-cell-style-name="ce10" table:visibility="collapse"/>
        <table:table-column table:style-name="co7" table:default-cell-style-name="ce129" table:visibility="collapse"/>
        <table:table-column table:style-name="co9" table:default-cell-style-name="ce10"/>
        <table:table-column table:style-name="co10" table:default-cell-style-name="ce10"/>
        <table:table-column table:style-name="co11" table:default-cell-style-name="ce10"/>
        <table:table-column table:style-name="co16" table:number-columns-repeated="2" table:default-cell-style-name="ce10"/>
        <table:table-column table:style-name="co14" table:default-cell-style-name="ce10"/>
        <table:table-column table:style-name="co1" table:number-columns-repeated="16362" table:default-cell-style-name="ce10"/>
        <table:table-row table:style-name="ro2">
          <table:table-cell table:number-columns-repeated="16384"/>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 svg:x="7.25in" svg:y="0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4" svg:x="10.75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5" svg:x="10.75in" svg:y="0.25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5"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6" table:style-name="ce14">
            <text:p>O</text:p>
          </table:table-cell>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5" table:style-name="ce22">
            <text:p>이후승</text:p>
          </table:table-cell>
          <table:table-cell table:content-validation-name="val5"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4"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5"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130">
            <text:p>2:26:00</text:p>
          </table:table-cell>
          <table:table-cell office:value-type="string" table:style-name="ce34">
            <text:p>2022.05.13</text:p>
          </table:table-cell>
          <table:table-cell office:value-type="string" table:style-name="ce35">
            <text:p>21~9</text:p>
          </table:table-cell>
          <table:table-cell office:value-type="string" table:content-validation-name="val5"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3]-[.L13]"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6" table:style-name="ce36">
            <text:p>X</text:p>
          </table:table-cell>
          <table:table-cell office:value-type="string" table:content-validation-name="val6" table:style-name="ce36">
            <text:p>X</text:p>
          </table:table-cell>
          <table:table-cell table:style-name="ce39"/>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5"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130">
            <text:p>2:00:00</text:p>
          </table:table-cell>
          <table:table-cell office:value-type="string" table:style-name="ce34">
            <text:p>2022.05.19</text:p>
          </table:table-cell>
          <table:table-cell office:value-type="string" table:style-name="ce35">
            <text:p>21~09</text:p>
          </table:table-cell>
          <table:table-cell office:value-type="string" table:content-validation-name="val5"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6]-[.L16]"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6" table:style-name="ce36">
            <text:p>X</text:p>
          </table:table-cell>
          <table:table-cell table:content-validation-name="val6" table:style-name="ce36"/>
          <table:table-cell table:style-name="ce39"/>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6" table:style-name="ce29">
            <text:p>x</text:p>
          </table:table-cell>
          <table:table-cell table:content-validation-name="val6"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28"/>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0">
            <text:p>2022.05.17</text:p>
          </table:table-cell>
          <table:table-cell office:value-type="string" table:style-name="ce48">
            <text:p>08~15</text:p>
          </table:table-cell>
          <table:table-cell office:value-type="string" table:content-validation-name="val5"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content-validation-name="val5"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5"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5"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5"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6" table:style-name="ce14">
            <text:p>X</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5"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5" table:style-name="ce14">
            <text:p>Lalit</text:p>
          </table:table-cell>
          <table:table-cell office:value-type="string" table:content-validation-name="val5"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5"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5"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6" table:style-name="ce29">
            <text:p>O</text:p>
          </table:table-cell>
          <table:table-cell table:content-validation-name="val6" table:style-name="ce29"/>
          <table:table-cell office:value-type="string" table:style-name="ce30">
            <text:p>There were 17 containers, all are up and running</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0">
            <text:p>2022.05.16</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0">
            <text:p>2022.05.17</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6" table:style-name="ce44">
            <text:p>X</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5"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6" table:style-name="ce44">
            <text:p>X</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5"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5"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5"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5"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5"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5"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5"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4"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3"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1]);&quot;진행중&quot;;&quot;완료&quot;)" table:style-name="ce57">
            <text:p>완료</text:p>
          </table:table-cell>
          <table:table-cell office:value-type="time" office:time-value="PT24H8M0S" table:formula="of:=[.N61]" table:style-name="ce131">
            <text:p>0:08:00</text:p>
          </table:table-cell>
          <table:table-cell office:value-type="string" table:style-name="ce58">
            <text:p>2022.05.24</text:p>
          </table:table-cell>
          <table:table-cell office:value-type="string" table:style-name="ce59">
            <text:p>21~09</text:p>
          </table:table-cell>
          <table:table-cell office:value-type="string" table:content-validation-name="val5"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1]-[.L61]"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6" table:style-name="ce60">
            <text:p>O</text:p>
          </table:table-cell>
          <table:table-cell table:content-validation-name="val6" table:style-name="ce60"/>
          <table:table-cell table:style-name="ce63"/>
          <table:table-cell table:number-columns-repeated="16362" table:style-name="ce64"/>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5"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5"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5"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5"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6" table:style-name="ce29"/>
          <table:table-cell table:content-validation-name="val6" table:style-name="ce29"/>
          <table:table-cell office:value-type="string" table:style-name="ce30">
            <text:p>Issue is there with Zabbix inventory not with servers.</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6" table:style-name="ce29">
            <text:p>O</text:p>
          </table:table-cell>
          <table:table-cell table:content-validation-name="val6"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5"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6" table:style-name="ce29">
            <text:p>O</text:p>
          </table:table-cell>
          <table:table-cell table:content-validation-name="val6"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table:style-name="ce4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5"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0">
            <text:p>2022.05.17</text:p>
          </table:table-cell>
          <table:table-cell office:value-type="string" table:style-name="ce48">
            <text:p>21~09</text:p>
          </table:table-cell>
          <table:table-cell office:value-type="string" table:content-validation-name="val5"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6" table:style-name="ce44">
            <text:p>X</text:p>
          </table:table-cell>
          <table:table-cell table:content-validation-name="val6" table:style-name="ce44"/>
          <table:table-cell table:style-name="ce4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5"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5"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130">
            <text:p>1:03:00</text:p>
          </table:table-cell>
          <table:table-cell office:value-type="string" table:style-name="ce70">
            <text:p>2022.05.11</text:p>
          </table:table-cell>
          <table:table-cell office:value-type="string" table:style-name="ce71">
            <text:p>21~09</text:p>
          </table:table-cell>
          <table:table-cell office:value-type="string" table:content-validation-name="val5"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4]-[.L84]"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6" table:style-name="ce74">
            <text:p>O</text:p>
          </table:table-cell>
          <table:table-cell office:value-type="string" table:content-validation-name="val6" table:style-name="ce74">
            <text:p>X</text:p>
          </table:table-cell>
          <table:table-cell table:style-name="ce7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5"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6" table:style-name="ce29">
            <text:p>O</text:p>
          </table:table-cell>
          <table:table-cell office:value-type="string" table:content-validation-name="val6" table:style-name="ce29">
            <text:p>X</text:p>
          </table:table-cell>
          <table:table-cell office:value-type="string" table:style-name="ce30">
            <text:p>NACLOUD-1419</text:p>
          </table:table-cell>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5"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19M0S" table:formula="of:=[.N95]"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5]-[.L95]"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30M0S" table:formula="of:=[.N96]"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6]-[.L96]"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0M0S" table:formula="of:=[.N97]"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7]-[.L97]"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formula="of:=[.N98]"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1M0S" table:formula="of:=[.N99]"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9]-[.L99]"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7M0S" table:formula="of:=[.N100]"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100]-[.L100]"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formula="of:=[.N101]"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1]-[.L101]"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0M0S" table:formula="of:=[.N102]"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2]-[.L102]"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3]);&quot;진행중&quot;;&quot;완료&quot;)" table:style-name="ce10">
            <text:p>완료</text:p>
          </table:table-cell>
          <table:table-cell office:value-type="time" office:time-value="PT0H17M0S" table:formula="of:=[.N103]"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3]-[.L103]"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04]"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5"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04]-[.L104]"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6" table:style-name="ce89"/>
          <table:table-cell office:value-type="string" table:content-validation-name="val6" table:style-name="ce89">
            <text:p>X</text:p>
          </table:table-cell>
          <table:table-cell office:value-type="string" table:style-name="ce90">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05]"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05]-[.L105]"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06]"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5"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06]-[.L106]"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7]);&quot;진행중&quot;;&quot;완료&quot;)" table:style-name="ce19">
            <text:p>완료</text:p>
          </table:table-cell>
          <table:table-cell office:value-type="time" office:time-value="PT48H1M0S" table:formula="of:=[.N107]"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5"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7]-[.L107]"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0M0S" table:formula="of:=[.N108]"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8]-[.L108]"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9]);&quot;진행중&quot;;&quot;완료&quot;)" table:style-name="ce10">
            <text:p>완료</text:p>
          </table:table-cell>
          <table:table-cell office:value-type="time" office:time-value="PT0H1M0S" table:formula="of:=[.N109]"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9]-[.L109]"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10]"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10]-[.L110]"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1M0S" table:formula="of:=[.N111]"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1]-[.L111]"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formula="of:=[.N112]"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2]-[.L112]"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0M0S" table:formula="of:=[.N113]"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3]-[.L113]"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formula="of:=[.N1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4]-[.L114]"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5]);&quot;진행중&quot;;&quot;완료&quot;)" table:style-name="ce10">
            <text:p>완료</text:p>
          </table:table-cell>
          <table:table-cell office:value-type="time" office:time-value="PT0H1M0S" table:formula="of:=[.N11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5]-[.L115]"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6]);&quot;진행중&quot;;&quot;완료&quot;)" table:style-name="ce33">
            <text:p>완료</text:p>
          </table:table-cell>
          <table:table-cell office:value-type="time" office:time-value="PT3H31M0S" table:formula="of:=[.N116]" table:style-name="ce130">
            <text:p>3:31:00</text:p>
          </table:table-cell>
          <table:table-cell office:value-type="string" table:style-name="ce70">
            <text:p>2022.06.09</text:p>
          </table:table-cell>
          <table:table-cell office:value-type="string" table:style-name="ce71">
            <text:p>22~08</text:p>
          </table:table-cell>
          <table:table-cell office:value-type="string" table:content-validation-name="val5"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116]-[.L116]"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6" table:style-name="ce74"/>
          <table:table-cell table:content-validation-name="val6" table:style-name="ce74"/>
          <table:table-cell table:style-name="ce7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2M0S" table:formula="of:=[.N11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7]-[.L117]"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8]"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8]-[.L118]"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9]"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9]-[.L119]"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formula="of:=[.N120]"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20]-[.L120]"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formula="of:=[.N121]"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1]-[.L121]"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formula="of:=[.N12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2]-[.L122]"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1"/>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formula="of:=[.N123]"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0M0S" table:formula="of:=[.N124]"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4]-[.L124]"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0S" table:formula="of:=[.N125]"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5"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5]-[.L125]"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2M1S" table:formula="of:=[.N126]"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6]-[.L126]"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7]);&quot;진행중&quot;;&quot;완료&quot;)" table:style-name="ce10">
            <text:p>완료</text:p>
          </table:table-cell>
          <table:table-cell office:value-type="time" office:time-value="PT0H1M0S" table:formula="of:=[.N127]"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7]-[.L127]"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28]"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8]-[.L128]"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29]"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129]-[.L129]"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130]"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130]-[.L130]"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31]"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131]-[.L131]"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2]"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132]-[.L132]"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133]"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5"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3]-[.L133]"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1M0S" table:formula="of:=[.N134]"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4]-[.L134]"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5]);&quot;진행중&quot;;&quot;완료&quot;)" table:style-name="ce10">
            <text:p>완료</text:p>
          </table:table-cell>
          <table:table-cell office:value-type="time" office:time-value="PT0H27M0S" table:formula="of:=[.N135]"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5]-[.L135]"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6]);&quot;진행중&quot;;&quot;완료&quot;)" table:style-name="ce10">
            <text:p>완료</text:p>
          </table:table-cell>
          <table:table-cell office:value-type="time" office:time-value="PT0H27M0S" table:formula="of:=[.N136]"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6]-[.L136]"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7]"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38]"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5"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139]"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9]-[.L139]"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40]-[.L140]"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1]);&quot;진행중&quot;;&quot;완료&quot;)" table:style-name="ce10">
            <text:p>완료</text:p>
          </table:table-cell>
          <table:table-cell office:value-type="time" office:time-value="PT0H1M0S" table:formula="of:=[.N141]"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41]-[.L141]"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142]"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5"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2]-[.L142]"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43]"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3]-[.L143]"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4]);&quot;진행중&quot;;&quot;완료&quot;)" table:style-name="ce10">
            <text:p>완료</text:p>
          </table:table-cell>
          <table:table-cell office:value-type="time" office:time-value="PT0H0M0S" table:formula="of:=[.N144]"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4]-[.L144]"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145]"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5]-[.L145]"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46]"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6]-[.L146]"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7]"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7]-[.L147]"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0M0S" table:formula="of:=[.N148]"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8]-[.L148]"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1M0S" table:formula="of:=[.N149]"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9]-[.L149]"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0]);&quot;진행중&quot;;&quot;완료&quot;)" table:style-name="ce10">
            <text:p>완료</text:p>
          </table:table-cell>
          <table:table-cell office:value-type="time" office:time-value="PT0H2M0S" table:formula="of:=[.N150]"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50]-[.L150]"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1]);&quot;진행중&quot;;&quot;완료&quot;)" table:style-name="ce10">
            <text:p>완료</text:p>
          </table:table-cell>
          <table:table-cell office:value-type="time" office:time-value="PT0H6M0S" table:formula="of:=[.N151]"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51]-[.L151]"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52]"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2]-[.L152]"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153]"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5" table:style-name="ce22">
            <text:p>채한길</text:p>
          </table:table-cell>
          <table:table-cell table:content-validation-name="val5"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3]-[.L153]"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6" table:style-name="ce22"/>
          <table:table-cell office:value-type="string" table:content-validation-name="val6" table:style-name="ce22">
            <text:p>O</text:p>
          </table:table-cell>
          <table:table-cell table:style-name="ce24"/>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154]"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4"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4]-[.L154]"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55]"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4"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5]-[.L155]"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56]"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5"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156]-[.L156]"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7]"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5"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157]-[.L157]"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8]"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5"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158]-[.L158]"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59]"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5"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159]-[.L159]"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60]"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160]-[.L160]"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161]"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5"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61]-[.L161]"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6" table:style-name="ce100"/>
          <table:table-cell table:content-validation-name="val6" table:style-name="ce100"/>
          <table:table-cell table:style-name="ce104"/>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2]"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2]-[.L162]"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3]"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3]-[.L163]"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64]"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5"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164]-[.L164]"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6" table:style-name="ce111"/>
          <table:table-cell table:content-validation-name="val6" table:style-name="ce111"/>
          <table:table-cell table:style-name="ce11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165]"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5"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165]-[.L165]"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6" table:style-name="ce89">
            <text:p>O</text:p>
          </table:table-cell>
          <table:table-cell table:content-validation-name="val6" table:style-name="ce89"/>
          <table:table-cell table:style-name="ce9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166]"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6]-[.L166]"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167]"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7]-[.L167]"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168]"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8]-[.L168]"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169]"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9]-[.L169]"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170]"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5"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170]-[.L170]"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171]"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5"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71]-[.L171]"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2]);&quot;진행중&quot;;&quot;완료&quot;)" table:style-name="ce10">
            <text:p>완료</text:p>
          </table:table-cell>
          <table:table-cell office:value-type="time" office:time-value="PT0H2M0S" table:formula="of:=[.N172]"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2]-[.L172]"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3]);&quot;진행중&quot;;&quot;완료&quot;)" table:style-name="ce19">
            <text:p>완료</text:p>
          </table:table-cell>
          <table:table-cell office:value-type="time" office:time-value="PT0H1M0S" table:formula="of:=[.N173]"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3]-[.L173]"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74]"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5"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4]-[.L174]"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75]"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5"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5]-[.L175]"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6" table:style-name="ce22"/>
          <table:table-cell office:value-type="string" table:content-validation-name="val6" table:style-name="ce22">
            <text:p>O</text:p>
          </table:table-cell>
          <table:table-cell office:value-type="string" table:style-name="ce24">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176]"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5"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6]-[.L176]"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6" table:style-name="ce44"/>
          <table:table-cell office:value-type="string" table:content-validation-name="val6" table:style-name="ce44">
            <text:p>O</text:p>
          </table:table-cell>
          <table:table-cell office:value-type="string" table:style-name="ce45">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7]);&quot;진행중&quot;;&quot;완료&quot;)" table:style-name="ce19">
            <text:p>완료</text:p>
          </table:table-cell>
          <table:table-cell office:value-type="time" office:time-value="PT0H3M0S" table:formula="of:=[.N177]"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5"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7]-[.L177]"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6" table:style-name="ce44">
            <text:p>O</text:p>
          </table:table-cell>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178]"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5"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8]-[.L178]"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9]);&quot;진행중&quot;;&quot;완료&quot;)" table:style-name="ce10">
            <text:p>완료</text:p>
          </table:table-cell>
          <table:table-cell office:value-type="time" office:time-value="PT0H1M1S" table:formula="of:=[.N179]"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9]-[.L179]"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180]"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80]-[.L180]"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181]"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81]-[.L181]"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6" table:style-name="ce29"/>
          <table:table-cell office:value-type="string" table:content-validation-name="val6" table:style-name="ce29">
            <text:p>O</text:p>
          </table:table-cell>
          <table:table-cell office:value-type="string" table:style-name="ce30">
            <text:p>RMA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182]"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5"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2]-[.L182]"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183]"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5"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3]-[.L183]"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84]"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5"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4]-[.L184]"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85]"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5"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5]-[.L185]"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6" table:style-name="ce44"/>
          <table:table-cell office:value-type="string" table:content-validation-name="val6" table:style-name="ce44">
            <text:p>O</text:p>
          </table:table-cell>
          <table:table-cell office:value-type="string" table:style-name="ce45">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186]"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5"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6]-[.L186]"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187]"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7]-[.L187]"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188]"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5"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188]-[.L188]"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89]"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5"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189]-[.L189]"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90]"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190]-[.L190]"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191]"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191]-[.L191]"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1M0S" table:formula="of:=[.N192]"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92]-[.L192]"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1M0S" table:formula="of:=[.N193]"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93]-[.L193]"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formula="of:=[.N194]"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94]-[.L194]"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0M0S" table:formula="of:=[.N195]"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95]-[.L195]"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0M0S" table:formula="of:=[.N196]"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96]-[.L196]"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1M0S" table:formula="of:=[.N197]"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97]-[.L197]"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8]);&quot;진행중&quot;;&quot;완료&quot;)" table:style-name="ce19">
            <text:p>완료</text:p>
          </table:table-cell>
          <table:table-cell office:value-type="time" office:time-value="PT0H5M0S" table:formula="of:=[.N198]"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5"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98]-[.L198]"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6" table:style-name="ce122"/>
          <table:table-cell table:content-validation-name="val6" table:style-name="ce122"/>
          <table:table-cell table:style-name="ce123"/>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9]);&quot;진행중&quot;;&quot;완료&quot;)" table:style-name="ce19">
            <text:p>완료</text:p>
          </table:table-cell>
          <table:table-cell office:value-type="time" office:time-value="PT0H2M0S" table:formula="of:=[.N199]"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5"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99]-[.L199]"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0]);&quot;진행중&quot;;&quot;완료&quot;)" table:style-name="ce10">
            <text:p>완료</text:p>
          </table:table-cell>
          <table:table-cell office:value-type="time" office:time-value="PT0H1M0S" table:formula="of:=[.N200]"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200]-[.L200]"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201]);&quot;진행중&quot;;&quot;완료&quot;)" table:style-name="ce19">
            <text:p>완료</text:p>
          </table:table-cell>
          <table:table-cell office:value-type="time" office:time-value="PT0H1M0S" table:formula="of:=[.N201]"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5"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201]-[.L201]"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2]);&quot;진행중&quot;;&quot;완료&quot;)" table:style-name="ce10">
            <text:p>완료</text:p>
          </table:table-cell>
          <table:table-cell office:value-type="time" office:time-value="PT0H1M0S" table:formula="of:=[.N202]"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2]-[.L202]"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203]"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5"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203]-[.L203]"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6" table:style-name="ce89"/>
          <table:table-cell table:content-validation-name="val6" table:style-name="ce89"/>
          <table:table-cell table:style-name="ce90"/>
          <table:table-cell table:style-name="ce55"/>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4]);&quot;진행중&quot;;&quot;완료&quot;)" table:style-name="ce10">
            <text:p>완료</text:p>
          </table:table-cell>
          <table:table-cell office:value-type="time" office:time-value="PT0H1M0S" table:formula="of:=[.N204]"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4]-[.L204]"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55"/>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5]);&quot;진행중&quot;;&quot;완료&quot;)" table:style-name="ce19">
            <text:p>완료</text:p>
          </table:table-cell>
          <table:table-cell office:value-type="time" office:time-value="PT0H1M0S" table:formula="of:=[.N205]"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5]-[.L205]"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6" table:style-name="ce44"/>
          <table:table-cell table:content-validation-name="val6" table:style-name="ce44"/>
          <table:table-cell table:style-name="ce45"/>
          <table:table-cell table:style-name="ce55"/>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206]"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6]-[.L206]"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6" table:style-name="ce29"/>
          <table:table-cell table:content-validation-name="val6" table:style-name="ce29"/>
          <table:table-cell table:style-name="ce30"/>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07]"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7]-[.L207]"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6" table:style-name="ce44"/>
          <table:table-cell table:content-validation-name="val6" table:style-name="ce44"/>
          <table:table-cell table:style-name="ce45"/>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208]"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5"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8]-[.L208]"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6" table:style-name="ce44"/>
          <table:table-cell table:content-validation-name="val6" table:style-name="ce44"/>
          <table:table-cell table:style-name="ce45"/>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1M0S" table:formula="of:=[.N20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9]-[.L209]"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0M0S" table:formula="of:=[.N210]"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10]-[.L210]"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0M0S" table:formula="of:=[.N21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11]-[.L211]"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2M0S" table:formula="of:=[.N212]"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2]-[.L212]"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3]);&quot;진행중&quot;;&quot;완료&quot;)" table:style-name="ce10">
            <text:p>완료</text:p>
          </table:table-cell>
          <table:table-cell office:value-type="time" office:time-value="PT0H3M0S" table:formula="of:=[.N213]"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3]-[.L213]"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4]);&quot;진행중&quot;;&quot;완료&quot;)" table:style-name="ce10">
            <text:p>완료</text:p>
          </table:table-cell>
          <table:table-cell office:value-type="time" office:time-value="PT0H1M0S" table:formula="of:=[.N2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4]-[.L214]"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15]"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5]-[.L215]"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6]);&quot;진행중&quot;;&quot;완료&quot;)" table:style-name="ce10">
            <text:p>완료</text:p>
          </table:table-cell>
          <table:table-cell office:value-type="time" office:time-value="PT0H2M0S" table:formula="of:=[.N216]"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6]-[.L216]"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7]"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7]-[.L217]"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8]);&quot;진행중&quot;;&quot;완료&quot;)" table:style-name="ce10">
            <text:p>완료</text:p>
          </table:table-cell>
          <table:table-cell office:value-type="time" office:time-value="PT0H1M0S" table:formula="of:=[.N218]"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8]-[.L218]"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9]"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9]-[.L219]"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20]"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20]-[.L220]"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1]"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21]-[.L221]"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2]);&quot;진행중&quot;;&quot;완료&quot;)" table:style-name="ce10">
            <text:p>완료</text:p>
          </table:table-cell>
          <table:table-cell office:value-type="time" office:time-value="PT0H28M0S" table:formula="of:=[.N222]"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2]-[.L222]"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3]);&quot;진행중&quot;;&quot;완료&quot;)" table:style-name="ce10">
            <text:p>완료</text:p>
          </table:table-cell>
          <table:table-cell office:value-type="time" office:time-value="PT0H1M0S" table:formula="of:=[.N223]"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3]-[.L223]"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224]"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4]-[.L224]"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5]);&quot;진행중&quot;;&quot;완료&quot;)" table:style-name="ce10">
            <text:p>완료</text:p>
          </table:table-cell>
          <table:table-cell office:value-type="time" office:time-value="PT0H1M0S" table:formula="of:=[.N225]"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5]-[.L225]"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226]"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6]-[.L226]"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7]"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5"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227]-[.L227]"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228]"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5"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228]-[.L228]"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6" table:style-name="ce89">
            <text:p>O</text:p>
          </table:table-cell>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229]"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5"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229]-[.L229]"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formula="of:=[.N230]" table:style-name="ce130">
            <text:p>2:23:00</text:p>
          </table:table-cell>
          <table:table-cell office:value-type="string" table:style-name="ce70">
            <text:p>2022.06.06</text:p>
          </table:table-cell>
          <table:table-cell office:value-type="string" table:style-name="ce71">
            <text:p>21~09</text:p>
          </table:table-cell>
          <table:table-cell office:value-type="string" table:content-validation-name="val5"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230]-[.L230]"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6" table:style-name="ce74">
            <text:p>X</text:p>
          </table:table-cell>
          <table:table-cell table:content-validation-name="val6" table:style-name="ce74"/>
          <table:table-cell table:style-name="ce75"/>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1]);&quot;진행중&quot;;&quot;완료&quot;)" table:style-name="ce10">
            <text:p>완료</text:p>
          </table:table-cell>
          <table:table-cell office:value-type="time" office:time-value="PT0H1M0S" table:formula="of:=[.N231]"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31]-[.L231]"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2]);&quot;진행중&quot;;&quot;완료&quot;)" table:style-name="ce10">
            <text:p>완료</text:p>
          </table:table-cell>
          <table:table-cell office:value-type="time" office:time-value="PT0H1M0S" table:formula="of:=[.N232]"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5"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2]-[.L232]"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33]"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3]-[.L233]"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4]);&quot;진행중&quot;;&quot;완료&quot;)" table:style-name="ce10">
            <text:p>완료</text:p>
          </table:table-cell>
          <table:table-cell office:value-type="time" office:time-value="PT0H1M0S" table:formula="of:=[.N23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4]-[.L234]"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5]);&quot;진행중&quot;;&quot;완료&quot;)" table:style-name="ce19">
            <text:p>완료</text:p>
          </table:table-cell>
          <table:table-cell office:value-type="time" office:time-value="PT0H1M0S" table:formula="of:=[.N235]"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5"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5]-[.L235]"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1"/>
        </table:table-row>
        <table:table-row table:number-rows-repeated="5" table:style-name="ro2">
          <table:table-cell table:number-columns-repeated="5" table:style-name="ce10"/>
          <table:table-cell table:style-name="ce11"/>
          <table:table-cell table:style-name="ce82"/>
          <table:table-cell table:style-name="ce83"/>
          <table:table-cell table:content-validation-name="val5" table:style-name="ce84"/>
          <table:table-cell table:number-columns-repeated="2" table:style-name="ce84"/>
          <table:table-cell table:number-columns-repeated="2" table:style-name="ce85"/>
          <table:table-cell table:style-name="ce16"/>
          <table:table-cell table:style-name="ce86"/>
          <table:table-cell table:style-name="ce85"/>
          <table:table-cell table:style-name="ce87"/>
          <table:table-cell table:number-columns-repeated="2" table:style-name="ce88"/>
          <table:table-cell table:content-validation-name="val6" table:style-name="ce89"/>
          <table:table-cell table:content-validation-name="val6" table:style-name="ce89"/>
          <table:table-cell table:style-name="ce90"/>
          <table:table-cell table:number-columns-repeated="16362"/>
        </table:table-row>
        <table:table-row table:style-name="ro2">
          <table:table-cell table:number-columns-repeated="3"/>
          <table:table-cell table:number-columns-repeated="2" table:style-name="ce10"/>
          <table:table-cell table:style-name="ce11"/>
          <table:table-cell table:style-name="ce82"/>
          <table:table-cell table:style-name="ce83"/>
          <table:table-cell table:content-validation-name="val5" table:style-name="ce84"/>
          <table:table-cell table:style-name="ce84"/>
          <table:table-cell table:style-name="ce113"/>
          <table:table-cell table:number-columns-repeated="2" table:style-name="ce85"/>
          <table:table-cell table:style-name="ce16"/>
          <table:table-cell table:style-name="ce86"/>
          <table:table-cell table:style-name="ce85"/>
          <table:table-cell table:style-name="ce87"/>
          <table:table-cell table:style-name="ce114"/>
          <table:table-cell table:style-name="ce88"/>
          <table:table-cell table:content-validation-name="val6" table:style-name="ce89"/>
          <table:table-cell table:content-validation-name="val6" table:style-name="ce89"/>
          <table:table-cell table:style-name="ce90"/>
          <table:table-cell table:number-columns-repeated="16362"/>
        </table:table-row>
        <table:table-row table:style-name="ro2">
          <table:table-cell table:number-columns-repeated="3"/>
          <table:table-cell table:number-columns-repeated="2" table:style-name="ce10"/>
          <table:table-cell table:style-name="ce11"/>
          <table:table-cell office:value-type="time" office:time-value="PT0H26M42S" table:formula="of:=AVERAGE([.N95:.N233])" table:style-name="ce11">
            <text:p>0:26:42</text:p>
          </table:table-cell>
          <table:table-cell table:number-columns-repeated="4" table:style-name="ce10"/>
          <table:table-cell table:number-columns-repeated="2" table:style-name="ce129"/>
          <table:table-cell table:number-columns-repeated="2" table:style-name="ce11"/>
          <table:table-cell table:style-name="ce129"/>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22M14S" table:formula="of:=AVERAGE([.F5:.F132])" table:style-name="ce11">
            <text:p>1:22:14</text:p>
          </table:table-cell>
          <table:table-cell table:number-columns-repeated="4" table:style-name="ce10"/>
          <table:table-cell table:number-columns-repeated="2" table:style-name="ce129"/>
          <table:table-cell table:number-columns-repeated="2" table:style-name="ce11"/>
          <table:table-cell table:style-name="ce129"/>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48M53S" table:formula="of:=AVERAGE([.F5:.F26];[.F107:.F132])" table:style-name="ce11">
            <text:p>1:48:54</text:p>
          </table:table-cell>
          <table:table-cell table:number-columns-repeated="4"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2" table:style-name="ro2">
          <table:table-cell table:number-columns-repeated="16384"/>
        </table:table-row>
        <table:table-row table:number-rows-repeated="3"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style-name="ro2">
          <table:table-cell table:number-columns-repeated="3"/>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5" table:style-name="ro2">
          <table:table-cell table:number-columns-repeated="3"/>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2" table:style-name="ro2">
          <table:table-cell table:number-columns-repeated="3"/>
          <table:table-cell table:number-columns-repeated="2" table:style-name="ce2"/>
          <table:table-cell table:number-columns-repeated="16379"/>
        </table:table-row>
        <table:table-row table:number-rows-repeated="4" table:style-name="ro2">
          <table:table-cell table:number-columns-repeated="3"/>
          <table:table-cell table:number-columns-repeated="2" table:style-name="ce18"/>
          <table:table-cell table:number-columns-repeated="16379"/>
        </table:table-row>
        <table:table-row table:number-rows-repeated="1048314" table:style-name="ro2">
          <table:table-cell table:number-columns-repeated="16384"/>
        </table:table-row>
      </table:table>
      <table:table table:name="요약_전체" table:style-name="ta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19" table:number-columns-repeated="2"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6" table:default-cell-style-name="ce1"/>
        <table:table-column table:style-name="co27" table:default-cell-style-name="ce1"/>
        <table:table-column table:style-name="co1" table:number-columns-repeated="16365" table:default-cell-style-name="ce1"/>
        <table:table-row table:style-name="ro7">
          <table:table-cell table:number-columns-repeated="16384" table:style-name="ce1"/>
        </table:table-row>
        <table:table-row table:style-name="ro7">
          <table:table-cell office:value-type="string" table:style-name="ce132">
            <text:p>월</text:p>
          </table:table-cell>
          <table:table-cell office:value-type="string" table:style-name="ce132">
            <text:p>6월</text:p>
          </table:table-cell>
          <table:table-cell table:number-columns-repeated="4"/>
          <table:table-cell table:style-name="ce1">
            <draw:frame draw:z-index="3" draw:id="id2" draw:style-name="a8" draw:name="차트 4" svg:x="0.25521in" svg:y="0.20312in" svg:width="6.52604in" svg:height="4.34896in" style:rel-width="scale" style:rel-height="scale">
              <draw:object xlink:href="Object 3/" xlink:type="simple" xlink:show="embed" xlink:actuate="onLoad"/>
              <svg:title/>
              <svg:desc/>
            </draw:frame>
          </table:table-cell>
          <table:table-cell table:number-columns-repeated="16377"/>
        </table:table-row>
        <table:table-row table:style-name="ro7">
          <table:table-cell office:value-type="string" table:style-name="ce132">
            <text:p>테넌트</text:p>
          </table:table-cell>
          <table:table-cell office:value-type="string" table:style-name="ce132">
            <text:p>PRD</text:p>
          </table:table-cell>
          <table:table-cell table:number-columns-repeated="2"/>
          <table:table-cell table:style-name="ce1">
            <draw:frame draw:z-index="1" draw:id="id0" draw:style-name="a6" draw:name="차트 8" svg:x="0.7192in" svg:y="0.01404in" svg:width="5.60372in" svg:height="4.32971in" style:rel-width="scale" style:rel-height="scale">
              <draw:object xlink:href="Object 1/"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1" table:style-name="ce134">
            <text:p>61</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SG</text:p>
          </table:table-cell>
          <table:table-cell office:value-type="float" office:value="1" table:style-name="ce136">
            <text:p>1</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31" table:style-name="ce132">
            <text:p>131</text:p>
          </table:table-cell>
          <table:table-cell table:number-columns-repeated="16382"/>
        </table:table-row>
        <table:table-row table:number-rows-repeated="3" table:style-name="ro7">
          <table:table-cell table:number-columns-repeated="16384" table:style-name="ce1"/>
        </table:table-row>
        <table:table-row table:style-name="ro6">
          <table:table-cell table:number-columns-repeated="16384"/>
        </table:table-row>
        <table:table-row table:number-rows-repeated="9" table:style-name="ro7">
          <table:table-cell table:number-columns-repeated="4" table:style-name="ce132"/>
          <table:table-cell table:number-columns-repeated="16380"/>
        </table:table-row>
        <table:table-row table:number-rows-repeated="3" table:style-name="ro6">
          <table:table-cell table:number-columns-repeated="4" table:style-name="ce132"/>
          <table:table-cell table:number-columns-repeated="16380"/>
        </table:table-row>
        <table:table-row table:number-rows-repeated="9" table:style-name="ro6">
          <table:table-cell table:number-columns-repeated="16384"/>
        </table:table-row>
        <table:table-row table:style-name="ro6">
          <table:table-cell office:value-type="string" table:style-name="ce132">
            <text:p>테넌트</text:p>
          </table:table-cell>
          <table:table-cell office:value-type="string" table:style-name="ce132">
            <text:p>PRD</text:p>
          </table:table-cell>
          <table:table-cell table:number-columns-repeated="2" table:style-name="ce1"/>
          <table:table-cell table:style-name="ce1">
            <draw:frame draw:z-index="2" draw:id="id1" draw:style-name="a7" draw:name="차트 4" svg:x="0.75521in" svg:y="0.01562in" svg:width="8.94271in" svg:height="5.23438in" style:rel-width="scale" style:rel-height="scale">
              <draw:object xlink:href="Object 2/" xlink:type="simple" xlink:show="embed" xlink:actuate="onLoad"/>
              <svg:title/>
              <svg:desc/>
            </draw:frame>
          </table:table-cell>
          <table:table-cell table:number-columns-repeated="16379"/>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6">
          <table:table-cell office:value-type="string" table:style-name="ce133">
            <text:p>리전</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6">
          <table:table-cell office:value-type="string" table:style-name="ce133">
            <text:p>CN</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6">
          <table:table-cell office:value-type="string" table:style-name="ce135">
            <text:p>EU</text:p>
          </table:table-cell>
          <table:table-cell office:value-type="float" office:value="22" table:style-name="ce135">
            <text:p>22</text:p>
          </table:table-cell>
          <table:table-cell office:value-type="float" office:value="26" table:style-name="ce141">
            <text:p>26</text:p>
          </table:table-cell>
          <table:table-cell office:value-type="float" office:value="48" table:style-name="ce136">
            <text:p>48</text:p>
          </table:table-cell>
          <table:table-cell table:number-columns-repeated="16380"/>
        </table:table-row>
        <table:table-row table:style-name="ro6">
          <table:table-cell office:value-type="string" table:style-name="ce135">
            <text:p>IN</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5">
            <text:p>KR</text:p>
          </table:table-cell>
          <table:table-cell office:value-type="float" office:value="47" table:style-name="ce135">
            <text:p>47</text:p>
          </table:table-cell>
          <table:table-cell office:value-type="float" office:value="61" table:style-name="ce141">
            <text:p>61</text:p>
          </table:table-cell>
          <table:table-cell office:value-type="float" office:value="108" table:style-name="ce136">
            <text:p>108</text:p>
          </table:table-cell>
          <table:table-cell table:number-columns-repeated="16380"/>
        </table:table-row>
        <table:table-row table:style-name="ro6">
          <table:table-cell office:value-type="string" table:style-name="ce135">
            <text:p>NA</text:p>
          </table:table-cell>
          <table:table-cell office:value-type="float" office:value="12" table:style-name="ce135">
            <text:p>12</text:p>
          </table:table-cell>
          <table:table-cell office:value-type="float" office:value="27" table:style-name="ce141">
            <text:p>27</text:p>
          </table:table-cell>
          <table:table-cell office:value-type="float" office:value="39" table:style-name="ce136">
            <text:p>39</text:p>
          </table:table-cell>
          <table:table-cell table:number-columns-repeated="16380"/>
        </table:table-row>
        <table:table-row table:style-name="ro6">
          <table:table-cell office:value-type="string" table:style-name="ce135">
            <text:p>RU</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6">
          <table:table-cell office:value-type="string" table:style-name="ce135">
            <text:p>SG</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7">
            <text:p>총합계</text:p>
          </table:table-cell>
          <table:table-cell office:value-type="float" office:value="89" table:style-name="ce137">
            <text:p>89</text:p>
          </table:table-cell>
          <table:table-cell office:value-type="float" office:value="131" table:style-name="ce142">
            <text:p>131</text:p>
          </table:table-cell>
          <table:table-cell office:value-type="float" office:value="220" table:style-name="ce132">
            <text:p>220</text:p>
          </table:table-cell>
          <table:table-cell table:number-columns-repeated="16380"/>
        </table:table-row>
        <table:table-row table:style-name="ro6">
          <table:table-cell table:number-columns-repeated="16384"/>
        </table:table-row>
        <table:table-row table:style-name="ro6">
          <table:table-cell office:value-type="string" table:style-name="ce143">
            <text:p>월</text:p>
          </table:table-cell>
          <table:table-cell office:value-type="string" table:style-name="ce144">
            <text:p>6월</text:p>
          </table:table-cell>
          <table:table-cell table:number-columns-repeated="16382" table:style-name="ce1"/>
        </table:table-row>
        <table:table-row table:style-name="ro6">
          <table:table-cell office:value-type="string" table:style-name="ce143">
            <text:p>전월 대비 증감</text:p>
          </table:table-cell>
          <table:table-cell office:value-type="float" office:value="47.191011235955052" table:formula="of:=(([.C50]-[.B50])/[.B50])*100" table:style-name="ce145">
            <text:p>▲47.19%</text:p>
          </table:table-cell>
          <table:table-cell table:number-columns-repeated="16382" table:style-name="ce1"/>
        </table:table-row>
        <table:table-row table:style-name="ro6">
          <table:table-cell table:style-name="ce1"/>
          <table:table-cell table:style-name="ce145"/>
          <table:table-cell table:number-columns-repeated="16382" table:style-name="ce1"/>
        </table:table-row>
        <table:table-row table:number-rows-repeated="2" table:style-name="ro6">
          <table:table-cell table:number-columns-repeated="2" table:style-name="ce132"/>
          <table:table-cell table:number-columns-repeated="16382" table:style-name="ce1"/>
        </table:table-row>
        <table:table-row table:style-name="ro6">
          <table:table-cell table:style-name="ce132"/>
          <table:table-cell table:style-name="ce137"/>
          <table:table-cell table:style-name="ce142"/>
          <table:table-cell table:number-columns-repeated="16381" table:style-name="ce1"/>
        </table:table-row>
        <table:table-row table:number-rows-repeated="4"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2" table:style-name="ce1"/>
          <table:table-cell table:style-name="ce1">
            <draw:frame draw:z-index="4" draw:id="id3" draw:style-name="a9" draw:name="차트 5" svg:x="0.71875in" svg:y="0.21354in" svg:width="8.95833in" svg:height="4.55729in" style:rel-width="scale" style:rel-height="scale">
              <draw:object xlink:href="Object 4/" xlink:type="simple" xlink:show="embed" xlink:actuate="onLoad"/>
              <svg:title/>
              <svg:desc/>
            </draw:frame>
          </table:table-cell>
          <table:table-cell table:number-columns-repeated="16379"/>
        </table:table-row>
        <table:table-row table:number-rows-repeated="2"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16382"/>
        </table:table-row>
        <table:table-row table:number-rows-repeated="1048511" table:style-name="ro6">
          <table:table-cell table:number-columns-repeated="16384"/>
        </table:table-row>
      </table:table>
      <table:table table:name="5월_요약" table:style-name="ta2">
        <table:table-column table:style-name="co28" table:default-cell-style-name="ce1"/>
        <table:table-column table:style-name="co24" table:default-cell-style-name="ce1"/>
        <table:table-column table:style-name="co29" table:default-cell-style-name="ce1"/>
        <table:table-column table:style-name="co19" table:default-cell-style-name="ce1"/>
        <table:table-column table:style-name="co24" table:default-cell-style-name="ce1"/>
        <table:table-column table:style-name="co30" table:default-cell-style-name="ce1"/>
        <table:table-column table:style-name="co27" table:default-cell-style-name="ce1"/>
        <table:table-column table:style-name="co1" table:number-columns-repeated="16377"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4" draw:style-name="a10" draw:name="차트 1" svg:x="0.04166in" svg:y="0.03646in" svg:width="6.2962in" svg:height="4.94678in" style:rel-width="scale" style:rel-height="scale">
              <draw:object xlink:href="Object 5/"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49" table:style-name="ce134">
            <text:p>49</text:p>
          </table:table-cell>
          <table:table-cell table:number-columns-repeated="16382"/>
        </table:table-row>
        <table:table-row table:style-name="ro7">
          <table:table-cell office:value-type="string" table:style-name="ce135">
            <text:p>EU</text:p>
          </table:table-cell>
          <table:table-cell office:value-type="float" office:value="22" table:style-name="ce136">
            <text:p>22</text:p>
          </table:table-cell>
          <table:table-cell table:number-columns-repeated="16382"/>
        </table:table-row>
        <table:table-row table:style-name="ro7">
          <table:table-cell office:value-type="string" table:style-name="ce135">
            <text:p>NA</text:p>
          </table:table-cell>
          <table:table-cell office:value-type="float" office:value="13" table:style-name="ce136">
            <text:p>13</text:p>
          </table:table-cell>
          <table:table-cell table:number-columns-repeated="16382"/>
        </table:table-row>
        <table:table-row table:style-name="ro7">
          <table:table-cell office:value-type="string" table:style-name="ce135">
            <text:p>RU</text:p>
          </table:table-cell>
          <table:table-cell office:value-type="float" office:value="2" table:style-name="ce136">
            <text:p>2</text:p>
          </table:table-cell>
          <table:table-cell table:number-columns-repeated="16382"/>
        </table:table-row>
        <table:table-row table:style-name="ro7">
          <table:table-cell office:value-type="string" table:style-name="ce135">
            <text:p>IN</text:p>
          </table:table-cell>
          <table:table-cell office:value-type="float" office:value="2" table:style-name="ce136">
            <text:p>2</text:p>
          </table:table-cell>
          <table:table-cell table:number-columns-repeated="16382"/>
        </table:table-row>
        <table:table-row table:style-name="ro7">
          <table:table-cell office:value-type="string" table:style-name="ce135">
            <text:p>SG</text:p>
          </table:table-cell>
          <table:table-cell office:value-type="float" office:value="2" table:style-name="ce136">
            <text:p>2</text:p>
          </table:table-cell>
          <table:table-cell table:number-columns-repeated="16382"/>
        </table:table-row>
        <table:table-row table:style-name="ro7">
          <table:table-cell office:value-type="string" table:style-name="ce135">
            <text:p>CN</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92" table:style-name="ce132">
            <text:p>92</text:p>
          </table:table-cell>
          <table:table-cell table:number-columns-repeated="16382"/>
        </table:table-row>
        <table:table-row table:number-rows-repeated="1048565" table:style-name="ro6">
          <table:table-cell table:number-columns-repeated="16384"/>
        </table:table-row>
      </table:table>
      <table:table table:name="6월_요약" table:style-name="ta2">
        <table:table-column table:style-name="co28" table:default-cell-style-name="ce1"/>
        <table:table-column table:style-name="co24" table:default-cell-style-name="ce1"/>
        <table:table-column table:style-name="co31" table:default-cell-style-name="ce1"/>
        <table:table-column table:style-name="co1" table:number-columns-repeated="16381"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5" draw:style-name="a11" draw:name="차트 1" svg:x="0.00272in" svg:y="0.00792in" svg:width="7.76042in" svg:height="5.42188in" style:rel-width="scale" style:rel-height="scale">
              <draw:object xlink:href="Object 6/"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9" table:style-name="ce134">
            <text:p>69</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SG</text:p>
          </table:table-cell>
          <table:table-cell office:value-type="float" office:value="3" table:style-name="ce136">
            <text:p>3</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41" table:style-name="ce132">
            <text:p>141</text:p>
          </table:table-cell>
          <table:table-cell table:number-columns-repeated="16382"/>
        </table:table-row>
        <table:table-row table:number-rows-repeated="1048565" table:style-name="ro6">
          <table:table-cell table:number-columns-repeated="16384"/>
        </table:table-row>
      </table:table>
      <table:table table:name="요약_CN" table:style-name="ta2">
        <table:table-column table:style-name="co32" table:default-cell-style-name="ce1"/>
        <table:table-column table:style-name="co17" table:default-cell-style-name="ce1"/>
        <table:table-column table:style-name="co33" table:default-cell-style-name="ce1"/>
        <table:table-column table:style-name="co19" table:number-columns-repeated="2" table:default-cell-style-name="ce1"/>
        <table:table-column table:style-name="co17" table:default-cell-style-name="ce1"/>
        <table:table-column table:style-name="co18" table:default-cell-style-name="ce1"/>
        <table:table-column table:style-name="co34" table:default-cell-style-name="ce1"/>
        <table:table-column table:style-name="co19" table:default-cell-style-name="ce1"/>
        <table:table-column table:style-name="co1" table:number-columns-repeated="2"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number-columns-repeated="16364"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7" draw:style-name="a13" draw:name="차트 3" svg:x="0.55729in" svg:y="0.04687in" svg:width="5.14063in" svg:height="3in" style:rel-width="scale" style:rel-height="scale">
              <draw:object xlink:href="Object 8/"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C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4" table:style-name="ce134">
            <text:p>14</text:p>
          </table:table-cell>
          <table:table-cell table:number-columns-repeated="16382"/>
        </table:table-row>
        <table:table-row table:style-name="ro7">
          <table:table-cell office:value-type="string" table:style-name="ce137">
            <text:p>총합계</text:p>
          </table:table-cell>
          <table:table-cell office:value-type="float" office:value="14" table:style-name="ce132">
            <text:p>14</text:p>
          </table:table-cell>
          <table:table-cell table:number-columns-repeated="16382"/>
        </table:table-row>
        <table:table-row table:number-rows-repeated="6" table:style-name="ro7">
          <table:table-cell table:number-columns-repeated="16384" table:style-name="ce1"/>
        </table:table-row>
        <table:table-row table:style-name="ro6">
          <table:table-cell table:number-columns-repeated="5" table:style-name="ce1"/>
          <table:table-cell table:style-name="ce1">
            <draw:frame draw:z-index="1" draw:id="id6" draw:style-name="a12" draw:name="차트 5" svg:x="0.00521in" svg:y="0.01042in" svg:width="5.06771in" svg:height="3in" style:rel-width="scale" style:rel-height="scale">
              <draw:object xlink:href="Object 7/"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2" table:style-name="ce142">
            <text:p>12</text:p>
          </table:table-cell>
          <table:table-cell office:value-type="float" office:value="14" table:style-name="ce132">
            <text:p>14</text:p>
          </table:table-cell>
          <table:table-cell table:number-columns-repeated="16380"/>
        </table:table-row>
        <table:table-row table:number-rows-repeated="1048550" table:style-name="ro6">
          <table:table-cell table:number-columns-repeated="16384"/>
        </table:table-row>
      </table:table>
      <table:table table:name="요약_EU"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4" table:default-cell-style-name="ce1"/>
        <table:table-column table:style-name="co19" table:default-cell-style-name="ce1"/>
        <table:table-column table:style-name="co1" table:number-columns-repeated="16378" table:default-cell-style-name="ce1"/>
        <table:table-row table:style-name="ro7">
          <table:table-cell table:number-columns-repeated="5" table:style-name="ce1"/>
          <table:table-cell table:style-name="ce1">
            <draw:frame draw:z-index="2" draw:id="id9" draw:style-name="a15" draw:name="차트 3" svg:x="0.01042in" svg:y="0.21354in" svg:width="5.0625in" svg:height="3in" style:rel-width="scale" style:rel-height="scale">
              <draw:object xlink:href="Object 10/" xlink:type="simple" xlink:show="embed" xlink:actuate="onLoad"/>
              <svg:title/>
              <svg:desc/>
            </draw:frame>
          </table:table-cell>
          <table:table-cell table:number-columns-repeated="16378"/>
        </table:table-row>
        <table:table-row table:number-rows-repeated="3"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E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26" table:style-name="ce134">
            <text:p>26</text:p>
          </table:table-cell>
          <table:table-cell table:number-columns-repeated="16382"/>
        </table:table-row>
        <table:table-row table:style-name="ro7">
          <table:table-cell office:value-type="string" table:style-name="ce137">
            <text:p>총합계</text:p>
          </table:table-cell>
          <table:table-cell office:value-type="float" office:value="26" table:style-name="ce132">
            <text:p>26</text:p>
          </table:table-cell>
          <table:table-cell table:number-columns-repeated="16382"/>
        </table:table-row>
        <table:table-row table:number-rows-repeated="5" table:style-name="ro7">
          <table:table-cell table:number-columns-repeated="16384" table:style-name="ce1"/>
        </table:table-row>
        <table:table-row table:style-name="ro7">
          <table:table-cell table:number-columns-repeated="5" table:style-name="ce1"/>
          <table:table-cell table:style-name="ce1">
            <draw:frame draw:z-index="1" draw:id="id8" draw:style-name="a14" draw:name="차트 1" svg:x="0.03645in" svg:y="0.11458in" svg:width="5in" svg:height="3in" style:rel-width="scale" style:rel-height="scale">
              <draw:object xlink:href="Object 9/"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2" table:style-name="ce133">
            <text:p>22</text:p>
          </table:table-cell>
          <table:table-cell office:value-type="float" office:value="26" table:style-name="ce140">
            <text:p>26</text:p>
          </table:table-cell>
          <table:table-cell office:value-type="float" office:value="48" table:style-name="ce134">
            <text:p>48</text:p>
          </table:table-cell>
          <table:table-cell table:number-columns-repeated="16380"/>
        </table:table-row>
        <table:table-row table:style-name="ro7">
          <table:table-cell office:value-type="string" table:style-name="ce137">
            <text:p>총합계</text:p>
          </table:table-cell>
          <table:table-cell office:value-type="float" office:value="22" table:style-name="ce137">
            <text:p>22</text:p>
          </table:table-cell>
          <table:table-cell office:value-type="float" office:value="26" table:style-name="ce142">
            <text:p>26</text:p>
          </table:table-cell>
          <table:table-cell office:value-type="float" office:value="48" table:style-name="ce132">
            <text:p>48</text:p>
          </table:table-cell>
          <table:table-cell table:number-columns-repeated="16380"/>
        </table:table-row>
        <table:table-row table:number-rows-repeated="1048551" table:style-name="ro6">
          <table:table-cell table:number-columns-repeated="16384"/>
        </table:table-row>
      </table:table>
      <table:table table:name="요약_IN" table:style-name="ta2">
        <table:table-column table:style-name="co32" table:default-cell-style-name="ce1"/>
        <table:table-column table:style-name="co17" table:default-cell-style-name="ce1"/>
        <table:table-column table:style-name="co36"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7">
          <table:table-cell table:number-columns-repeated="4" table:style-name="ce1"/>
          <table:table-cell table:style-name="ce1">
            <draw:frame draw:z-index="2" draw:id="id11" draw:style-name="a17" draw:name="차트 3" svg:x="0.21354in" svg:y="0.16146in" svg:width="5.10938in" svg:height="3.05729in" style:rel-width="scale" style:rel-height="scale">
              <draw:object xlink:href="Object 12/" xlink:type="simple" xlink:show="embed" xlink:actuate="onLoad"/>
              <svg:title/>
              <svg:desc/>
            </draw:frame>
          </table:table-cell>
          <table:table-cell table:number-columns-repeated="16379"/>
        </table:table-row>
        <table:table-row table:number-rows-repeated="3"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I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7">
          <table:table-cell table:number-columns-repeated="16384" table:style-name="ce1"/>
        </table:table-row>
        <table:table-row table:style-name="ro6">
          <table:table-cell table:number-columns-repeated="4" table:style-name="ce1"/>
          <table:table-cell table:style-name="ce1">
            <draw:frame draw:z-index="1" draw:id="id10" draw:style-name="a16" draw:name="차트 1" svg:x="0.3177in" svg:y="0.03125in" svg:width="5in" svg:height="3in" style:rel-width="scale" style:rel-height="scale">
              <draw:object xlink:href="Object 1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 table:style-name="ce142">
            <text:p>1</text:p>
          </table:table-cell>
          <table:table-cell office:value-type="float" office:value="3" table:style-name="ce132">
            <text:p>3</text:p>
          </table:table-cell>
          <table:table-cell table:number-columns-repeated="16380"/>
        </table:table-row>
        <table:table-row table:number-rows-repeated="1048551" table:style-name="ro6">
          <table:table-cell table:number-columns-repeated="16384"/>
        </table:table-row>
      </table:table>
      <table:table table:name="요약_KR" table:style-name="ta2">
        <table:table-column table:style-name="co32" table:default-cell-style-name="ce1"/>
        <table:table-column table:style-name="co17" table:default-cell-style-name="ce1"/>
        <table:table-column table:style-name="co19" table:number-columns-repeated="2" table:default-cell-style-name="ce1"/>
        <table:table-column table:style-name="co37" table:number-columns-repeated="2" table:default-cell-style-name="ce1"/>
        <table:table-column table:style-name="co38" table:default-cell-style-name="ce1"/>
        <table:table-column table:style-name="co19" table:number-columns-repeated="2" table:default-cell-style-name="ce1"/>
        <table:table-column table:style-name="co1" table:number-columns-repeated="16375" table:default-cell-style-name="ce1"/>
        <table:table-row table:style-name="ro7">
          <table:table-cell table:number-columns-repeated="16384" table:style-name="ce1"/>
        </table:table-row>
        <table:table-row table:style-name="ro7">
          <table:table-cell table:number-columns-repeated="5" table:style-name="ce1"/>
          <table:table-cell table:style-name="ce1">
            <draw:frame draw:z-index="5" draw:id="id16" draw:style-name="a22" draw:name="차트 6" svg:x="0.45833in" svg:y="0.01562in" svg:width="5in" svg:height="3in" style:rel-width="scale" style:rel-height="scale">
              <draw:object xlink:href="Object 17/" xlink:type="simple" xlink:show="embed" xlink:actuate="onLoad"/>
              <svg:title/>
              <svg:desc/>
            </draw:frame>
          </table:table-cell>
          <table:table-cell table:number-columns-repeated="16378"/>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KR</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08" table:style-name="ce134">
            <text:p>108</text:p>
          </table:table-cell>
          <table:table-cell table:number-columns-repeated="16382"/>
        </table:table-row>
        <table:table-row table:style-name="ro7">
          <table:table-cell office:value-type="string" table:style-name="ce135">
            <text:p>STG</text:p>
          </table:table-cell>
          <table:table-cell office:value-type="float" office:value="10" table:style-name="ce136">
            <text:p>10</text:p>
          </table:table-cell>
          <table:table-cell table:number-columns-repeated="16382"/>
        </table:table-row>
        <table:table-row table:style-name="ro7">
          <table:table-cell office:value-type="string" table:style-name="ce137">
            <text:p>총합계</text:p>
          </table:table-cell>
          <table:table-cell office:value-type="float" office:value="118" table:style-name="ce132">
            <text:p>118</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5" table:style-name="ce1"/>
          <table:table-cell table:style-name="ce1">
            <draw:frame draw:z-index="1" draw:id="id12" draw:style-name="a18" draw:name="차트 1" svg:x="0.45833in" svg:y="0.03125in" svg:width="5in" svg:height="3in" style:rel-width="scale" style:rel-height="scale">
              <draw:object xlink:href="Object 13/" xlink:type="simple" xlink:show="embed" xlink:actuate="onLoad"/>
              <svg:title/>
              <svg:desc/>
            </draw:frame>
          </table:table-cell>
          <table:table-cell table:number-columns-repeated="7"/>
          <table:table-cell table:style-name="ce1">
            <draw:frame draw:z-index="3" draw:id="id14" draw:style-name="a20" draw:name="차트 4" svg:x="0.28646in" svg:y="0.01562in" svg:width="5in" svg:height="3in" style:rel-width="scale" style:rel-height="scale">
              <draw:object xlink:href="Object 15/" xlink:type="simple" xlink:show="embed" xlink:actuate="onLoad"/>
              <svg:title/>
              <svg:desc/>
            </draw:frame>
          </table:table-cell>
          <table:table-cell table:number-columns-repeated="16370"/>
        </table:table-row>
        <table:table-row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7">
          <table:table-cell office:value-type="string" table:style-name="ce132">
            <text:p>AZ</text:p>
          </table:table-cell>
          <table:table-cell office:value-type="float" office:value="2" table:style-name="ce146">
            <text:p>2</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32" table:style-name="ce133">
            <text:p>32</text:p>
          </table:table-cell>
          <table:table-cell office:value-type="float" office:value="29" table:style-name="ce140">
            <text:p>29</text:p>
          </table:table-cell>
          <table:table-cell office:value-type="float" office:value="61" table:style-name="ce134">
            <text:p>61</text:p>
          </table:table-cell>
          <table:table-cell table:number-columns-repeated="16380"/>
        </table:table-row>
        <table:table-row table:style-name="ro7">
          <table:table-cell office:value-type="string" table:style-name="ce135">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7">
          <table:table-cell office:value-type="string" table:style-name="ce137">
            <text:p>총합계</text:p>
          </table:table-cell>
          <table:table-cell office:value-type="float" office:value="34" table:style-name="ce137">
            <text:p>34</text:p>
          </table:table-cell>
          <table:table-cell office:value-type="float" office:value="32" table:style-name="ce142">
            <text:p>32</text:p>
          </table:table-cell>
          <table:table-cell office:value-type="float" office:value="66" table:style-name="ce132">
            <text:p>66</text:p>
          </table:table-cell>
          <table:table-cell table:number-columns-repeated="16380"/>
        </table:table-row>
        <table:table-row table:number-rows-repeated="6" table:style-name="ro6">
          <table:table-cell table:number-columns-repeated="16384"/>
        </table:table-row>
        <table:table-row table:style-name="ro6">
          <table:table-cell table:number-columns-repeated="6" table:style-name="ce1"/>
          <table:table-cell table:style-name="ce1">
            <draw:frame draw:z-index="2" draw:id="id13" draw:style-name="a19" draw:name="차트 2" svg:x="0.07812in" svg:y="0.19792in" svg:width="5in" svg:height="3in" style:rel-width="scale" style:rel-height="scale">
              <draw:object xlink:href="Object 14/" xlink:type="simple" xlink:show="embed" xlink:actuate="onLoad"/>
              <svg:title/>
              <svg:desc/>
            </draw:frame>
          </table:table-cell>
          <table:table-cell table:number-columns-repeated="16377"/>
        </table:table-row>
        <table:table-row table:style-name="ro6">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table:style-name="ce138"/>
          <table:table-cell office:value-type="string" table:style-name="ce133">
            <text:p>월</text:p>
          </table:table-cell>
          <table:table-cell table:style-name="ce138"/>
          <table:table-cell table:style-name="ce139"/>
          <table:table-cell table:number-columns-repeated="16379"/>
        </table:table-row>
        <table:table-row table:style-name="ro6">
          <table:table-cell office:value-type="string" table:style-name="ce133">
            <text:p>AZ</text:p>
          </table:table-cell>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79"/>
        </table:table-row>
        <table:table-row table:style-name="ro6">
          <table:table-cell office:value-type="float" office:value="1" table:style-name="ce133">
            <text:p>1</text:p>
          </table:table-cell>
          <table:table-cell table:style-name="ce138"/>
          <table:table-cell office:value-type="float" office:value="15" table:style-name="ce133">
            <text:p>15</text:p>
          </table:table-cell>
          <table:table-cell office:value-type="float" office:value="37" table:style-name="ce140">
            <text:p>37</text:p>
          </table:table-cell>
          <table:table-cell office:value-type="float" office:value="52" table:style-name="ce134">
            <text:p>52</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15" table:style-name="ce135">
            <text:p>15</text:p>
          </table:table-cell>
          <table:table-cell office:value-type="float" office:value="32" table:style-name="ce141">
            <text:p>32</text:p>
          </table:table-cell>
          <table:table-cell office:value-type="float" office:value="47" table:style-name="ce136">
            <text:p>47</text:p>
          </table:table-cell>
          <table:table-cell table:number-columns-repeated="16379"/>
        </table:table-row>
        <table:table-row table:style-name="ro6">
          <table:table-cell table:style-name="ce135"/>
          <table:table-cell office:value-type="string" table:style-name="ce147">
            <text:p>STG</text:p>
          </table:table-cell>
          <table:table-cell table:style-name="ce135"/>
          <table:table-cell office:value-type="float" office:value="5" table:style-name="ce141">
            <text:p>5</text:p>
          </table:table-cell>
          <table:table-cell office:value-type="float" office:value="5" table:style-name="ce136">
            <text:p>5</text:p>
          </table:table-cell>
          <table:table-cell table:number-columns-repeated="16379"/>
        </table:table-row>
        <table:table-row table:style-name="ro6">
          <table:table-cell office:value-type="float" office:value="2" table:style-name="ce135">
            <text:p>2</text:p>
          </table:table-cell>
          <table:table-cell table:style-name="ce147"/>
          <table:table-cell office:value-type="float" office:value="34" table:style-name="ce135">
            <text:p>34</text:p>
          </table:table-cell>
          <table:table-cell office:value-type="float" office:value="32" table:style-name="ce141">
            <text:p>32</text:p>
          </table:table-cell>
          <table:table-cell office:value-type="float" office:value="66" table:style-name="ce136">
            <text:p>66</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79"/>
        </table:table-row>
        <table:table-row table:style-name="ro6">
          <table:table-cell table:style-name="ce135"/>
          <table:table-cell office:value-type="string" table:style-name="ce147">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79"/>
        </table:table-row>
        <table:table-row table:style-name="ro6">
          <table:table-cell office:value-type="string" table:style-name="ce137">
            <text:p>총합계</text:p>
          </table:table-cell>
          <table:table-cell table:style-name="ce148"/>
          <table:table-cell office:value-type="float" office:value="49" table:style-name="ce137">
            <text:p>49</text:p>
          </table:table-cell>
          <table:table-cell office:value-type="float" office:value="69" table:style-name="ce142">
            <text:p>69</text:p>
          </table:table-cell>
          <table:table-cell office:value-type="float" office:value="118" table:style-name="ce132">
            <text:p>118</text:p>
          </table:table-cell>
          <table:table-cell table:number-columns-repeated="16379"/>
        </table:table-row>
        <table:table-row table:number-rows-repeated="5" table:style-name="ro6">
          <table:table-cell table:number-columns-repeated="16384"/>
        </table:table-row>
        <table:table-row table:style-name="ro6">
          <table:table-cell office:value-type="string" table:style-name="ce132">
            <text:p>리전</text:p>
          </table:table-cell>
          <table:table-cell office:value-type="string" table:style-name="ce132">
            <text:p>KR</text:p>
          </table:table-cell>
          <table:table-cell table:number-columns-repeated="4" table:style-name="ce1"/>
          <table:table-cell table:style-name="ce1">
            <draw:frame draw:z-index="4" draw:id="id15" draw:style-name="a21" draw:name="차트 5" svg:x="0.05729in" svg:y="0.02604in" svg:width="5.86979in" svg:height="3.60938in" style:rel-width="scale" style:rel-height="scale">
              <draw:object xlink:href="Object 16/" xlink:type="simple" xlink:show="embed" xlink:actuate="onLoad"/>
              <svg:title/>
              <svg:desc/>
            </draw:frame>
          </table:table-cell>
          <table:table-cell table:number-columns-repeated="16377"/>
        </table:table-row>
        <table:table-row table:style-name="ro6">
          <table:table-cell office:value-type="string" table:style-name="ce132">
            <text:p>테넌트</text:p>
          </table:table-cell>
          <table:table-cell office:value-type="string" table:style-name="ce132">
            <text:p>PRD</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AZ</text:p>
          </table:table-cell>
          <table:table-cell table:style-name="ce138"/>
          <table:table-cell table:style-name="ce139"/>
          <table:table-cell table:number-columns-repeated="16380"/>
        </table:table-row>
        <table:table-row table:style-name="ro6">
          <table:table-cell office:value-type="string" table:style-name="ce133">
            <text:p>월</text:p>
          </table:table-cell>
          <table:table-cell office:value-type="float" office:value="1" table:style-name="ce133">
            <text:p>1</text:p>
          </table:table-cell>
          <table:table-cell office:value-type="float" office:value="2" table:style-name="ce140">
            <text:p>2</text:p>
          </table:table-cell>
          <table:table-cell office:value-type="string" table:style-name="ce134">
            <text:p>총합계</text:p>
          </table:table-cell>
          <table:table-cell table:number-columns-repeated="16380"/>
        </table:table-row>
        <table:table-row table:style-name="ro6">
          <table:table-cell office:value-type="string" table:style-name="ce133">
            <text:p>5월</text:p>
          </table:table-cell>
          <table:table-cell office:value-type="float" office:value="15" table:style-name="ce133">
            <text:p>15</text:p>
          </table:table-cell>
          <table:table-cell office:value-type="float" office:value="32" table:style-name="ce140">
            <text:p>32</text:p>
          </table:table-cell>
          <table:table-cell office:value-type="float" office:value="47" table:style-name="ce134">
            <text:p>47</text:p>
          </table:table-cell>
          <table:table-cell table:number-columns-repeated="16380"/>
        </table:table-row>
        <table:table-row table:style-name="ro6">
          <table:table-cell office:value-type="string" table:style-name="ce135">
            <text:p>6월</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80"/>
        </table:table-row>
        <table:table-row table:style-name="ro6">
          <table:table-cell office:value-type="string" table:style-name="ce137">
            <text:p>총합계</text:p>
          </table:table-cell>
          <table:table-cell office:value-type="float" office:value="47" table:style-name="ce137">
            <text:p>47</text:p>
          </table:table-cell>
          <table:table-cell office:value-type="float" office:value="61" table:style-name="ce142">
            <text:p>61</text:p>
          </table:table-cell>
          <table:table-cell office:value-type="float" office:value="108" table:style-name="ce132">
            <text:p>108</text:p>
          </table:table-cell>
          <table:table-cell table:number-columns-repeated="16380"/>
        </table:table-row>
        <table:table-row table:number-rows-repeated="1048519" table:style-name="ro6">
          <table:table-cell table:number-columns-repeated="16384"/>
        </table:table-row>
      </table:table>
      <table:table table:name="요약_NA" table:style-name="ta2">
        <table:table-column table:style-name="co32" table:default-cell-style-name="ce1"/>
        <table:table-column table:style-name="co17" table:default-cell-style-name="ce1"/>
        <table:table-column table:style-name="co33"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18" draw:style-name="a24" draw:name="차트 3" svg:x="0.39583in" svg:y="0.13021in" svg:width="5in" svg:height="3in" style:rel-width="scale" style:rel-height="scale">
              <draw:object xlink:href="Object 19/"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NA</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9" table:style-name="ce134">
            <text:p>39</text:p>
          </table:table-cell>
          <table:table-cell table:number-columns-repeated="16382"/>
        </table:table-row>
        <table:table-row table:style-name="ro7">
          <table:table-cell office:value-type="string" table:style-name="ce135">
            <text:p>STG</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40" table:style-name="ce132">
            <text:p>40</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4" table:style-name="ce1"/>
          <table:table-cell table:style-name="ce1">
            <draw:frame draw:z-index="1" draw:id="id17" draw:style-name="a23" draw:name="차트 1" svg:x="0.43229in" svg:y="0.01042in" svg:width="5in" svg:height="3in" style:rel-width="scale" style:rel-height="scale">
              <draw:object xlink:href="Object 1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12" table:style-name="ce133">
            <text:p>12</text:p>
          </table:table-cell>
          <table:table-cell office:value-type="float" office:value="27" table:style-name="ce140">
            <text:p>27</text:p>
          </table:table-cell>
          <table:table-cell office:value-type="float" office:value="39" table:style-name="ce134">
            <text:p>39</text:p>
          </table:table-cell>
          <table:table-cell table:number-columns-repeated="16380"/>
        </table:table-row>
        <table:table-row table:style-name="ro7">
          <table:table-cell office:value-type="string" table:style-name="ce135">
            <text:p>STG</text:p>
          </table:table-cell>
          <table:table-cell office:value-type="float" office:value="1" table:style-name="ce135">
            <text:p>1</text:p>
          </table:table-cell>
          <table:table-cell table:style-name="ce141"/>
          <table:table-cell office:value-type="float" office:value="1" table:style-name="ce136">
            <text:p>1</text:p>
          </table:table-cell>
          <table:table-cell table:number-columns-repeated="16380"/>
        </table:table-row>
        <table:table-row table:style-name="ro7">
          <table:table-cell office:value-type="string" table:style-name="ce137">
            <text:p>총합계</text:p>
          </table:table-cell>
          <table:table-cell office:value-type="float" office:value="13" table:style-name="ce137">
            <text:p>13</text:p>
          </table:table-cell>
          <table:table-cell office:value-type="float" office:value="27" table:style-name="ce142">
            <text:p>27</text:p>
          </table:table-cell>
          <table:table-cell office:value-type="float" office:value="40" table:style-name="ce132">
            <text:p>40</text:p>
          </table:table-cell>
          <table:table-cell table:number-columns-repeated="16380"/>
        </table:table-row>
        <table:table-row table:number-rows-repeated="1048550" table:style-name="ro6">
          <table:table-cell table:number-columns-repeated="16384"/>
        </table:table-row>
      </table:table>
      <table:table table:name="요약_RU" table:style-name="ta2">
        <table:table-column table:style-name="co32" table:default-cell-style-name="ce1"/>
        <table:table-column table:style-name="co17" table:default-cell-style-name="ce1"/>
        <table:table-column table:style-name="co39"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20" draw:style-name="a26" draw:name="차트 3" svg:x="0.3125in" svg:y="0.08854in" svg:width="5.09375in" svg:height="3in" style:rel-width="scale" style:rel-height="scale">
              <draw:object xlink:href="Object 21/"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R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7">
          <table:table-cell table:number-columns-repeated="16384" table:style-name="ce1"/>
        </table:table-row>
        <table:table-row table:number-rows-repeated="2" table:style-name="ro6">
          <table:table-cell table:number-columns-repeated="16384"/>
        </table:table-row>
        <table:table-row table:style-name="ro6">
          <table:table-cell table:number-columns-repeated="4" table:style-name="ce1"/>
          <table:table-cell table:style-name="ce1">
            <draw:frame draw:z-index="1" draw:id="id19" draw:style-name="a25" draw:name="차트 1" svg:x="0.36979in" svg:y="0.03125in" svg:width="5in" svg:height="3in" style:rel-width="scale" style:rel-height="scale">
              <draw:object xlink:href="Object 20/"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3" table:style-name="ce140">
            <text:p>3</text:p>
          </table:table-cell>
          <table:table-cell office:value-type="float" office:value="5" table:style-name="ce134">
            <text:p>5</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9" table:style-name="ro6">
          <table:table-cell table:number-columns-repeated="16384"/>
        </table:table-row>
      </table:table>
      <table:table table:name="요약_SG"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22" draw:style-name="a28" draw:name="차트 3" svg:x="0.03125in" svg:y="0.20312in" svg:width="5.15625in" svg:height="3in" style:rel-width="scale" style:rel-height="scale">
              <draw:object xlink:href="Object 23/"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SG</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5">
            <text:p>STG</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5" table:style-name="ce132">
            <text:p>5</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16384"/>
        </table:table-row>
        <table:table-row table:style-name="ro6">
          <table:table-cell table:number-columns-repeated="4" table:style-name="ce1"/>
          <table:table-cell table:style-name="ce1">
            <draw:frame draw:z-index="1" draw:id="id21" draw:style-name="a27" draw:name="차트 1" svg:x="0.29687in" svg:y="0.16666in" svg:width="5in" svg:height="3in" style:rel-width="scale" style:rel-height="scale">
              <draw:object xlink:href="Object 2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6">
          <table:table-cell office:value-type="string" table:style-name="ce135">
            <text:p>STG</text:p>
          </table:table-cell>
          <table:table-cell table:style-name="ce135"/>
          <table:table-cell office:value-type="float" office:value="2" table:style-name="ce141">
            <text:p>2</text:p>
          </table:table-cell>
          <table:table-cell office:value-type="float" office:value="2" table:style-name="ce136">
            <text:p>2</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8" table:style-name="ro6">
          <table:table-cell table:number-columns-repeated="16384"/>
        </table:table-row>
      </table:table>
      <table:table table:name="2022년_5월" table:style-name="ta3">
        <table:table-column table:style-name="co1" table:number-columns-repeated="6"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9"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14"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29" svg:x="6.875in" svg:y="0.0916666666666667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0" svg:x="7.59166666666667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1"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8"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7" table:style-name="ce14">
            <text:p>O</text:p>
          </table:table-cell>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8" table:style-name="ce22">
            <text:p>이후승</text:p>
          </table:table-cell>
          <table:table-cell table:content-validation-name="val8"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9"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8"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130">
            <text:p>2:26:00</text:p>
          </table:table-cell>
          <table:table-cell office:value-type="string" table:style-name="ce34">
            <text:p>2022.05.13</text:p>
          </table:table-cell>
          <table:table-cell office:value-type="string" table:style-name="ce35">
            <text:p>21~9</text:p>
          </table:table-cell>
          <table:table-cell office:value-type="string" table:content-validation-name="val8"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3]-[.L13]"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7" table:style-name="ce36">
            <text:p>X</text:p>
          </table:table-cell>
          <table:table-cell office:value-type="string" table:content-validation-name="val7" table:style-name="ce36">
            <text:p>X</text:p>
          </table:table-cell>
          <table:table-cell table:style-name="ce39"/>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8"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130">
            <text:p>2:00:00</text:p>
          </table:table-cell>
          <table:table-cell office:value-type="string" table:style-name="ce34">
            <text:p>2022.05.19</text:p>
          </table:table-cell>
          <table:table-cell office:value-type="string" table:style-name="ce35">
            <text:p>21~09</text:p>
          </table:table-cell>
          <table:table-cell office:value-type="string" table:content-validation-name="val8"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6]-[.L16]"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7" table:style-name="ce36">
            <text:p>X</text:p>
          </table:table-cell>
          <table:table-cell table:content-validation-name="val7" table:style-name="ce36"/>
          <table:table-cell table:style-name="ce39"/>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7" table:style-name="ce29">
            <text:p>x</text:p>
          </table:table-cell>
          <table:table-cell table:content-validation-name="val7"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28"/>
          <table:table-cell table:number-columns-repeated="16362" table:style-name="ce9"/>
        </table:table-row>
        <table:table-row table:style-name="ro2">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0">
            <text:p>2022.05.17</text:p>
          </table:table-cell>
          <table:table-cell office:value-type="string" table:style-name="ce48">
            <text:p>08~15</text:p>
          </table:table-cell>
          <table:table-cell office:value-type="string" table:content-validation-name="val8"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content-validation-name="val8"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8"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8"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8"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7" table:style-name="ce14">
            <text:p>X</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8"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8" table:style-name="ce14">
            <text:p>Lalit</text:p>
          </table:table-cell>
          <table:table-cell office:value-type="string" table:content-validation-name="val8"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8"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8"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7" table:style-name="ce29">
            <text:p>O</text:p>
          </table:table-cell>
          <table:table-cell table:content-validation-name="val7" table:style-name="ce29"/>
          <table:table-cell office:value-type="string" table:style-name="ce30">
            <text:p>There were 17 containers, all are up and running</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0">
            <text:p>2022.05.16</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0">
            <text:p>2022.05.17</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7" table:style-name="ce44">
            <text:p>X</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8"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7" table:style-name="ce44">
            <text:p>X</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8"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8"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8"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8"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8"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8"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8"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9"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3">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1]);&quot;진행중&quot;;&quot;완료&quot;)" table:style-name="ce57">
            <text:p>완료</text:p>
          </table:table-cell>
          <table:table-cell office:value-type="time" office:time-value="PT24H8M0S" table:formula="of:=[.N61]" table:style-name="ce131">
            <text:p>0:08:00</text:p>
          </table:table-cell>
          <table:table-cell office:value-type="string" table:style-name="ce58">
            <text:p>2022.05.24</text:p>
          </table:table-cell>
          <table:table-cell office:value-type="string" table:style-name="ce59">
            <text:p>21~09</text:p>
          </table:table-cell>
          <table:table-cell office:value-type="string" table:content-validation-name="val8"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1]-[.L61]"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7" table:style-name="ce60">
            <text:p>O</text:p>
          </table:table-cell>
          <table:table-cell table:content-validation-name="val7" table:style-name="ce60"/>
          <table:table-cell table:style-name="ce63"/>
          <table:table-cell table:number-columns-repeated="16362" table:style-name="ce64"/>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8"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8"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8"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8"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8"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8"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7" table:style-name="ce29"/>
          <table:table-cell table:content-validation-name="val7" table:style-name="ce29"/>
          <table:table-cell office:value-type="string" table:style-name="ce30">
            <text:p>Issue is there with Zabbix inventory not with servers.</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8"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7" table:style-name="ce29">
            <text:p>O</text:p>
          </table:table-cell>
          <table:table-cell table:content-validation-name="val7"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8"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7" table:style-name="ce29">
            <text:p>O</text:p>
          </table:table-cell>
          <table:table-cell table:content-validation-name="val7"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table:style-name="ce45"/>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8"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8"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0">
            <text:p>2022.05.17</text:p>
          </table:table-cell>
          <table:table-cell office:value-type="string" table:style-name="ce48">
            <text:p>21~09</text:p>
          </table:table-cell>
          <table:table-cell office:value-type="string" table:content-validation-name="val8"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7" table:style-name="ce44">
            <text:p>X</text:p>
          </table:table-cell>
          <table:table-cell table:content-validation-name="val7" table:style-name="ce44"/>
          <table:table-cell table:style-name="ce45"/>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8"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8"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130">
            <text:p>1:03:00</text:p>
          </table:table-cell>
          <table:table-cell office:value-type="string" table:style-name="ce70">
            <text:p>2022.05.11</text:p>
          </table:table-cell>
          <table:table-cell office:value-type="string" table:style-name="ce71">
            <text:p>21~09</text:p>
          </table:table-cell>
          <table:table-cell office:value-type="string" table:content-validation-name="val8"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4]-[.L84]"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7" table:style-name="ce74">
            <text:p>O</text:p>
          </table:table-cell>
          <table:table-cell office:value-type="string" table:content-validation-name="val7" table:style-name="ce74">
            <text:p>X</text:p>
          </table:table-cell>
          <table:table-cell table:style-name="ce75"/>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8"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7" table:style-name="ce29">
            <text:p>O</text:p>
          </table:table-cell>
          <table:table-cell office:value-type="string" table:content-validation-name="val7" table:style-name="ce29">
            <text:p>X</text:p>
          </table:table-cell>
          <table:table-cell office:value-type="string" table:style-name="ce30">
            <text:p>NACLOUD-1419</text:p>
          </table:table-cell>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8"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number-rows-repeated="1048482" table:style-name="ro6">
          <table:table-cell table:number-columns-repeated="16384"/>
        </table:table-row>
      </table:table>
      <table:table table:name="2022년_6월" table:style-name="ta3">
        <table:table-column table:style-name="co1" table:number-columns-repeated="8" table:default-cell-style-name="ce1"/>
        <table:table-column table:style-name="co42" table:default-cell-style-name="ce1"/>
        <table:table-column table:style-name="co53"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 table:default-cell-style-name="ce1"/>
        <table:table-column table:style-name="co52" table:default-cell-style-name="ce1"/>
        <table:table-column table:style-name="co59"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2" svg:x="6.875in" svg:y="0.0916666666666667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3" svg:x="7.59166666666667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4"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9M0S" table:formula="of:=[.N3]"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3]-[.L3]"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style-name="ce10"/>
          <table:table-cell table:number-columns-repeated="1636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30M0S" table:formula="of:=[.N4]"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4]-[.L4]"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quot;진행중&quot;;&quot;완료&quot;)" table:style-name="ce10">
            <text:p>완료</text:p>
          </table:table-cell>
          <table:table-cell office:value-type="time" office:time-value="PT0H0M0S" table:formula="of:=[.N5]"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5]-[.L5]"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0H1M0S" table:formula="of:=[.N6]"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6]-[.L6]"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1M0S" table:formula="of:=[.N7]"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7]-[.L7]"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7M0S" table:formula="of:=[.N8]"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8]-[.L8]"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quot;진행중&quot;;&quot;완료&quot;)" table:style-name="ce10">
            <text:p>완료</text:p>
          </table:table-cell>
          <table:table-cell office:value-type="time" office:time-value="PT0H0M0S" table:formula="of:=[.N9]"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9]-[.L9]"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0M0S" table:formula="of:=[.N10]"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L10]"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17M0S" table:formula="of:=[.N11]"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1]-[.L11]"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2]"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11"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2]-[.L12]"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10" table:style-name="ce89"/>
          <table:table-cell office:value-type="string" table:content-validation-name="val10" table:style-name="ce89">
            <text:p>X</text:p>
          </table:table-cell>
          <table:table-cell office:value-type="string" table:style-name="ce90">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3]"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3]-[.L13]"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11"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4]-[.L14]"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48H1M0S" table:formula="of:=[.N15]"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11"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5]-[.L15]"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6]);&quot;진행중&quot;;&quot;완료&quot;)" table:style-name="ce10">
            <text:p>완료</text:p>
          </table:table-cell>
          <table:table-cell office:value-type="time" office:time-value="PT0H0M0S" table:formula="of:=[.N16]"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6]-[.L16]"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formula="of:=[.N17]"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8]"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8]-[.L18]"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0M0S" table:formula="of:=[.N20]"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20]-[.L20]"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0M0S" table:formula="of:=[.N2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21]-[.L21]"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formula="of:=[.N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22]-[.L22]"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23]-[.L23]"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24]);&quot;진행중&quot;;&quot;완료&quot;)" table:style-name="ce33">
            <text:p>완료</text:p>
          </table:table-cell>
          <table:table-cell office:value-type="time" office:time-value="PT3H31M0S" table:formula="of:=[.N24]" table:style-name="ce130">
            <text:p>3:31:00</text:p>
          </table:table-cell>
          <table:table-cell office:value-type="string" table:style-name="ce70">
            <text:p>2022.06.09</text:p>
          </table:table-cell>
          <table:table-cell office:value-type="string" table:style-name="ce71">
            <text:p>22~08</text:p>
          </table:table-cell>
          <table:table-cell office:value-type="string" table:content-validation-name="val11"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24]-[.L24]"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10" table:style-name="ce74"/>
          <table:table-cell table:content-validation-name="val10" table:style-name="ce74"/>
          <table:table-cell table:style-name="ce7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2M0S" table:formula="of:=[.N25]"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25]-[.L25]"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6]"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26]-[.L26]"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27]-[.L27]"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0M0S" table:formula="of:=[.N28]"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28]-[.L28]"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0M0S" table:formula="of:=[.N29]"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29]-[.L29]"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0M0S" table:formula="of:=[.N30]"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30]-[.L30]"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1"/>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0M0S" table:formula="of:=[.N31]"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31]-[.L31]"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0M0S" table:formula="of:=[.N32]"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32]-[.L32]"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M0S" table:formula="of:=[.N33]"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11"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33]-[.L33]"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4]);&quot;진행중&quot;;&quot;완료&quot;)" table:style-name="ce10">
            <text:p>완료</text:p>
          </table:table-cell>
          <table:table-cell office:value-type="time" office:time-value="PT0H2M1S" table:formula="of:=[.N34]"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34]-[.L34]"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5]);&quot;진행중&quot;;&quot;완료&quot;)" table:style-name="ce10">
            <text:p>완료</text:p>
          </table:table-cell>
          <table:table-cell office:value-type="time" office:time-value="PT0H1M0S" table:formula="of:=[.N35]"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35]-[.L35]"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36]"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37]"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37]-[.L37]"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38]"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38]-[.L38]"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39]"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39]-[.L39]"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0]"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40]-[.L40]"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41]"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11"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41]-[.L41]"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formula="of:=[.N42]"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11"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42]-[.L42]"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27M0S" table:formula="of:=[.N43]"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3]-[.L43]"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4]);&quot;진행중&quot;;&quot;완료&quot;)" table:style-name="ce10">
            <text:p>완료</text:p>
          </table:table-cell>
          <table:table-cell office:value-type="time" office:time-value="PT0H27M0S" table:formula="of:=[.N44]"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4]-[.L4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5]"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46]"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11"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47]"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47]-[.L47]"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M0S" table:formula="of:=[.N48]"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48]-[.L48]"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M0S" table:formula="of:=[.N49]"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49]-[.L49]"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50]"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11"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50]-[.L50]"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51]"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51]-[.L51]"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2]);&quot;진행중&quot;;&quot;완료&quot;)" table:style-name="ce10">
            <text:p>완료</text:p>
          </table:table-cell>
          <table:table-cell office:value-type="time" office:time-value="PT0H0M0S" table:formula="of:=[.N5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52]-[.L52]"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53]"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53]-[.L53]"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54]-[.L54]"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55]"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55]-[.L55]"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0M0S" table:formula="of:=[.N56]"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56]-[.L56]"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7]);&quot;진행중&quot;;&quot;완료&quot;)" table:style-name="ce10">
            <text:p>완료</text:p>
          </table:table-cell>
          <table:table-cell office:value-type="time" office:time-value="PT0H1M0S" table:formula="of:=[.N57]"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57]-[.L57]"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8]);&quot;진행중&quot;;&quot;완료&quot;)" table:style-name="ce10">
            <text:p>완료</text:p>
          </table:table-cell>
          <table:table-cell office:value-type="time" office:time-value="PT0H2M0S" table:formula="of:=[.N58]"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58]-[.L58]"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9]);&quot;진행중&quot;;&quot;완료&quot;)" table:style-name="ce10">
            <text:p>완료</text:p>
          </table:table-cell>
          <table:table-cell office:value-type="time" office:time-value="PT0H6M0S" table:formula="of:=[.N59]"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59]-[.L59]"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60]"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60]-[.L60]"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61]"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11" table:style-name="ce22">
            <text:p>채한길</text:p>
          </table:table-cell>
          <table:table-cell table:content-validation-name="val11"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61]-[.L61]"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10" table:style-name="ce22"/>
          <table:table-cell office:value-type="string" table:content-validation-name="val10" table:style-name="ce22">
            <text:p>O</text:p>
          </table:table-cell>
          <table:table-cell table:style-name="ce24"/>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62]"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12"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62]-[.L62]"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3]"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12"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63]-[.L63]"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64]"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11"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64]-[.L64]"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5]"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11"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65]-[.L65]"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6]"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11"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66]-[.L66]"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67]"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11"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67]-[.L67]"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8]"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68]-[.L68]"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69]"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11"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69]-[.L69]"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10" table:style-name="ce100"/>
          <table:table-cell table:content-validation-name="val10" table:style-name="ce100"/>
          <table:table-cell table:style-name="ce104"/>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0]"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70]-[.L70]"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1]"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71]-[.L71]"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72]"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11"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72]-[.L72]"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10" table:style-name="ce111"/>
          <table:table-cell table:content-validation-name="val10" table:style-name="ce111"/>
          <table:table-cell table:style-name="ce112"/>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73]"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11"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73]-[.L73]"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10" table:style-name="ce89">
            <text:p>O</text:p>
          </table:table-cell>
          <table:table-cell table:content-validation-name="val10" table:style-name="ce89"/>
          <table:table-cell table:style-name="ce9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74]"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74]-[.L74]"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75]"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75]-[.L75]"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76]"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76]-[.L76]"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77]"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77]-[.L77]"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78]"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11"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78]-[.L78]"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79]"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11"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79]-[.L79]"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10" table:style-name="ce29">
            <text:p>X</text:p>
          </table:table-cell>
          <table:table-cell office:value-type="string" table:content-validation-name="val10" table:style-name="ce29">
            <text:p>O</text:p>
          </table:table-cell>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2M0S" table:formula="of:=[.N80]"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80]-[.L80]"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1]);&quot;진행중&quot;;&quot;완료&quot;)" table:style-name="ce19">
            <text:p>완료</text:p>
          </table:table-cell>
          <table:table-cell office:value-type="time" office:time-value="PT0H1M0S" table:formula="of:=[.N81]"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81]-[.L81]"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82]"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11"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82]-[.L82]"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83]"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11"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83]-[.L83]"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10" table:style-name="ce22"/>
          <table:table-cell office:value-type="string" table:content-validation-name="val10" table:style-name="ce22">
            <text:p>O</text:p>
          </table:table-cell>
          <table:table-cell office:value-type="string" table:style-name="ce24">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84]"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11"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84]-[.L84]"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10" table:style-name="ce44"/>
          <table:table-cell office:value-type="string" table:content-validation-name="val10" table:style-name="ce44">
            <text:p>O</text:p>
          </table:table-cell>
          <table:table-cell office:value-type="string" table:style-name="ce45">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5]);&quot;진행중&quot;;&quot;완료&quot;)" table:style-name="ce19">
            <text:p>완료</text:p>
          </table:table-cell>
          <table:table-cell office:value-type="time" office:time-value="PT0H3M0S" table:formula="of:=[.N85]"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11"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85]-[.L85]"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10" table:style-name="ce44">
            <text:p>O</text:p>
          </table:table-cell>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86]"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11"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86]-[.L86]"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1S" table:formula="of:=[.N87]"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87]-[.L87]"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88]"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88]-[.L88]"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89]"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89]-[.L89]"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10" table:style-name="ce29"/>
          <table:table-cell office:value-type="string" table:content-validation-name="val10" table:style-name="ce29">
            <text:p>O</text:p>
          </table:table-cell>
          <table:table-cell office:value-type="string" table:style-name="ce30">
            <text:p>RMA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90]"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11"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90]-[.L90]"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91]"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11"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91]-[.L91]"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92]"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11"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92]-[.L92]"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93]"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11"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93]-[.L93]"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10" table:style-name="ce44"/>
          <table:table-cell office:value-type="string" table:content-validation-name="val10" table:style-name="ce44">
            <text:p>O</text:p>
          </table:table-cell>
          <table:table-cell office:value-type="string" table:style-name="ce45">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94]"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11"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94]-[.L94]"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95]"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95]-[.L95]"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96]"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11"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96]-[.L96]"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7]"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11"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97]-[.L97]"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8]"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98]-[.L98]"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99]"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99]-[.L99]"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0]);&quot;진행중&quot;;&quot;완료&quot;)" table:style-name="ce19">
            <text:p>완료</text:p>
          </table:table-cell>
          <table:table-cell office:value-type="time" office:time-value="PT0H1M0S" table:formula="of:=[.N100]"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00]-[.L100]"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1]);&quot;진행중&quot;;&quot;완료&quot;)" table:style-name="ce19">
            <text:p>완료</text:p>
          </table:table-cell>
          <table:table-cell office:value-type="time" office:time-value="PT0H1M0S" table:formula="of:=[.N101]"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01]-[.L101]"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2]);&quot;진행중&quot;;&quot;완료&quot;)" table:style-name="ce19">
            <text:p>완료</text:p>
          </table:table-cell>
          <table:table-cell office:value-type="time" office:time-value="PT0H0M0S" table:formula="of:=[.N102]"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02]-[.L102]"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3]);&quot;진행중&quot;;&quot;완료&quot;)" table:style-name="ce19">
            <text:p>완료</text:p>
          </table:table-cell>
          <table:table-cell office:value-type="time" office:time-value="PT0H0M0S" table:formula="of:=[.N103]"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03]-[.L103]"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4]);&quot;진행중&quot;;&quot;완료&quot;)" table:style-name="ce19">
            <text:p>완료</text:p>
          </table:table-cell>
          <table:table-cell office:value-type="time" office:time-value="PT0H0M0S" table:formula="of:=[.N104]"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04]-[.L104]"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5]);&quot;진행중&quot;;&quot;완료&quot;)" table:style-name="ce19">
            <text:p>완료</text:p>
          </table:table-cell>
          <table:table-cell office:value-type="time" office:time-value="PT0H1M0S" table:formula="of:=[.N105]"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05]-[.L105]"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6]);&quot;진행중&quot;;&quot;완료&quot;)" table:style-name="ce19">
            <text:p>완료</text:p>
          </table:table-cell>
          <table:table-cell office:value-type="time" office:time-value="PT0H5M0S" table:formula="of:=[.N106]"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11"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06]-[.L106]"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10" table:style-name="ce122"/>
          <table:table-cell table:content-validation-name="val10" table:style-name="ce122"/>
          <table:table-cell table:style-name="ce123"/>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7]);&quot;진행중&quot;;&quot;완료&quot;)" table:style-name="ce19">
            <text:p>완료</text:p>
          </table:table-cell>
          <table:table-cell office:value-type="time" office:time-value="PT0H2M0S" table:formula="of:=[.N107]"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11"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07]-[.L107]"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08]);&quot;진행중&quot;;&quot;완료&quot;)" table:style-name="ce10">
            <text:p>완료</text:p>
          </table:table-cell>
          <table:table-cell office:value-type="time" office:time-value="PT0H1M0S" table:formula="of:=[.N108]"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109]);&quot;진행중&quot;;&quot;완료&quot;)" table:style-name="ce19">
            <text:p>완료</text:p>
          </table:table-cell>
          <table:table-cell office:value-type="time" office:time-value="PT0H1M0S" table:formula="of:=[.N109]"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11"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109]-[.L109]"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10]);&quot;진행중&quot;;&quot;완료&quot;)" table:style-name="ce10">
            <text:p>완료</text:p>
          </table:table-cell>
          <table:table-cell office:value-type="time" office:time-value="PT0H1M0S" table:formula="of:=[.N110]"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11]"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11"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111]-[.L111]"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10" table:style-name="ce89"/>
          <table:table-cell table:content-validation-name="val10" table:style-name="ce89"/>
          <table:table-cell table:style-name="ce90"/>
          <table:table-cell table:style-name="ce55"/>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1M0S" table:formula="of:=[.N112]"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112]-[.L112]"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style-name="ce55"/>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113]);&quot;진행중&quot;;&quot;완료&quot;)" table:style-name="ce19">
            <text:p>완료</text:p>
          </table:table-cell>
          <table:table-cell office:value-type="time" office:time-value="PT0H1M0S" table:formula="of:=[.N113]"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113]-[.L113]"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10" table:style-name="ce44"/>
          <table:table-cell table:content-validation-name="val10" table:style-name="ce44"/>
          <table:table-cell table:style-name="ce45"/>
          <table:table-cell table:style-name="ce55"/>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114]"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114]-[.L114]"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10" table:style-name="ce29"/>
          <table:table-cell table:content-validation-name="val10" table:style-name="ce29"/>
          <table:table-cell table:style-name="ce30"/>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15]"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115]-[.L115]"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10" table:style-name="ce44"/>
          <table:table-cell table:content-validation-name="val10" table:style-name="ce44"/>
          <table:table-cell table:style-name="ce45"/>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116]"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11"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116]-[.L116]"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10" table:style-name="ce44"/>
          <table:table-cell table:content-validation-name="val10" table:style-name="ce44"/>
          <table:table-cell table:style-name="ce45"/>
          <table:table-cell table:style-name="ce10"/>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1M0S" table:formula="of:=[.N117]"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117]-[.L117]"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8]);&quot;진행중&quot;;&quot;완료&quot;)" table:style-name="ce10">
            <text:p>완료</text:p>
          </table:table-cell>
          <table:table-cell office:value-type="time" office:time-value="PT0H0M0S" table:formula="of:=[.N118]"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118]-[.L118]"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formula="of:=[.N119]"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119]-[.L119]"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2M0S" table:formula="of:=[.N120]"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120]-[.L120]"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3M0S" table:formula="of:=[.N121]"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121]-[.L121]"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1M0S" table:formula="of:=[.N1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122]-[.L122]"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23]"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123]-[.L123]"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formula="of:=[.N124]"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124]-[.L124]"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125]-[.L125]"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formula="of:=[.N126]"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126]-[.L126]"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7]"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127]-[.L127]"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28]"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128]-[.L128]"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9]"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129]-[.L129]"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0]);&quot;진행중&quot;;&quot;완료&quot;)" table:style-name="ce10">
            <text:p>완료</text:p>
          </table:table-cell>
          <table:table-cell office:value-type="time" office:time-value="PT0H28M0S" table:formula="of:=[.N130]"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130]-[.L130]"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1]);&quot;진행중&quot;;&quot;완료&quot;)" table:style-name="ce10">
            <text:p>완료</text:p>
          </table:table-cell>
          <table:table-cell office:value-type="time" office:time-value="PT0H1M0S" table:formula="of:=[.N131]"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131]-[.L131]"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132]"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132]-[.L132]"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formula="of:=[.N133]"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133]-[.L133]"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134]"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134]-[.L134]"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35]"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11"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135]-[.L135]"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136]"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11"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136]-[.L136]"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10" table:style-name="ce89">
            <text:p>O</text:p>
          </table:table-cell>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137]"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11"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137]-[.L137]"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formula="of:=[.N138]" table:style-name="ce130">
            <text:p>2:23:00</text:p>
          </table:table-cell>
          <table:table-cell office:value-type="string" table:style-name="ce70">
            <text:p>2022.06.06</text:p>
          </table:table-cell>
          <table:table-cell office:value-type="string" table:style-name="ce71">
            <text:p>21~09</text:p>
          </table:table-cell>
          <table:table-cell office:value-type="string" table:content-validation-name="val11"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138]-[.L138]"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10" table:style-name="ce74">
            <text:p>X</text:p>
          </table:table-cell>
          <table:table-cell table:content-validation-name="val10" table:style-name="ce74"/>
          <table:table-cell table:style-name="ce75"/>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formula="of:=[.N139]"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139]-[.L139]"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11"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140]-[.L140]"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41]"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141]-[.L141]"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142]);&quot;진행중&quot;;&quot;완료&quot;)" table:style-name="ce10">
            <text:p>완료</text:p>
          </table:table-cell>
          <table:table-cell office:value-type="time" office:time-value="PT0H1M0S" table:formula="of:=[.N14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142]-[.L142]"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table-row>
        <table:table-row table:style-name="ro2">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143]);&quot;진행중&quot;;&quot;완료&quot;)" table:style-name="ce19">
            <text:p>완료</text:p>
          </table:table-cell>
          <table:table-cell office:value-type="time" office:time-value="PT0H1M0S" table:formula="of:=[.N143]"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11"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143]-[.L143]"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table-row>
        <table:table-row table:number-rows-repeated="1048433" table:style-name="ro6">
          <table:table-cell table:number-columns-repeated="16384"/>
        </table:table-row>
      </table:table>
      <table:table table:name="'file:///C:/Users/h2107570/Downloads/장애%20템플릿_초안_20220509_1.ods'#1st_Level" table:style-name="ta4">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4">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4">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4">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table table:name="'file:///C:/Users/H2206536/Documents/인시던트핸들링%20파일/Incident_handling_June2022_v0.2_0622_3.ods'#List" table:style-name="ta4">
        <table:table-source xlink:href="file:///C:/Users/H2206536/Documents/인시던트핸들링%20파일/Incident_handling_June2022_v0.2_0622_3.ods" table:table-name="List" table:mode="copy-results-only"/>
        <table:table-column/>
        <table:table-row table:number-rows-repeated="1048576">
          <table:table-cell table:number-columns-repeated="16384"/>
        </table:table-row>
      </table:table>
      <table:named-expressions>
        <table:named-range table:name="acacacacac" table:cell-range-address="'file:///C:/Users/h2107570/Downloads/장애%20템플릿_초안_20220509_1.ods'#List.$B$3:List.$B$30" table:base-cell-address="6월집계.$A$1"/>
        <table:named-range table:name="당직자" table:cell-range-address="'file:///C:/Users/H2206536/Documents/인시던트핸들링%20파일/Incident_handling_June2022_v0.2_0622_3.ods'#List.$B$3:List.$B$30" table:base-cell-address="6월집계.$A$1"/>
        <table:named-range table:name="장애공유" table:cell-range-address="'file:///C:/Users/H2206536/Documents/인시던트핸들링%20파일/Incident_handling_June2022_v0.2_0622_3.ods'#List.$C$3:List.$C$8" table:base-cell-address="6월집계.$A$1"/>
        <table:named-range table:name="컨택여부" table:cell-range-address="'file:///C:/Users/H2206536/Documents/인시던트핸들링%20파일/Incident_handling_June2022_v0.2_0622_3.ods'#List.$D$3:List.$D$4" table:base-cell-address="6월집계.$A$1"/>
      </table:named-expressions>
      <table:database-ranges>
        <table:database-range table:target-range-address="6월집계.A1:6월집계.V233" table:display-filter-buttons="true">
          <table:filter>
            <table:filter-and>
              <table:filter-condition table:field-number="0" table:value="6월" table:operator="="/>
              <table:filter-condition table:field-number="1" table:value="KR" table:operator="="/>
            </table:filter-and>
          </table:filter>
        </table:database-range>
        <table:database-range table:target-range-address="incidenthandling.A7:incidenthandling.W235" table:contains-header="false">
          <table:sort>
            <table:sort-by table:field-number="0"/>
            <table:sort-by table:field-number="1"/>
            <table:sort-by table:field-number="2"/>
            <table:sort-by table:field-number="3"/>
          </table:sort>
        </table:database-range>
        <table:database-range table:target-range-address="incidenthandling.A2:incidenthandling.V235" table:display-filter-buttons="true">
          <table:filter>
            <table:filter-and>
              <table:filter-condition table:field-number="0" table:value="6월" table:operator="="/>
              <table:filter-condition table:field-number="3" table:value="PRD" table:operator="="/>
            </table:filter-and>
          </table:filter>
        </table:database-range>
      </table:database-ranges>
      <table:data-pilot-tables>
        <table:data-pilot-table table:name="피벗 테이블8" table:target-range-address="요약_전체.A2:요약_전체.B13" table:show-filter-button="false" table:buttons="요약_전체.A2 요약_전체.A3 요약_전체.A5">
          <table:source-cell-range table:cell-range-address="incidenthandling.A2:incidenthandling.V235"/>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9" table:target-range-address="요약_전체.A39:요약_전체.D50" table:show-filter-button="false" table:buttons="요약_전체.A39 요약_전체.A42 요약_전체.B41">
          <table:source-cell-range table:cell-range-address="incidenthandling.A2:incidenthandling.V235"/>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5월_요약.A1:5월_요약.B11" table:show-filter-button="false" table:buttons="5월_요약.A1 5월_요약.A3">
          <table:source-cell-range table:cell-range-address="2022년_5월.A2:2022년_5월.V94"/>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6월_요약.A1:6월_요약.B11" table:show-filter-button="false" table:buttons="6월_요약.A1 6월_요약.A3">
          <table:source-cell-range table:cell-range-address="2022년_6월.A2:2022년_6월.V143"/>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members>
                <table:data-pilot-member table:name="CN" table:display="true" table:show-details="false"/>
                <table:data-pilot-member table:name="EU" table:display="true" table:show-details="false"/>
                <table:data-pilot-member table:name="IN" table:display="true" table:show-details="false"/>
                <table:data-pilot-member table:name="KR" table:display="true" table:show-details="false"/>
                <table:data-pilot-member table:name="NA" table:display="true" table:show-details="false"/>
                <table:data-pilot-member table:name="RU" table:display="true" table:show-details="false"/>
                <table:data-pilot-member table:name="SG" table:display="true" table:show-details="false"/>
              </table:data-pilot-member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2" table:target-range-address="요약_CN.A5:요약_CN.B10" table:show-filter-button="false" table:buttons="요약_CN.A5 요약_CN.A6 요약_CN.A8">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9" table:target-range-address="요약_CN.A21:요약_CN.D26" table:show-filter-button="false" table:buttons="요약_CN.A21 요약_CN.A24 요약_CN.B23">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요약_EU.A5:요약_EU.B10" table:show-filter-button="false" table:buttons="요약_EU.A5 요약_EU.A6 요약_EU.A8">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3" table:target-range-address="요약_EU.A20:요약_EU.D25" table:show-filter-button="false" table:buttons="요약_EU.A20 요약_EU.A23 요약_EU.B22">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4" table:target-range-address="요약_IN.A20:요약_IN.D25" table:show-filter-button="false" table:buttons="요약_IN.A20 요약_IN.A23 요약_IN.B22">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2" table:target-range-address="요약_IN.A5:요약_IN.B10" table:show-filter-button="false" table:buttons="요약_IN.A5 요약_IN.A6 요약_IN.A8">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KR.A50:요약_KR.D57" table:show-filter-button="false" table:buttons="요약_KR.A50 요약_KR.A51 요약_KR.A54 요약_KR.B53">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요약_KR.A19:요약_KR.D26" table:show-filter-button="false" table:buttons="요약_KR.A19 요약_KR.A20 요약_KR.A23 요약_KR.B22">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page" table:selected-page="2">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0" table:target-range-address="요약_KR.A34:요약_KR.E44" table:show-filter-button="false" table:buttons="요약_KR.A34 요약_KR.A37 요약_KR.B37 요약_KR.C36">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3" table:target-range-address="요약_KR.A5:요약_KR.B11" table:show-filter-button="false" table:buttons="요약_KR.A5 요약_KR.A6 요약_KR.A8">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4" table:target-range-address="요약_NA.A5:요약_NA.B11" table:show-filter-button="false" table:buttons="요약_NA.A5 요약_NA.A6 요약_NA.A8">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NA.A20:요약_NA.D26" table:show-filter-button="false" table:buttons="요약_NA.A20 요약_NA.A23 요약_NA.B22">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7" table:target-range-address="요약_RU.A22:요약_RU.D27" table:show-filter-button="false" table:buttons="요약_RU.A22 요약_RU.A25 요약_RU.B24">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5" table:target-range-address="요약_RU.A5:요약_RU.B10" table:show-filter-button="false" table:buttons="요약_RU.A5 요약_RU.A6 요약_RU.A8">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SG.A22:요약_SG.D28" table:show-filter-button="false" table:buttons="요약_SG.A22 요약_SG.A25 요약_SG.B24">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6" table:target-range-address="요약_SG.A5:요약_SG.B11" table:show-filter-button="false" table:buttons="요약_SG.A5 요약_SG.A6 요약_SG.A8">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office:font-face-decls>
  <office:styles>
    <number:number-style style:name="N0">
      <number:number number:min-integer-digits="1"/>
    </number:number-style>
    <number:date-style style:name="N48P0">
      <number:year/>
      <number:text>-</number:text>
      <number:month/>
      <number:text>-</number:text>
      <number:day/>
      <number:text> </number:text>
      <number:hours/>
      <number:text>:</number:text>
      <number:minutes number:style="long"/>
    </number:date-style>
    <number:text-style style:name="N48">
      <number:text-content/>
      <style:map style:condition="value()&gt;=0" style:apply-style-name="N48P0"/>
    </number:text-style>
    <number:time-style style:name="N49">
      <number:hours/>
      <number:text>:</number:text>
      <number:minutes number:style="long"/>
    </number:time-style>
    <number:date-style style:name="N50">
      <number:year number:style="long"/>
      <number:text>.</number:text>
      <number:month number:style="long"/>
      <number:text>.</number:text>
      <number:day number:style="long"/>
    </number:date-style>
    <number:date-style style:name="N51P0" number:language="en" number:country="US">
      <number:day/>
      <number:text>-</number:text>
      <number:month number:textual="true"/>
      <number:text>-</number:text>
      <number:year number:style="long"/>
    </number:date-style>
    <number:text-style style:name="N51">
      <number:text-content/>
      <style:map style:condition="value()&gt;=0" style:apply-style-name="N51P0"/>
    </number:text-style>
    <number:time-style style:name="N52P0">
      <number:hours/>
      <number:text>:</number:text>
      <number:minutes number:style="long"/>
      <number:text>:</number:text>
      <number:seconds number:style="long"/>
    </number:time-style>
    <number:text-style style:name="N52">
      <number:text-content/>
      <style:map style:condition="value()&gt;=0" style:apply-style-name="N52P0"/>
    </number:text-style>
    <number:number-style style:name="N53P0">
      <style:text-properties fo:color="#FF0000"/>
      <number:text>▲</number:text>
      <number:number number:decimal-places="2" number:min-integer-digits="1" number:grouping="true"/>
      <number:text>%</number:text>
    </number:number-style>
    <number:number-style style:name="N53P1">
      <style:text-properties fo:color="#0000FF"/>
      <number:text>▼</number:text>
      <number:number number:decimal-places="2" number:min-integer-digits="1" number:grouping="true"/>
      <number:text>%</number:text>
    </number:number-style>
    <number:text-style style:name="N53">
      <style:map style:condition="value()&gt;0" style:apply-style-name="N53P0"/>
      <style:map style:condition="value()&lt;0" style:apply-style-name="N53P1"/>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 style:display-name="표준 2" style:family="table-cell" style:data-style-name="N0">
      <style:table-cell-properties style:vertical-align="automatic" fo:background-color="transparent"/>
    </style:style>
    <style:style style:name="_54364__51456__32_2_32_2" style:display-name="표준 2 2" style:family="table-cell" style:data-style-name="N0">
      <style:table-cell-properties style:vertical-align="automatic" fo:background-color="transparent"/>
    </style:style>
    <style:style style:name="_54364__51456__32_3" style:display-name="표준 3" style:family="table-cell" style:data-style-name="N0">
      <style:table-cell-properties style:vertical-align="middle"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83</meta:generator>
    <meta:initial-creator>HAE_GE</meta:initial-creator>
    <dc:creator>정인환</dc:creator>
    <meta:creation-date>2022-06-27T01:22:26Z</meta:creation-date>
    <dc:date>2022-07-28T11:25:50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11.7390551181102pt" svg:width="403.4677952755906pt" chart:style-name="Crt0">
        <chart:legend svg:x="332.0314173228347pt" svg:y="105.1605511811024pt"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28.7488976377953pt" svg:y="173.1721259842519pt" chart:style-name="DL000"/>
            </chart:data-point>
            <chart:data-point chart:style-name="G0S0P1">
              <chart:data-label svg:x="133.3212598425197pt" svg:y="216.4146456692913pt" chart:style-name="DL001"/>
            </chart:data-point>
            <chart:data-point chart:style-name="G0S0P2">
              <chart:data-label svg:x="107.7229133858268pt" svg:y="143.774094488189pt" chart:style-name="DL002"/>
            </chart:data-point>
            <chart:data-point chart:style-name="G0S0P3">
              <chart:data-label svg:x="125.6744881889764pt" svg:y="81.83055118110236pt" chart:style-name="DL003"/>
            </chart:data-point>
            <chart:data-point chart:style-name="G0S0P4">
              <chart:data-label svg:x="113.8244881889764pt" svg:y="43.42007874015747pt" chart:style-name="DL004"/>
            </chart:data-point>
            <chart:data-point chart:style-name="G0S0P5">
              <chart:data-label svg:x="119.8029133858268pt" svg:y="26.96629921259843pt" chart:style-name="DL005"/>
            </chart:data-point>
            <chart:data-point chart:style-name="G0S0P6">
              <chart:data-label svg:x="130.7204724409449pt" svg:y="13.7354330708661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118"/>
          </table:table-row>
          <table:table-row>
            <table:table-cell office:value-type="string">
              <text:p>EU</text:p>
            </table:table-cell>
            <table:table-cell office:value-type="float" office:value="48"/>
          </table:table-row>
          <table:table-row>
            <table:table-cell office:value-type="string">
              <text:p>NA</text:p>
            </table:table-cell>
            <table:table-cell office:value-type="float" office:value="40"/>
          </table:table-row>
          <table:table-row>
            <table:table-cell office:value-type="string">
              <text:p>CN</text:p>
            </table:table-cell>
            <table:table-cell office:value-type="float" office:value="14"/>
          </table:table-row>
          <table:table-row>
            <table:table-cell office:value-type="string">
              <text:p>SG</text:p>
            </table:table-cell>
            <table:table-cell office:value-type="float" office:value="5"/>
          </table:table-row>
          <table:table-row>
            <table:table-cell office:value-type="string">
              <text:p>RU</text:p>
            </table:table-cell>
            <table:table-cell office:value-type="float" office:value="5"/>
          </table:table-row>
          <table:table-row>
            <table:table-cell office:value-type="string">
              <text:p>IN</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4.499921259842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6.1614960629921pt" svg:y="144.359842519685pt" chart:style-name="DL000">
                <text:p text:style-name="a2" text:class-names="" text:cond-style-name="">PRD, 26</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4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20.1248031496063pt" svg:width="367.87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3.3167716535433pt" svg:y="147.8596850393701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5"/>
            <table:table-cell office:value-type="float" office:value="32"/>
          </table:table-row>
          <table:table-row>
            <table:table-cell office:value-type="string">
              <text:p>STG</text:p>
            </table:table-cell>
            <table:table-cell office:value-type="float" office:value="0"/>
            <table:table-cell office:value-type="float" office:value="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svg:x="0.0pt" svg:y="0.0pt" svg:width="307.0533858267716pt" svg:height="146.15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1 PRD</text:p>
            </table:table-cell>
            <table:table-cell office:value-type="float" office:value="15"/>
            <table:table-cell office:value-type="float" office:value="32"/>
          </table:table-row>
          <table:table-row>
            <table:table-cell office:value-type="string">
              <text:p>1 STG</text:p>
            </table:table-cell>
            <table:table-cell office:value-type="float" office:value="0"/>
            <table:table-cell office:value-type="float" office:value="5"/>
          </table:table-row>
          <table:table-row>
            <table:table-cell office:value-type="string">
              <text:p>2 PRD</text:p>
            </table:table-cell>
            <table:table-cell office:value-type="float" office:value="32"/>
            <table:table-cell office:value-type="float" office:value="29"/>
          </table:table-row>
          <table:table-row>
            <table:table-cell office:value-type="string">
              <text:p>2 STG</text:p>
            </table:table-cell>
            <table:table-cell office:value-type="float" office:value="2"/>
            <table:table-cell office:value-type="float" office:valu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32"/>
            <table:table-cell office:value-type="float" office:value="29"/>
          </table:table-row>
          <table:table-row>
            <table:table-cell office:value-type="string">
              <text:p>STG</text:p>
            </table:table-cell>
            <table:table-cell office:value-type="float" office:value="2"/>
            <table:table-cell office:value-type="float" office:value="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9.8753543307086pt" svg:width="422.62480314960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line" chart:attached-axis="primary-y" chart:style-name="G0S0">
            <chart:data-point chart:repeated="2"/>
          </chart:series>
          <chart:series chart:label-cell-address="local-table.$C$1" chart:values-cell-range-address="local-table.$C$2:.$C$3" chart:class="chart:line"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1</text:p>
              </table:table-cell>
              <table:table-cell office:value-type="string">
                <text:p>2</text:p>
              </table:table-cell>
            </table:table-row>
          </table:table-header-rows>
          <table:table-row>
            <table:table-cell office:value-type="string">
              <text:p>5월</text:p>
            </table:table-cell>
            <table:table-cell office:value-type="float" office:value="15"/>
            <table:table-cell office:value-type="float" office:value="32"/>
          </table:table-row>
          <table:table-row>
            <table:table-cell office:value-type="string">
              <text:p>6월</text:p>
            </table:table-cell>
            <table:table-cell office:value-type="float" office:value="32"/>
            <table:table-cell office:value-type="float" office:value="2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24.1352755905512pt" svg:y="128.3971653543307pt" chart:style-name="DL000"/>
            </chart:data-point>
            <chart:data-point chart:style-name="G0S0P1">
              <chart:data-label svg:x="53.66496062992126pt" svg:y="10.25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08"/>
          </table:table-row>
          <table:table-row>
            <table:table-cell office:value-type="string">
              <text:p>STG</text:p>
            </table:table-cell>
            <table:table-cell office:value-type="float" office:value="1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svg:x="0.0pt" svg:y="0.0pt" svg:width="308.5533858267716pt" svg:height="205.492519685039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2"/>
            <table:table-cell office:value-type="float" office:value="27"/>
          </table:table-row>
          <table:table-row>
            <table:table-cell office:value-type="string">
              <text:p>STG</text:p>
            </table:table-cell>
            <table:table-cell office:value-type="float" office:value="1"/>
            <table:table-cell office:value-type="float" office:value="0"/>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svg:x="0.0pt" svg:y="0.0pt" svg:width="167.0pt" svg:height="167.0pt"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44.2804724409449pt" svg:y="151.5411023622047pt" chart:style-name="DL000"/>
            </chart:data-point>
            <chart:data-point chart:style-name="G0S0P1">
              <chart:data-label svg:x="135.827716535433pt" svg:y="9.969370078740157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9"/>
          </table:table-row>
          <table:table-row>
            <table:table-cell office:value-type="string">
              <text:p>STG</text:p>
            </table:table-cell>
            <table:table-cell office:value-type="float" office:value="1"/>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맑은 고딕" style:font-family-generic-asian="modern" style:font-pitch-asian="variable"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6.8753543307086pt" svg:width="643.8751181102363pt" chart:style-name="Crt0">
        <chart:title chart:style-name="CT00">
          <text:p text:style-name="a0" text:class-names="" text:cond-style-name="">월별 요약</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9"/>
            <table:table-cell office:value-type="float" office:value="69"/>
          </table:table-row>
          <table:table-row>
            <table:table-cell office:value-type="string">
              <text:p>NA</text:p>
            </table:table-cell>
            <table:table-cell office:value-type="float" office:value="13"/>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3"/>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6.7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1.5667716535433pt" svg:y="149.859842519685pt" chart:style-name="DL000">
                <text:p text:style-name="a2" text:class-names="" text:cond-style-name="">PRD, 3</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5"/>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row>
            <table:table-cell office:value-type="string">
              <text:p>STG</text:p>
            </table:table-cell>
            <table:table-cell office:value-type="float" office:value="0"/>
            <table:table-cell office:value-type="float" office:value="2"/>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1.25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86.7216535433071pt" svg:y="115.6412598425197pt" chart:style-name="DL000"/>
            </chart:data-point>
            <chart:data-point chart:style-name="G0S0P1">
              <chart:data-label svg:x="99.15023622047244pt" svg:y="87.82913385826771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row>
            <table:table-cell office:value-type="string">
              <text:p>STG</text:p>
            </table:table-cell>
            <table:table-cell office:value-type="float" office:value="2"/>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graphic-properties draw:fill="solid" draw:fill-color="#255e91" draw:opacity="100%" draw:stroke="solid" svg:stroke-width="0.02083in" svg:stroke-color="#ffffff" svg:stroke-opacity="100%"/>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313.1251181102362pt" svg:width="469.8748031496062pt" chart:style-name="Crt0">
        <chart:legend chart:legend-position="end" chart:legend-align="center" chart:style-name="Lgnd"/>
        <chart:plot-area svg:x="0.0pt" svg:y="0.0pt" svg:width="251.9843307086614pt" svg:height="251.9845669291338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105.862125984252pt" svg:y="35.25pt" chart:style-name="DL004"/>
            </chart:data-point>
            <chart:data-point chart:style-name="G0S0P5">
              <chart:data-label chart:style-name="DL005"/>
            </chart:data-point>
            <chart:data-point chart:style-name="G0S0P6">
              <chart:data-label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1"/>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RU</text:p>
            </table:table-cell>
            <table:table-cell office:value-type="float" office:value="3"/>
          </table:table-row>
          <table:table-row>
            <table:table-cell office:value-type="string">
              <text:p>SG</text:p>
            </table:table-cell>
            <table:table-cell office:value-type="float" office:value="1"/>
          </table:table-row>
          <table:table-row>
            <table:table-cell office:value-type="string">
              <text:p>IN</text:p>
            </table:table-cell>
            <table:table-cell office:value-type="float" office:value="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28.1248031496062pt" svg:width="644.9996850393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7"/>
            <table:table-cell office:value-type="float" office:value="61"/>
          </table:table-row>
          <table:table-row>
            <table:table-cell office:value-type="string">
              <text:p>NA</text:p>
            </table:table-cell>
            <table:table-cell office:value-type="float" office:value="12"/>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56.1681102362205pt" svg:width="453.3263779527559pt" chart:style-name="Crt0">
        <chart:legend chart:legend-position="end" chart:legend-align="center" chart:style-name="Lgnd"/>
        <chart:plot-area svg:x="0.0pt" svg:y="0.0pt" svg:width="262.2838582677165pt" svg:height="265.9170866141732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68.1336220472441pt" svg:y="195.5520472440945pt" chart:style-name="DL000"/>
            </chart:data-point>
            <chart:data-point chart:style-name="G0S0P1">
              <chart:data-label svg:x="127.1153543307087pt" svg:y="233.0637007874016pt" chart:style-name="DL001"/>
            </chart:data-point>
            <chart:data-point chart:style-name="G0S0P2">
              <chart:data-label svg:x="112.0765354330709pt" svg:y="148.6757480314961pt" chart:style-name="DL002"/>
            </chart:data-point>
            <chart:data-point chart:style-name="G0S0P3">
              <chart:data-label svg:x="79.24094488188976pt" svg:y="77.3296062992126pt" chart:style-name="DL003"/>
            </chart:data-point>
            <chart:data-point chart:style-name="G0S0P4">
              <chart:data-label svg:x="93.75165354330708pt" svg:y="56.50653543307086pt" chart:style-name="DL004"/>
            </chart:data-point>
            <chart:data-point chart:style-name="G0S0P5">
              <chart:data-label svg:x="109.762125984252pt" svg:y="33.54653543307086pt" chart:style-name="DL005"/>
            </chart:data-point>
            <chart:data-point chart:style-name="G0S0P6">
              <chart:data-label svg:x="128.4181102362205pt" svg:y="12.0102362204724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49"/>
          </table:table-row>
          <table:table-row>
            <table:table-cell office:value-type="string">
              <text:p>EU</text:p>
            </table:table-cell>
            <table:table-cell office:value-type="float" office:value="22"/>
          </table:table-row>
          <table:table-row>
            <table:table-cell office:value-type="string">
              <text:p>NA</text:p>
            </table:table-cell>
            <table:table-cell office:value-type="float" office:value="13"/>
          </table:table-row>
          <table:table-row>
            <table:table-cell office:value-type="string">
              <text:p>RU</text:p>
            </table:table-cell>
            <table:table-cell office:value-type="float" office:value="2"/>
          </table:table-row>
          <table:table-row>
            <table:table-cell office:value-type="string">
              <text:p>IN</text:p>
            </table:table-cell>
            <table:table-cell office:value-type="float" office:value="2"/>
          </table:table-row>
          <table:table-row>
            <table:table-cell office:value-type="string">
              <text:p>SG</text:p>
            </table:table-cell>
            <table:table-cell office:value-type="float" office:value="2"/>
          </table:table-row>
          <table:table-row>
            <table:table-cell office:value-type="string">
              <text:p>CN</text:p>
            </table:table-cell>
            <table:table-cell office:value-type="float" office:value="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90.3753543307086pt" svg:width="558.7502362204724pt" chart:style-name="Crt0">
        <chart:legend chart:legend-position="end" chart:legend-align="center"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301.1135433070866pt" svg:y="210.750157480315pt" chart:style-name="DL000"/>
            </chart:data-point>
            <chart:data-point chart:style-name="G0S0P1">
              <chart:data-label svg:x="188.8055905511811pt" svg:y="280.7849606299212pt" chart:style-name="DL001"/>
            </chart:data-point>
            <chart:data-point chart:style-name="G0S0P2">
              <chart:data-label svg:x="149.4649606299213pt" svg:y="192.9651968503937pt" chart:style-name="DL002"/>
            </chart:data-point>
            <chart:data-point chart:style-name="G0S0P3">
              <chart:data-label svg:x="182.8751181102362pt" svg:y="121.0000787401575pt" chart:style-name="DL003"/>
            </chart:data-point>
            <chart:data-point chart:style-name="G0S0P4">
              <chart:data-label svg:x="160.7051968503937pt" svg:y="60.03669291338582pt" chart:style-name="DL004"/>
            </chart:data-point>
            <chart:data-point chart:style-name="G0S0P5">
              <chart:data-label svg:x="169.954094488189pt" svg:y="37.0232283464567pt" chart:style-name="DL005"/>
            </chart:data-point>
            <chart:data-point chart:style-name="G0S0P6">
              <chart:data-label svg:x="254.2811023622047pt" svg:y="46.88433070866142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9"/>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SG</text:p>
            </table:table-cell>
            <table:table-cell office:value-type="float" office:value="3"/>
          </table:table-row>
          <table:table-row>
            <table:table-cell office:value-type="string">
              <text:p>RU</text:p>
            </table:table-cell>
            <table:table-cell office:value-type="float" office:value="3"/>
          </table:table-row>
          <table:table-row>
            <table:table-cell office:value-type="string">
              <text:p>IN</text:p>
            </table:table-cell>
            <table:table-cell office:value-type="float" office:value="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4.87511811023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0.12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8.720157480315pt" svg:y="141.0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4"/>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2"/>
            <table:table-cell office:value-type="float" office:value="2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